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1mm"/>
    </style:style>
    <style:style style:name="co2" style:family="table-column">
      <style:table-column-properties fo:break-before="auto" style:column-width="21.96mm"/>
    </style:style>
    <style:style style:name="co3" style:family="table-column">
      <style:table-column-properties fo:break-before="auto" style:column-width="66mm"/>
    </style:style>
    <style:style style:name="co4" style:family="table-column">
      <style:table-column-properties fo:break-before="auto" style:column-width="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Nomes_20_de_20_arquivo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0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13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 style:text-align-source="fix" style:repeat-content="false" fo:wrap-option="no-wrap" style:vertical-align="middle"/>
      <style:paragraph-properties fo:text-align="center" fo:margin-left="0mm"/>
    </style:style>
    <style:style style:name="ce18" style:family="table-cell" style:parent-style-name="Default" style:data-style-name="N113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text-length-is-between(1,30)" table:allow-empty-cell="true" table:base-cell-address="Main.A2">
          <table:error-message table:message-type="stop" table:title="Validação" table:display="true">
            <text:p>São apenas permitidos nomes que tem de 1 a 30 letras.</text:p>
          </table:error-message>
        </table:content-validation>
        <table:content-validation table:name="val2" table:base-cell-address="Main.D1">
          <table:error-message table:message-type="stop" table:display="true"/>
        </table:content-validation>
        <table:content-validation table:name="val3" table:condition="of:cell-content-is-decimal-number() and cell-content()!=-10000000000.1235" table:allow-empty-cell="true" table:base-cell-address="Main.B4">
          <table:error-message table:message-type="warning" table:title="Validação" table:display="true">
            <text:p>São permitidos apenas valores reais nessas células!</text:p>
            <text:p/>
            <text:p>Esta mensagem também aparece se há o número '-10000000000,1235' na tabela, neste caso tudo bem.</text:p>
          </table:error-message>
        </table:content-validation>
        <table:content-validation table:name="val4" table:base-cell-address="Compare.B3">
          <table:error-message table:message-type="information" table:display="true"/>
        </table:content-validation>
      </table:content-validations>
      <table:table table:name="Nomes de arquivo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visibility="collapse" table:number-columns-repeated="1023" table:default-cell-style-name="ce1"/>
        <table:table-row table:style-name="ro1">
          <table:table-cell office:value-type="string" calcext:value-type="string">
            <text:p>Nomes dos arquivos: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01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02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03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04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05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06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07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08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09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10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11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12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13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14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15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16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17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18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19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20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21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22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23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24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25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26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27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28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29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30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31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32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33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34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35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36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37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38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39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a_40_n2000_m2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apacidade máxima é de 40 instâncias</text:p>
          </table:table-cell>
          <table:table-cell table:number-columns-repeated="1023"/>
        </table:table-row>
        <table:table-row table:style-name="ro1" table:visibility="collapse" table:number-rows-repeated="104853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in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3" table:default-cell-style-name="ce9"/>
        <table:table-column table:style-name="co4" table:number-columns-repeated="20" table:default-cell-style-name="ce9"/>
        <table:table-column table:style-name="co4" table:visibility="collapse" table:number-columns-repeated="971" table:default-cell-style-name="ce9"/>
        <table:table-column table:style-name="co4" table:visibility="collapse" table:number-columns-repeated="32" table:default-cell-style-name="ce12"/>
        <table:table-row table:style-name="ro2">
          <table:table-cell table:style-name="ce5" office:value-type="string" calcext:value-type="string" table:number-columns-spanned="1" table:number-rows-spanned="3">
            <text:p>Instancias</text:p>
          </table:table-cell>
          <table:table-cell table:style-name="ce5" office:value-type="string" calcext:value-type="string" table:number-columns-spanned="20" table:number-rows-spanned="1">
            <text:p>Soluções</text:p>
          </table:table-cell>
          <table:covered-table-cell table:number-columns-repeated="3" table:style-name="ce6"/>
          <table:covered-table-cell table:number-columns-repeated="16"/>
          <table:table-cell table:number-columns-repeated="1003"/>
        </table:table-row>
        <table:table-row table:style-name="ro2">
          <table:covered-table-cell table:style-name="ce6"/>
          <table:table-cell table:style-name="ce5" office:value-type="string" calcext:value-type="string" table:number-columns-spanned="2" table:number-rows-spanned="1">
            <text:p>Execução 1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2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3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4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5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6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7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8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9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10</text:p>
          </table:table-cell>
          <table:covered-table-cell table:style-name="ce6"/>
          <table:table-cell table:number-columns-repeated="1003"/>
        </table:table-row>
        <table:table-row table:style-name="ro2">
          <table:covered-table-cell table:style-name="ce6"/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number-columns-repeated="1003"/>
        </table:table-row>
        <table:table-row table:style-name="ro2">
          <table:table-cell table:style-name="ce8" table:formula="of:=[$'Nomes de arquivos'.A2]" office:value-type="string" office:string-value="MDG-a_01_n0500_m050" calcext:value-type="string">
            <text:p>MDG-a_01_n0500_m050</text:p>
          </table:table-cell>
          <table:table-cell table:style-name="ce11" table:content-validation-name="val3" office:value-type="float" office:value="4567.45" calcext:value-type="float">
            <text:p>4567,45</text:p>
          </table:table-cell>
          <table:table-cell table:style-name="ce11" table:content-validation-name="val3" office:value-type="float" office:value="1.09177" calcext:value-type="float">
            <text:p>1,09177</text:p>
          </table:table-cell>
          <table:table-cell table:style-name="ce11" table:content-validation-name="val3" office:value-type="float" office:value="4564.24" calcext:value-type="float">
            <text:p>4564,24</text:p>
          </table:table-cell>
          <table:table-cell table:style-name="ce11" table:content-validation-name="val3" office:value-type="float" office:value="1.03449" calcext:value-type="float">
            <text:p>1,03449</text:p>
          </table:table-cell>
          <table:table-cell table:style-name="ce11" table:content-validation-name="val3" office:value-type="float" office:value="4566.95" calcext:value-type="float">
            <text:p>4566,95</text:p>
          </table:table-cell>
          <table:table-cell table:style-name="ce11" table:content-validation-name="val3" office:value-type="float" office:value="1.13185" calcext:value-type="float">
            <text:p>1,13185</text:p>
          </table:table-cell>
          <table:table-cell table:style-name="ce11" table:content-validation-name="val3" office:value-type="float" office:value="4566.61" calcext:value-type="float">
            <text:p>4566,61</text:p>
          </table:table-cell>
          <table:table-cell table:style-name="ce11" table:content-validation-name="val3" office:value-type="float" office:value="0.989752" calcext:value-type="float">
            <text:p>0,989752</text:p>
          </table:table-cell>
          <table:table-cell table:style-name="ce11" table:content-validation-name="val3" office:value-type="float" office:value="4567.27" calcext:value-type="float">
            <text:p>4567,27</text:p>
          </table:table-cell>
          <table:table-cell table:style-name="ce11" table:content-validation-name="val3" office:value-type="float" office:value="1.15766" calcext:value-type="float">
            <text:p>1,15766</text:p>
          </table:table-cell>
          <table:table-cell table:style-name="ce11" table:content-validation-name="val3" office:value-type="float" office:value="4570.64" calcext:value-type="float">
            <text:p>4570,64</text:p>
          </table:table-cell>
          <table:table-cell table:style-name="ce11" table:content-validation-name="val3" office:value-type="float" office:value="1.46986" calcext:value-type="float">
            <text:p>1,46986</text:p>
          </table:table-cell>
          <table:table-cell table:style-name="ce11" table:content-validation-name="val3" office:value-type="float" office:value="4556.39" calcext:value-type="float">
            <text:p>4556,39</text:p>
          </table:table-cell>
          <table:table-cell table:style-name="ce11" table:content-validation-name="val3" office:value-type="float" office:value="0.989599" calcext:value-type="float">
            <text:p>0,989599</text:p>
          </table:table-cell>
          <table:table-cell table:style-name="ce11" table:content-validation-name="val3" office:value-type="float" office:value="4579.04" calcext:value-type="float">
            <text:p>4579,04</text:p>
          </table:table-cell>
          <table:table-cell table:style-name="ce11" table:content-validation-name="val3" office:value-type="float" office:value="1.06763" calcext:value-type="float">
            <text:p>1,06763</text:p>
          </table:table-cell>
          <table:table-cell table:style-name="ce11" table:content-validation-name="val3" office:value-type="float" office:value="4567.27" calcext:value-type="float">
            <text:p>4567,27</text:p>
          </table:table-cell>
          <table:table-cell table:style-name="ce11" table:content-validation-name="val3" office:value-type="float" office:value="1.2815" calcext:value-type="float">
            <text:p>1,2815</text:p>
          </table:table-cell>
          <table:table-cell table:style-name="ce11" table:content-validation-name="val3" office:value-type="float" office:value="4567.27" calcext:value-type="float">
            <text:p>4567,27</text:p>
          </table:table-cell>
          <table:table-cell table:style-name="ce11" table:content-validation-name="val3" office:value-type="float" office:value="0.92254" calcext:value-type="float">
            <text:p>0,92254</text:p>
          </table:table-cell>
          <table:table-cell table:number-columns-repeated="1003"/>
        </table:table-row>
        <table:table-row table:style-name="ro2">
          <table:table-cell table:style-name="ce8" table:formula="of:=[$'Nomes de arquivos'.A3]" office:value-type="string" office:string-value="MDG-a_02_n0500_m050" calcext:value-type="string">
            <text:p>MDG-a_02_n0500_m050</text:p>
          </table:table-cell>
          <table:table-cell table:style-name="ce11" table:content-validation-name="val3" office:value-type="float" office:value="4573.47" calcext:value-type="float">
            <text:p>4573,47</text:p>
          </table:table-cell>
          <table:table-cell table:style-name="ce11" table:content-validation-name="val3" office:value-type="float" office:value="1.2154" calcext:value-type="float">
            <text:p>1,2154</text:p>
          </table:table-cell>
          <table:table-cell table:style-name="ce11" table:content-validation-name="val3" office:value-type="float" office:value="4573.47" calcext:value-type="float">
            <text:p>4573,47</text:p>
          </table:table-cell>
          <table:table-cell table:style-name="ce11" table:content-validation-name="val3" office:value-type="float" office:value="1.06969" calcext:value-type="float">
            <text:p>1,06969</text:p>
          </table:table-cell>
          <table:table-cell table:style-name="ce11" table:content-validation-name="val3" office:value-type="float" office:value="4569.27" calcext:value-type="float">
            <text:p>4569,27</text:p>
          </table:table-cell>
          <table:table-cell table:style-name="ce11" table:content-validation-name="val3" office:value-type="float" office:value="0.978312" calcext:value-type="float">
            <text:p>0,978312</text:p>
          </table:table-cell>
          <table:table-cell table:style-name="ce11" table:content-validation-name="val3" office:value-type="float" office:value="4567.37" calcext:value-type="float">
            <text:p>4567,37</text:p>
          </table:table-cell>
          <table:table-cell table:style-name="ce11" table:content-validation-name="val3" office:value-type="float" office:value="1.13391" calcext:value-type="float">
            <text:p>1,13391</text:p>
          </table:table-cell>
          <table:table-cell table:style-name="ce11" table:content-validation-name="val3" office:value-type="float" office:value="4569.27" calcext:value-type="float">
            <text:p>4569,27</text:p>
          </table:table-cell>
          <table:table-cell table:style-name="ce11" table:content-validation-name="val3" office:value-type="float" office:value="1.28618" calcext:value-type="float">
            <text:p>1,28618</text:p>
          </table:table-cell>
          <table:table-cell table:style-name="ce11" table:content-validation-name="val3" office:value-type="float" office:value="4573.9" calcext:value-type="float">
            <text:p>4573,9</text:p>
          </table:table-cell>
          <table:table-cell table:style-name="ce11" table:content-validation-name="val3" office:value-type="float" office:value="1.49175" calcext:value-type="float">
            <text:p>1,49175</text:p>
          </table:table-cell>
          <table:table-cell table:style-name="ce11" table:content-validation-name="val3" office:value-type="float" office:value="4567.37" calcext:value-type="float">
            <text:p>4567,37</text:p>
          </table:table-cell>
          <table:table-cell table:style-name="ce11" table:content-validation-name="val3" office:value-type="float" office:value="1.122" calcext:value-type="float">
            <text:p>1,122</text:p>
          </table:table-cell>
          <table:table-cell table:style-name="ce11" table:content-validation-name="val3" office:value-type="float" office:value="4567.37" calcext:value-type="float">
            <text:p>4567,37</text:p>
          </table:table-cell>
          <table:table-cell table:style-name="ce11" table:content-validation-name="val3" office:value-type="float" office:value="1.57049" calcext:value-type="float">
            <text:p>1,57049</text:p>
          </table:table-cell>
          <table:table-cell table:style-name="ce11" table:content-validation-name="val3" office:value-type="float" office:value="4569.27" calcext:value-type="float">
            <text:p>4569,27</text:p>
          </table:table-cell>
          <table:table-cell table:style-name="ce11" table:content-validation-name="val3" office:value-type="float" office:value="0.927876" calcext:value-type="float">
            <text:p>0,927876</text:p>
          </table:table-cell>
          <table:table-cell table:style-name="ce11" table:content-validation-name="val3" office:value-type="float" office:value="4567.37" calcext:value-type="float">
            <text:p>4567,37</text:p>
          </table:table-cell>
          <table:table-cell table:style-name="ce11" table:content-validation-name="val3" office:value-type="float" office:value="1.0031" calcext:value-type="float">
            <text:p>1,0031</text:p>
          </table:table-cell>
          <table:table-cell table:number-columns-repeated="1003"/>
        </table:table-row>
        <table:table-row table:style-name="ro2">
          <table:table-cell table:style-name="ce8" table:formula="of:=[$'Nomes de arquivos'.A4]" office:value-type="string" office:string-value="MDG-a_03_n0500_m050" calcext:value-type="string">
            <text:p>MDG-a_03_n0500_m050</text:p>
          </table:table-cell>
          <table:table-cell table:style-name="ce11" table:content-validation-name="val3" office:value-type="float" office:value="4540.88" calcext:value-type="float">
            <text:p>4540,88</text:p>
          </table:table-cell>
          <table:table-cell table:style-name="ce11" table:content-validation-name="val3" office:value-type="float" office:value="0.954989" calcext:value-type="float">
            <text:p>0,954989</text:p>
          </table:table-cell>
          <table:table-cell table:style-name="ce11" table:content-validation-name="val3" office:value-type="float" office:value="4553.7" calcext:value-type="float">
            <text:p>4553,7</text:p>
          </table:table-cell>
          <table:table-cell table:style-name="ce11" table:content-validation-name="val3" office:value-type="float" office:value="1.12103" calcext:value-type="float">
            <text:p>1,12103</text:p>
          </table:table-cell>
          <table:table-cell table:style-name="ce11" table:content-validation-name="val3" office:value-type="float" office:value="4557.79" calcext:value-type="float">
            <text:p>4557,79</text:p>
          </table:table-cell>
          <table:table-cell table:style-name="ce11" table:content-validation-name="val3" office:value-type="float" office:value="1.18685" calcext:value-type="float">
            <text:p>1,18685</text:p>
          </table:table-cell>
          <table:table-cell table:style-name="ce11" table:content-validation-name="val3" office:value-type="float" office:value="4554.96" calcext:value-type="float">
            <text:p>4554,96</text:p>
          </table:table-cell>
          <table:table-cell table:style-name="ce11" table:content-validation-name="val3" office:value-type="float" office:value="1.36416" calcext:value-type="float">
            <text:p>1,36416</text:p>
          </table:table-cell>
          <table:table-cell table:style-name="ce11" table:content-validation-name="val3" office:value-type="float" office:value="4578.47" calcext:value-type="float">
            <text:p>4578,47</text:p>
          </table:table-cell>
          <table:table-cell table:style-name="ce11" table:content-validation-name="val3" office:value-type="float" office:value="1.12886" calcext:value-type="float">
            <text:p>1,12886</text:p>
          </table:table-cell>
          <table:table-cell table:style-name="ce11" table:content-validation-name="val3" office:value-type="float" office:value="4583.49" calcext:value-type="float">
            <text:p>4583,49</text:p>
          </table:table-cell>
          <table:table-cell table:style-name="ce11" table:content-validation-name="val3" office:value-type="float" office:value="1.24831" calcext:value-type="float">
            <text:p>1,24831</text:p>
          </table:table-cell>
          <table:table-cell table:style-name="ce11" table:content-validation-name="val3" office:value-type="float" office:value="4566.72" calcext:value-type="float">
            <text:p>4566,72</text:p>
          </table:table-cell>
          <table:table-cell table:style-name="ce11" table:content-validation-name="val3" office:value-type="float" office:value="1.32844" calcext:value-type="float">
            <text:p>1,32844</text:p>
          </table:table-cell>
          <table:table-cell table:style-name="ce11" table:content-validation-name="val3" office:value-type="float" office:value="4556.67" calcext:value-type="float">
            <text:p>4556,67</text:p>
          </table:table-cell>
          <table:table-cell table:style-name="ce11" table:content-validation-name="val3" office:value-type="float" office:value="0.896226" calcext:value-type="float">
            <text:p>0,896226</text:p>
          </table:table-cell>
          <table:table-cell table:style-name="ce11" table:content-validation-name="val3" office:value-type="float" office:value="4546.06" calcext:value-type="float">
            <text:p>4546,06</text:p>
          </table:table-cell>
          <table:table-cell table:style-name="ce11" table:content-validation-name="val3" office:value-type="float" office:value="1.05583" calcext:value-type="float">
            <text:p>1,05583</text:p>
          </table:table-cell>
          <table:table-cell table:style-name="ce11" table:content-validation-name="val3" office:value-type="float" office:value="4560.72" calcext:value-type="float">
            <text:p>4560,72</text:p>
          </table:table-cell>
          <table:table-cell table:style-name="ce11" table:content-validation-name="val3" office:value-type="float" office:value="1.36065" calcext:value-type="float">
            <text:p>1,36065</text:p>
          </table:table-cell>
          <table:table-cell table:number-columns-repeated="1003"/>
        </table:table-row>
        <table:table-row table:style-name="ro2">
          <table:table-cell table:style-name="ce8" table:formula="of:=[$'Nomes de arquivos'.A5]" office:value-type="string" office:string-value="MDG-a_04_n0500_m050" calcext:value-type="string">
            <text:p>MDG-a_04_n0500_m050</text:p>
          </table:table-cell>
          <table:table-cell table:style-name="ce11" table:content-validation-name="val3" office:value-type="float" office:value="4616.84" calcext:value-type="float">
            <text:p>4616,84</text:p>
          </table:table-cell>
          <table:table-cell table:style-name="ce11" table:content-validation-name="val3" office:value-type="float" office:value="0.857967" calcext:value-type="float">
            <text:p>0,857967</text:p>
          </table:table-cell>
          <table:table-cell table:style-name="ce11" table:content-validation-name="val3" office:value-type="float" office:value="4586.22" calcext:value-type="float">
            <text:p>4586,22</text:p>
          </table:table-cell>
          <table:table-cell table:style-name="ce11" table:content-validation-name="val3" office:value-type="float" office:value="1.36161" calcext:value-type="float">
            <text:p>1,36161</text:p>
          </table:table-cell>
          <table:table-cell table:style-name="ce11" table:content-validation-name="val3" office:value-type="float" office:value="4596.06" calcext:value-type="float">
            <text:p>4596,06</text:p>
          </table:table-cell>
          <table:table-cell table:style-name="ce11" table:content-validation-name="val3" office:value-type="float" office:value="1.25121" calcext:value-type="float">
            <text:p>1,25121</text:p>
          </table:table-cell>
          <table:table-cell table:style-name="ce11" table:content-validation-name="val3" office:value-type="float" office:value="4597.2" calcext:value-type="float">
            <text:p>4597,2</text:p>
          </table:table-cell>
          <table:table-cell table:style-name="ce11" table:content-validation-name="val3" office:value-type="float" office:value="1.18831" calcext:value-type="float">
            <text:p>1,18831</text:p>
          </table:table-cell>
          <table:table-cell table:style-name="ce11" table:content-validation-name="val3" office:value-type="float" office:value="4575.16" calcext:value-type="float">
            <text:p>4575,16</text:p>
          </table:table-cell>
          <table:table-cell table:style-name="ce11" table:content-validation-name="val3" office:value-type="float" office:value="1.40825" calcext:value-type="float">
            <text:p>1,40825</text:p>
          </table:table-cell>
          <table:table-cell table:style-name="ce11" table:content-validation-name="val3" office:value-type="float" office:value="4576.3" calcext:value-type="float">
            <text:p>4576,3</text:p>
          </table:table-cell>
          <table:table-cell table:style-name="ce11" table:content-validation-name="val3" office:value-type="float" office:value="1.36026" calcext:value-type="float">
            <text:p>1,36026</text:p>
          </table:table-cell>
          <table:table-cell table:style-name="ce11" table:content-validation-name="val3" office:value-type="float" office:value="4612.48" calcext:value-type="float">
            <text:p>4612,48</text:p>
          </table:table-cell>
          <table:table-cell table:style-name="ce11" table:content-validation-name="val3" office:value-type="float" office:value="1.26947" calcext:value-type="float">
            <text:p>1,26947</text:p>
          </table:table-cell>
          <table:table-cell table:style-name="ce11" table:content-validation-name="val3" office:value-type="float" office:value="4601.38" calcext:value-type="float">
            <text:p>4601,38</text:p>
          </table:table-cell>
          <table:table-cell table:style-name="ce11" table:content-validation-name="val3" office:value-type="float" office:value="1.13549" calcext:value-type="float">
            <text:p>1,13549</text:p>
          </table:table-cell>
          <table:table-cell table:style-name="ce11" table:content-validation-name="val3" office:value-type="float" office:value="4630.49" calcext:value-type="float">
            <text:p>4630,49</text:p>
          </table:table-cell>
          <table:table-cell table:style-name="ce11" table:content-validation-name="val3" office:value-type="float" office:value="0.803147" calcext:value-type="float">
            <text:p>0,803147</text:p>
          </table:table-cell>
          <table:table-cell table:style-name="ce11" table:content-validation-name="val3" office:value-type="float" office:value="4609.32" calcext:value-type="float">
            <text:p>4609,32</text:p>
          </table:table-cell>
          <table:table-cell table:style-name="ce11" table:content-validation-name="val3" office:value-type="float" office:value="0.803119" calcext:value-type="float">
            <text:p>0,803119</text:p>
          </table:table-cell>
          <table:table-cell table:number-columns-repeated="1003"/>
        </table:table-row>
        <table:table-row table:style-name="ro2">
          <table:table-cell table:style-name="ce8" table:formula="of:=[$'Nomes de arquivos'.A6]" office:value-type="string" office:string-value="MDG-a_05_n0500_m050" calcext:value-type="string">
            <text:p>MDG-a_05_n0500_m050</text:p>
          </table:table-cell>
          <table:table-cell table:style-name="ce11" table:content-validation-name="val3" office:value-type="float" office:value="4503.23" calcext:value-type="float">
            <text:p>4503,23</text:p>
          </table:table-cell>
          <table:table-cell table:style-name="ce11" table:content-validation-name="val3" office:value-type="float" office:value="1.44506" calcext:value-type="float">
            <text:p>1,44506</text:p>
          </table:table-cell>
          <table:table-cell table:style-name="ce11" table:content-validation-name="val3" office:value-type="float" office:value="4539.62" calcext:value-type="float">
            <text:p>4539,62</text:p>
          </table:table-cell>
          <table:table-cell table:style-name="ce11" table:content-validation-name="val3" office:value-type="float" office:value="1.29229" calcext:value-type="float">
            <text:p>1,29229</text:p>
          </table:table-cell>
          <table:table-cell table:style-name="ce11" table:content-validation-name="val3" office:value-type="float" office:value="4497.55" calcext:value-type="float">
            <text:p>4497,55</text:p>
          </table:table-cell>
          <table:table-cell table:style-name="ce11" table:content-validation-name="val3" office:value-type="float" office:value="1.21903" calcext:value-type="float">
            <text:p>1,21903</text:p>
          </table:table-cell>
          <table:table-cell table:style-name="ce11" table:content-validation-name="val3" office:value-type="float" office:value="4533.59" calcext:value-type="float">
            <text:p>4533,59</text:p>
          </table:table-cell>
          <table:table-cell table:style-name="ce11" table:content-validation-name="val3" office:value-type="float" office:value="1.58671" calcext:value-type="float">
            <text:p>1,58671</text:p>
          </table:table-cell>
          <table:table-cell table:style-name="ce11" table:content-validation-name="val3" office:value-type="float" office:value="4535.82" calcext:value-type="float">
            <text:p>4535,82</text:p>
          </table:table-cell>
          <table:table-cell table:style-name="ce11" table:content-validation-name="val3" office:value-type="float" office:value="0.961384" calcext:value-type="float">
            <text:p>0,961384</text:p>
          </table:table-cell>
          <table:table-cell table:style-name="ce11" table:content-validation-name="val3" office:value-type="float" office:value="4546.48" calcext:value-type="float">
            <text:p>4546,48</text:p>
          </table:table-cell>
          <table:table-cell table:style-name="ce11" table:content-validation-name="val3" office:value-type="float" office:value="1.43782" calcext:value-type="float">
            <text:p>1,43782</text:p>
          </table:table-cell>
          <table:table-cell table:style-name="ce11" table:content-validation-name="val3" office:value-type="float" office:value="4516.4" calcext:value-type="float">
            <text:p>4516,4</text:p>
          </table:table-cell>
          <table:table-cell table:style-name="ce11" table:content-validation-name="val3" office:value-type="float" office:value="1.53342" calcext:value-type="float">
            <text:p>1,53342</text:p>
          </table:table-cell>
          <table:table-cell table:style-name="ce11" table:content-validation-name="val3" office:value-type="float" office:value="4520.17" calcext:value-type="float">
            <text:p>4520,17</text:p>
          </table:table-cell>
          <table:table-cell table:style-name="ce11" table:content-validation-name="val3" office:value-type="float" office:value="1.37815" calcext:value-type="float">
            <text:p>1,37815</text:p>
          </table:table-cell>
          <table:table-cell table:style-name="ce11" table:content-validation-name="val3" office:value-type="float" office:value="4542.43" calcext:value-type="float">
            <text:p>4542,43</text:p>
          </table:table-cell>
          <table:table-cell table:style-name="ce11" table:content-validation-name="val3" office:value-type="float" office:value="1.16172" calcext:value-type="float">
            <text:p>1,16172</text:p>
          </table:table-cell>
          <table:table-cell table:style-name="ce11" table:content-validation-name="val3" office:value-type="float" office:value="4499.59" calcext:value-type="float">
            <text:p>4499,59</text:p>
          </table:table-cell>
          <table:table-cell table:style-name="ce11" table:content-validation-name="val3" office:value-type="float" office:value="1.0983" calcext:value-type="float">
            <text:p>1,0983</text:p>
          </table:table-cell>
          <table:table-cell table:number-columns-repeated="1003"/>
        </table:table-row>
        <table:table-row table:style-name="ro2">
          <table:table-cell table:style-name="ce8" table:formula="of:=[$'Nomes de arquivos'.A7]" office:value-type="string" office:string-value="MDG-a_06_n0500_m050" calcext:value-type="string">
            <text:p>MDG-a_06_n0500_m050</text:p>
          </table:table-cell>
          <table:table-cell table:style-name="ce11" table:content-validation-name="val3" office:value-type="float" office:value="4564.63" calcext:value-type="float">
            <text:p>4564,63</text:p>
          </table:table-cell>
          <table:table-cell table:style-name="ce11" table:content-validation-name="val3" office:value-type="float" office:value="1.23437" calcext:value-type="float">
            <text:p>1,23437</text:p>
          </table:table-cell>
          <table:table-cell table:style-name="ce11" table:content-validation-name="val3" office:value-type="float" office:value="4579.53" calcext:value-type="float">
            <text:p>4579,53</text:p>
          </table:table-cell>
          <table:table-cell table:style-name="ce11" table:content-validation-name="val3" office:value-type="float" office:value="0.953946" calcext:value-type="float">
            <text:p>0,953946</text:p>
          </table:table-cell>
          <table:table-cell table:style-name="ce11" table:content-validation-name="val3" office:value-type="float" office:value="4579.43" calcext:value-type="float">
            <text:p>4579,43</text:p>
          </table:table-cell>
          <table:table-cell table:style-name="ce11" table:content-validation-name="val3" office:value-type="float" office:value="1.2934" calcext:value-type="float">
            <text:p>1,2934</text:p>
          </table:table-cell>
          <table:table-cell table:style-name="ce11" table:content-validation-name="val3" office:value-type="float" office:value="4562.03" calcext:value-type="float">
            <text:p>4562,03</text:p>
          </table:table-cell>
          <table:table-cell table:style-name="ce11" table:content-validation-name="val3" office:value-type="float" office:value="1.42294" calcext:value-type="float">
            <text:p>1,42294</text:p>
          </table:table-cell>
          <table:table-cell table:style-name="ce11" table:content-validation-name="val3" office:value-type="float" office:value="4573.64" calcext:value-type="float">
            <text:p>4573,64</text:p>
          </table:table-cell>
          <table:table-cell table:style-name="ce11" table:content-validation-name="val3" office:value-type="float" office:value="1.24439" calcext:value-type="float">
            <text:p>1,24439</text:p>
          </table:table-cell>
          <table:table-cell table:style-name="ce11" table:content-validation-name="val3" office:value-type="float" office:value="4568.38" calcext:value-type="float">
            <text:p>4568,38</text:p>
          </table:table-cell>
          <table:table-cell table:style-name="ce11" table:content-validation-name="val3" office:value-type="float" office:value="1.21289" calcext:value-type="float">
            <text:p>1,21289</text:p>
          </table:table-cell>
          <table:table-cell table:style-name="ce11" table:content-validation-name="val3" office:value-type="float" office:value="4570.49" calcext:value-type="float">
            <text:p>4570,49</text:p>
          </table:table-cell>
          <table:table-cell table:style-name="ce11" table:content-validation-name="val3" office:value-type="float" office:value="1.32119" calcext:value-type="float">
            <text:p>1,32119</text:p>
          </table:table-cell>
          <table:table-cell table:style-name="ce11" table:content-validation-name="val3" office:value-type="float" office:value="4576.24" calcext:value-type="float">
            <text:p>4576,24</text:p>
          </table:table-cell>
          <table:table-cell table:style-name="ce11" table:content-validation-name="val3" office:value-type="float" office:value="1.04161" calcext:value-type="float">
            <text:p>1,04161</text:p>
          </table:table-cell>
          <table:table-cell table:style-name="ce11" table:content-validation-name="val3" office:value-type="float" office:value="4571.01" calcext:value-type="float">
            <text:p>4571,01</text:p>
          </table:table-cell>
          <table:table-cell table:style-name="ce11" table:content-validation-name="val3" office:value-type="float" office:value="1.37867" calcext:value-type="float">
            <text:p>1,37867</text:p>
          </table:table-cell>
          <table:table-cell table:style-name="ce11" table:content-validation-name="val3" office:value-type="float" office:value="4579.43" calcext:value-type="float">
            <text:p>4579,43</text:p>
          </table:table-cell>
          <table:table-cell table:style-name="ce11" table:content-validation-name="val3" office:value-type="float" office:value="0.835828" calcext:value-type="float">
            <text:p>0,835828</text:p>
          </table:table-cell>
          <table:table-cell table:number-columns-repeated="1003"/>
        </table:table-row>
        <table:table-row table:style-name="ro2">
          <table:table-cell table:style-name="ce8" table:formula="of:=[$'Nomes de arquivos'.A8]" office:value-type="string" office:string-value="MDG-a_07_n0500_m050" calcext:value-type="string">
            <text:p>MDG-a_07_n0500_m050</text:p>
          </table:table-cell>
          <table:table-cell table:style-name="ce11" table:content-validation-name="val3" office:value-type="float" office:value="4553.04" calcext:value-type="float">
            <text:p>4553,04</text:p>
          </table:table-cell>
          <table:table-cell table:style-name="ce11" table:content-validation-name="val3" office:value-type="float" office:value="1.27111" calcext:value-type="float">
            <text:p>1,27111</text:p>
          </table:table-cell>
          <table:table-cell table:style-name="ce11" table:content-validation-name="val3" office:value-type="float" office:value="4545.14" calcext:value-type="float">
            <text:p>4545,14</text:p>
          </table:table-cell>
          <table:table-cell table:style-name="ce11" table:content-validation-name="val3" office:value-type="float" office:value="1.0603" calcext:value-type="float">
            <text:p>1,0603</text:p>
          </table:table-cell>
          <table:table-cell table:style-name="ce11" table:content-validation-name="val3" office:value-type="float" office:value="4560.01" calcext:value-type="float">
            <text:p>4560,01</text:p>
          </table:table-cell>
          <table:table-cell table:style-name="ce11" table:content-validation-name="val3" office:value-type="float" office:value="1.09199" calcext:value-type="float">
            <text:p>1,09199</text:p>
          </table:table-cell>
          <table:table-cell table:style-name="ce11" table:content-validation-name="val3" office:value-type="float" office:value="4570.64" calcext:value-type="float">
            <text:p>4570,64</text:p>
          </table:table-cell>
          <table:table-cell table:style-name="ce11" table:content-validation-name="val3" office:value-type="float" office:value="0.955622" calcext:value-type="float">
            <text:p>0,955622</text:p>
          </table:table-cell>
          <table:table-cell table:style-name="ce11" table:content-validation-name="val3" office:value-type="float" office:value="4562.79" calcext:value-type="float">
            <text:p>4562,79</text:p>
          </table:table-cell>
          <table:table-cell table:style-name="ce11" table:content-validation-name="val3" office:value-type="float" office:value="1.2671" calcext:value-type="float">
            <text:p>1,2671</text:p>
          </table:table-cell>
          <table:table-cell table:style-name="ce11" table:content-validation-name="val3" office:value-type="float" office:value="4555.67" calcext:value-type="float">
            <text:p>4555,67</text:p>
          </table:table-cell>
          <table:table-cell table:style-name="ce11" table:content-validation-name="val3" office:value-type="float" office:value="1.32378" calcext:value-type="float">
            <text:p>1,32378</text:p>
          </table:table-cell>
          <table:table-cell table:style-name="ce11" table:content-validation-name="val3" office:value-type="float" office:value="4566.24" calcext:value-type="float">
            <text:p>4566,24</text:p>
          </table:table-cell>
          <table:table-cell table:style-name="ce11" table:content-validation-name="val3" office:value-type="float" office:value="1.12309" calcext:value-type="float">
            <text:p>1,12309</text:p>
          </table:table-cell>
          <table:table-cell table:style-name="ce11" table:content-validation-name="val3" office:value-type="float" office:value="4518.65" calcext:value-type="float">
            <text:p>4518,65</text:p>
          </table:table-cell>
          <table:table-cell table:style-name="ce11" table:content-validation-name="val3" office:value-type="float" office:value="1.25531" calcext:value-type="float">
            <text:p>1,25531</text:p>
          </table:table-cell>
          <table:table-cell table:style-name="ce11" table:content-validation-name="val3" office:value-type="float" office:value="4564.16" calcext:value-type="float">
            <text:p>4564,16</text:p>
          </table:table-cell>
          <table:table-cell table:style-name="ce11" table:content-validation-name="val3" office:value-type="float" office:value="1.01336" calcext:value-type="float">
            <text:p>1,01336</text:p>
          </table:table-cell>
          <table:table-cell table:style-name="ce11" table:content-validation-name="val3" office:value-type="float" office:value="4574.77" calcext:value-type="float">
            <text:p>4574,77</text:p>
          </table:table-cell>
          <table:table-cell table:style-name="ce11" table:content-validation-name="val3" office:value-type="float" office:value="1.14241" calcext:value-type="float">
            <text:p>1,14241</text:p>
          </table:table-cell>
          <table:table-cell table:number-columns-repeated="1003"/>
        </table:table-row>
        <table:table-row table:style-name="ro2">
          <table:table-cell table:style-name="ce8" table:formula="of:=[$'Nomes de arquivos'.A9]" office:value-type="string" office:string-value="MDG-a_08_n0500_m050" calcext:value-type="string">
            <text:p>MDG-a_08_n0500_m050</text:p>
          </table:table-cell>
          <table:table-cell table:style-name="ce11" table:content-validation-name="val3" office:value-type="float" office:value="4589.54" calcext:value-type="float">
            <text:p>4589,54</text:p>
          </table:table-cell>
          <table:table-cell table:style-name="ce11" table:content-validation-name="val3" office:value-type="float" office:value="1.32783" calcext:value-type="float">
            <text:p>1,32783</text:p>
          </table:table-cell>
          <table:table-cell table:style-name="ce11" table:content-validation-name="val3" office:value-type="float" office:value="4594.96" calcext:value-type="float">
            <text:p>4594,96</text:p>
          </table:table-cell>
          <table:table-cell table:style-name="ce11" table:content-validation-name="val3" office:value-type="float" office:value="0.942247" calcext:value-type="float">
            <text:p>0,942247</text:p>
          </table:table-cell>
          <table:table-cell table:style-name="ce11" table:content-validation-name="val3" office:value-type="float" office:value="4591.46" calcext:value-type="float">
            <text:p>4591,46</text:p>
          </table:table-cell>
          <table:table-cell table:style-name="ce11" table:content-validation-name="val3" office:value-type="float" office:value="1.2634" calcext:value-type="float">
            <text:p>1,2634</text:p>
          </table:table-cell>
          <table:table-cell table:style-name="ce11" table:content-validation-name="val3" office:value-type="float" office:value="4577.63" calcext:value-type="float">
            <text:p>4577,63</text:p>
          </table:table-cell>
          <table:table-cell table:style-name="ce11" table:content-validation-name="val3" office:value-type="float" office:value="1.19025" calcext:value-type="float">
            <text:p>1,19025</text:p>
          </table:table-cell>
          <table:table-cell table:style-name="ce11" table:content-validation-name="val3" office:value-type="float" office:value="4584.13" calcext:value-type="float">
            <text:p>4584,13</text:p>
          </table:table-cell>
          <table:table-cell table:style-name="ce11" table:content-validation-name="val3" office:value-type="float" office:value="1.21127" calcext:value-type="float">
            <text:p>1,21127</text:p>
          </table:table-cell>
          <table:table-cell table:style-name="ce11" table:content-validation-name="val3" office:value-type="float" office:value="4543.26" calcext:value-type="float">
            <text:p>4543,26</text:p>
          </table:table-cell>
          <table:table-cell table:style-name="ce11" table:content-validation-name="val3" office:value-type="float" office:value="1.2775" calcext:value-type="float">
            <text:p>1,2775</text:p>
          </table:table-cell>
          <table:table-cell table:style-name="ce11" table:content-validation-name="val3" office:value-type="float" office:value="4601.96" calcext:value-type="float">
            <text:p>4601,96</text:p>
          </table:table-cell>
          <table:table-cell table:style-name="ce11" table:content-validation-name="val3" office:value-type="float" office:value="1.24608" calcext:value-type="float">
            <text:p>1,24608</text:p>
          </table:table-cell>
          <table:table-cell table:style-name="ce11" table:content-validation-name="val3" office:value-type="float" office:value="4579.47" calcext:value-type="float">
            <text:p>4579,47</text:p>
          </table:table-cell>
          <table:table-cell table:style-name="ce11" table:content-validation-name="val3" office:value-type="float" office:value="1.03602" calcext:value-type="float">
            <text:p>1,03602</text:p>
          </table:table-cell>
          <table:table-cell table:style-name="ce11" table:content-validation-name="val3" office:value-type="float" office:value="4607.31" calcext:value-type="float">
            <text:p>4607,31</text:p>
          </table:table-cell>
          <table:table-cell table:style-name="ce11" table:content-validation-name="val3" office:value-type="float" office:value="1.1073" calcext:value-type="float">
            <text:p>1,1073</text:p>
          </table:table-cell>
          <table:table-cell table:style-name="ce11" table:content-validation-name="val3" office:value-type="float" office:value="4576.93" calcext:value-type="float">
            <text:p>4576,93</text:p>
          </table:table-cell>
          <table:table-cell table:style-name="ce11" table:content-validation-name="val3" office:value-type="float" office:value="0.978187" calcext:value-type="float">
            <text:p>0,978187</text:p>
          </table:table-cell>
          <table:table-cell table:number-columns-repeated="1003"/>
        </table:table-row>
        <table:table-row table:style-name="ro2">
          <table:table-cell table:style-name="ce8" table:formula="of:=[$'Nomes de arquivos'.A10]" office:value-type="string" office:string-value="MDG-a_09_n0500_m050" calcext:value-type="string">
            <text:p>MDG-a_09_n0500_m050</text:p>
          </table:table-cell>
          <table:table-cell table:style-name="ce11" table:content-validation-name="val3" office:value-type="float" office:value="4606.68" calcext:value-type="float">
            <text:p>4606,68</text:p>
          </table:table-cell>
          <table:table-cell table:style-name="ce11" table:content-validation-name="val3" office:value-type="float" office:value="1.36527" calcext:value-type="float">
            <text:p>1,36527</text:p>
          </table:table-cell>
          <table:table-cell table:style-name="ce11" table:content-validation-name="val3" office:value-type="float" office:value="4577.2" calcext:value-type="float">
            <text:p>4577,2</text:p>
          </table:table-cell>
          <table:table-cell table:style-name="ce11" table:content-validation-name="val3" office:value-type="float" office:value="0.977749" calcext:value-type="float">
            <text:p>0,977749</text:p>
          </table:table-cell>
          <table:table-cell table:style-name="ce11" table:content-validation-name="val3" office:value-type="float" office:value="4549.89" calcext:value-type="float">
            <text:p>4549,89</text:p>
          </table:table-cell>
          <table:table-cell table:style-name="ce11" table:content-validation-name="val3" office:value-type="float" office:value="0.925292" calcext:value-type="float">
            <text:p>0,925292</text:p>
          </table:table-cell>
          <table:table-cell table:style-name="ce11" table:content-validation-name="val3" office:value-type="float" office:value="4548.78" calcext:value-type="float">
            <text:p>4548,78</text:p>
          </table:table-cell>
          <table:table-cell table:style-name="ce11" table:content-validation-name="val3" office:value-type="float" office:value="1.31579" calcext:value-type="float">
            <text:p>1,31579</text:p>
          </table:table-cell>
          <table:table-cell table:style-name="ce11" table:content-validation-name="val3" office:value-type="float" office:value="4563.14" calcext:value-type="float">
            <text:p>4563,14</text:p>
          </table:table-cell>
          <table:table-cell table:style-name="ce11" table:content-validation-name="val3" office:value-type="float" office:value="0.901209" calcext:value-type="float">
            <text:p>0,901209</text:p>
          </table:table-cell>
          <table:table-cell table:style-name="ce11" table:content-validation-name="val3" office:value-type="float" office:value="4563.69" calcext:value-type="float">
            <text:p>4563,69</text:p>
          </table:table-cell>
          <table:table-cell table:style-name="ce11" table:content-validation-name="val3" office:value-type="float" office:value="1.18942" calcext:value-type="float">
            <text:p>1,18942</text:p>
          </table:table-cell>
          <table:table-cell table:style-name="ce11" table:content-validation-name="val3" office:value-type="float" office:value="4609.79" calcext:value-type="float">
            <text:p>4609,79</text:p>
          </table:table-cell>
          <table:table-cell table:style-name="ce11" table:content-validation-name="val3" office:value-type="float" office:value="0.831527" calcext:value-type="float">
            <text:p>0,831527</text:p>
          </table:table-cell>
          <table:table-cell table:style-name="ce11" table:content-validation-name="val3" office:value-type="float" office:value="4542.87" calcext:value-type="float">
            <text:p>4542,87</text:p>
          </table:table-cell>
          <table:table-cell table:style-name="ce11" table:content-validation-name="val3" office:value-type="float" office:value="1.14897" calcext:value-type="float">
            <text:p>1,14897</text:p>
          </table:table-cell>
          <table:table-cell table:style-name="ce11" table:content-validation-name="val3" office:value-type="float" office:value="4543.02" calcext:value-type="float">
            <text:p>4543,02</text:p>
          </table:table-cell>
          <table:table-cell table:style-name="ce11" table:content-validation-name="val3" office:value-type="float" office:value="1.25484" calcext:value-type="float">
            <text:p>1,25484</text:p>
          </table:table-cell>
          <table:table-cell table:style-name="ce11" table:content-validation-name="val3" office:value-type="float" office:value="4566.72" calcext:value-type="float">
            <text:p>4566,72</text:p>
          </table:table-cell>
          <table:table-cell table:style-name="ce11" table:content-validation-name="val3" office:value-type="float" office:value="1.24854" calcext:value-type="float">
            <text:p>1,24854</text:p>
          </table:table-cell>
          <table:table-cell table:number-columns-repeated="1003"/>
        </table:table-row>
        <table:table-row table:style-name="ro2">
          <table:table-cell table:style-name="ce8" table:formula="of:=[$'Nomes de arquivos'.A11]" office:value-type="string" office:string-value="MDG-a_10_n0500_m050" calcext:value-type="string">
            <text:p>MDG-a_10_n0500_m050</text:p>
          </table:table-cell>
          <table:table-cell table:style-name="ce11" table:content-validation-name="val3" office:value-type="float" office:value="4551.88" calcext:value-type="float">
            <text:p>4551,88</text:p>
          </table:table-cell>
          <table:table-cell table:style-name="ce11" table:content-validation-name="val3" office:value-type="float" office:value="1.34448" calcext:value-type="float">
            <text:p>1,34448</text:p>
          </table:table-cell>
          <table:table-cell table:style-name="ce11" table:content-validation-name="val3" office:value-type="float" office:value="4541.94" calcext:value-type="float">
            <text:p>4541,94</text:p>
          </table:table-cell>
          <table:table-cell table:style-name="ce11" table:content-validation-name="val3" office:value-type="float" office:value="1.40896" calcext:value-type="float">
            <text:p>1,40896</text:p>
          </table:table-cell>
          <table:table-cell table:style-name="ce11" table:content-validation-name="val3" office:value-type="float" office:value="4558.74" calcext:value-type="float">
            <text:p>4558,74</text:p>
          </table:table-cell>
          <table:table-cell table:style-name="ce11" table:content-validation-name="val3" office:value-type="float" office:value="1.26748" calcext:value-type="float">
            <text:p>1,26748</text:p>
          </table:table-cell>
          <table:table-cell table:style-name="ce11" table:content-validation-name="val3" office:value-type="float" office:value="4552.73" calcext:value-type="float">
            <text:p>4552,73</text:p>
          </table:table-cell>
          <table:table-cell table:style-name="ce11" table:content-validation-name="val3" office:value-type="float" office:value="1.20709" calcext:value-type="float">
            <text:p>1,20709</text:p>
          </table:table-cell>
          <table:table-cell table:style-name="ce11" table:content-validation-name="val3" office:value-type="float" office:value="4558.22" calcext:value-type="float">
            <text:p>4558,22</text:p>
          </table:table-cell>
          <table:table-cell table:style-name="ce11" table:content-validation-name="val3" office:value-type="float" office:value="1.51165" calcext:value-type="float">
            <text:p>1,51165</text:p>
          </table:table-cell>
          <table:table-cell table:style-name="ce11" table:content-validation-name="val3" office:value-type="float" office:value="4580.42" calcext:value-type="float">
            <text:p>4580,42</text:p>
          </table:table-cell>
          <table:table-cell table:style-name="ce11" table:content-validation-name="val3" office:value-type="float" office:value="1.31404" calcext:value-type="float">
            <text:p>1,31404</text:p>
          </table:table-cell>
          <table:table-cell table:style-name="ce11" table:content-validation-name="val3" office:value-type="float" office:value="4586.74" calcext:value-type="float">
            <text:p>4586,74</text:p>
          </table:table-cell>
          <table:table-cell table:style-name="ce11" table:content-validation-name="val3" office:value-type="float" office:value="1.07716" calcext:value-type="float">
            <text:p>1,07716</text:p>
          </table:table-cell>
          <table:table-cell table:style-name="ce11" table:content-validation-name="val3" office:value-type="float" office:value="4559.11" calcext:value-type="float">
            <text:p>4559,11</text:p>
          </table:table-cell>
          <table:table-cell table:style-name="ce11" table:content-validation-name="val3" office:value-type="float" office:value="1.15142" calcext:value-type="float">
            <text:p>1,15142</text:p>
          </table:table-cell>
          <table:table-cell table:style-name="ce11" table:content-validation-name="val3" office:value-type="float" office:value="4538.8" calcext:value-type="float">
            <text:p>4538,8</text:p>
          </table:table-cell>
          <table:table-cell table:style-name="ce11" table:content-validation-name="val3" office:value-type="float" office:value="1.36091" calcext:value-type="float">
            <text:p>1,36091</text:p>
          </table:table-cell>
          <table:table-cell table:style-name="ce11" table:content-validation-name="val3" office:value-type="float" office:value="4528.6" calcext:value-type="float">
            <text:p>4528,6</text:p>
          </table:table-cell>
          <table:table-cell table:style-name="ce11" table:content-validation-name="val3" office:value-type="float" office:value="1.26586" calcext:value-type="float">
            <text:p>1,26586</text:p>
          </table:table-cell>
          <table:table-cell table:number-columns-repeated="1003"/>
        </table:table-row>
        <table:table-row table:style-name="ro2">
          <table:table-cell table:style-name="ce8" table:formula="of:=[$'Nomes de arquivos'.A12]" office:value-type="string" office:string-value="MDG-a_11_n0500_m050" calcext:value-type="string">
            <text:p>MDG-a_11_n0500_m050</text:p>
          </table:table-cell>
          <table:table-cell table:style-name="ce11" table:content-validation-name="val3" office:value-type="float" office:value="4515.36" calcext:value-type="float">
            <text:p>4515,36</text:p>
          </table:table-cell>
          <table:table-cell table:style-name="ce11" table:content-validation-name="val3" office:value-type="float" office:value="1.07975" calcext:value-type="float">
            <text:p>1,07975</text:p>
          </table:table-cell>
          <table:table-cell table:style-name="ce11" table:content-validation-name="val3" office:value-type="float" office:value="4547.16" calcext:value-type="float">
            <text:p>4547,16</text:p>
          </table:table-cell>
          <table:table-cell table:style-name="ce11" table:content-validation-name="val3" office:value-type="float" office:value="1.19148" calcext:value-type="float">
            <text:p>1,19148</text:p>
          </table:table-cell>
          <table:table-cell table:style-name="ce11" table:content-validation-name="val3" office:value-type="float" office:value="4547.2" calcext:value-type="float">
            <text:p>4547,2</text:p>
          </table:table-cell>
          <table:table-cell table:style-name="ce11" table:content-validation-name="val3" office:value-type="float" office:value="1.15565" calcext:value-type="float">
            <text:p>1,15565</text:p>
          </table:table-cell>
          <table:table-cell table:style-name="ce11" table:content-validation-name="val3" office:value-type="float" office:value="4528.16" calcext:value-type="float">
            <text:p>4528,16</text:p>
          </table:table-cell>
          <table:table-cell table:style-name="ce11" table:content-validation-name="val3" office:value-type="float" office:value="0.978016" calcext:value-type="float">
            <text:p>0,978016</text:p>
          </table:table-cell>
          <table:table-cell table:style-name="ce11" table:content-validation-name="val3" office:value-type="float" office:value="4543.87" calcext:value-type="float">
            <text:p>4543,87</text:p>
          </table:table-cell>
          <table:table-cell table:style-name="ce11" table:content-validation-name="val3" office:value-type="float" office:value="1.4579" calcext:value-type="float">
            <text:p>1,4579</text:p>
          </table:table-cell>
          <table:table-cell table:style-name="ce11" table:content-validation-name="val3" office:value-type="float" office:value="4548.95" calcext:value-type="float">
            <text:p>4548,95</text:p>
          </table:table-cell>
          <table:table-cell table:style-name="ce11" table:content-validation-name="val3" office:value-type="float" office:value="1.2318" calcext:value-type="float">
            <text:p>1,2318</text:p>
          </table:table-cell>
          <table:table-cell table:style-name="ce11" table:content-validation-name="val3" office:value-type="float" office:value="4544.43" calcext:value-type="float">
            <text:p>4544,43</text:p>
          </table:table-cell>
          <table:table-cell table:style-name="ce11" table:content-validation-name="val3" office:value-type="float" office:value="1.17304" calcext:value-type="float">
            <text:p>1,17304</text:p>
          </table:table-cell>
          <table:table-cell table:style-name="ce11" table:content-validation-name="val3" office:value-type="float" office:value="4529.95" calcext:value-type="float">
            <text:p>4529,95</text:p>
          </table:table-cell>
          <table:table-cell table:style-name="ce11" table:content-validation-name="val3" office:value-type="float" office:value="1.38793" calcext:value-type="float">
            <text:p>1,38793</text:p>
          </table:table-cell>
          <table:table-cell table:style-name="ce11" table:content-validation-name="val3" office:value-type="float" office:value="4545.63" calcext:value-type="float">
            <text:p>4545,63</text:p>
          </table:table-cell>
          <table:table-cell table:style-name="ce11" table:content-validation-name="val3" office:value-type="float" office:value="1.26779" calcext:value-type="float">
            <text:p>1,26779</text:p>
          </table:table-cell>
          <table:table-cell table:style-name="ce11" table:content-validation-name="val3" office:value-type="float" office:value="4523.47" calcext:value-type="float">
            <text:p>4523,47</text:p>
          </table:table-cell>
          <table:table-cell table:style-name="ce11" table:content-validation-name="val3" office:value-type="float" office:value="1.07997" calcext:value-type="float">
            <text:p>1,07997</text:p>
          </table:table-cell>
          <table:table-cell table:number-columns-repeated="1003"/>
        </table:table-row>
        <table:table-row table:style-name="ro2">
          <table:table-cell table:style-name="ce8" table:formula="of:=[$'Nomes de arquivos'.A13]" office:value-type="string" office:string-value="MDG-a_12_n0500_m050" calcext:value-type="string">
            <text:p>MDG-a_12_n0500_m050</text:p>
          </table:table-cell>
          <table:table-cell table:style-name="ce11" table:content-validation-name="val3" office:value-type="float" office:value="4580.77" calcext:value-type="float">
            <text:p>4580,77</text:p>
          </table:table-cell>
          <table:table-cell table:style-name="ce11" table:content-validation-name="val3" office:value-type="float" office:value="1.2071" calcext:value-type="float">
            <text:p>1,2071</text:p>
          </table:table-cell>
          <table:table-cell table:style-name="ce11" table:content-validation-name="val3" office:value-type="float" office:value="4584.56" calcext:value-type="float">
            <text:p>4584,56</text:p>
          </table:table-cell>
          <table:table-cell table:style-name="ce11" table:content-validation-name="val3" office:value-type="float" office:value="1.22611" calcext:value-type="float">
            <text:p>1,22611</text:p>
          </table:table-cell>
          <table:table-cell table:style-name="ce11" table:content-validation-name="val3" office:value-type="float" office:value="4518.99" calcext:value-type="float">
            <text:p>4518,99</text:p>
          </table:table-cell>
          <table:table-cell table:style-name="ce11" table:content-validation-name="val3" office:value-type="float" office:value="1.12459" calcext:value-type="float">
            <text:p>1,12459</text:p>
          </table:table-cell>
          <table:table-cell table:style-name="ce11" table:content-validation-name="val3" office:value-type="float" office:value="4533.54" calcext:value-type="float">
            <text:p>4533,54</text:p>
          </table:table-cell>
          <table:table-cell table:style-name="ce11" table:content-validation-name="val3" office:value-type="float" office:value="0.816651" calcext:value-type="float">
            <text:p>0,816651</text:p>
          </table:table-cell>
          <table:table-cell table:style-name="ce11" table:content-validation-name="val3" office:value-type="float" office:value="4595.97" calcext:value-type="float">
            <text:p>4595,97</text:p>
          </table:table-cell>
          <table:table-cell table:style-name="ce11" table:content-validation-name="val3" office:value-type="float" office:value="0.703993" calcext:value-type="float">
            <text:p>0,703993</text:p>
          </table:table-cell>
          <table:table-cell table:style-name="ce11" table:content-validation-name="val3" office:value-type="float" office:value="4566.16" calcext:value-type="float">
            <text:p>4566,16</text:p>
          </table:table-cell>
          <table:table-cell table:style-name="ce11" table:content-validation-name="val3" office:value-type="float" office:value="1.28708" calcext:value-type="float">
            <text:p>1,28708</text:p>
          </table:table-cell>
          <table:table-cell table:style-name="ce11" table:content-validation-name="val3" office:value-type="float" office:value="4570.8" calcext:value-type="float">
            <text:p>4570,8</text:p>
          </table:table-cell>
          <table:table-cell table:style-name="ce11" table:content-validation-name="val3" office:value-type="float" office:value="1.00748" calcext:value-type="float">
            <text:p>1,00748</text:p>
          </table:table-cell>
          <table:table-cell table:style-name="ce11" table:content-validation-name="val3" office:value-type="float" office:value="4584.56" calcext:value-type="float">
            <text:p>4584,56</text:p>
          </table:table-cell>
          <table:table-cell table:style-name="ce11" table:content-validation-name="val3" office:value-type="float" office:value="0.890447" calcext:value-type="float">
            <text:p>0,890447</text:p>
          </table:table-cell>
          <table:table-cell table:style-name="ce11" table:content-validation-name="val3" office:value-type="float" office:value="4591.94" calcext:value-type="float">
            <text:p>4591,94</text:p>
          </table:table-cell>
          <table:table-cell table:style-name="ce11" table:content-validation-name="val3" office:value-type="float" office:value="0.889205" calcext:value-type="float">
            <text:p>0,889205</text:p>
          </table:table-cell>
          <table:table-cell table:style-name="ce11" table:content-validation-name="val3" office:value-type="float" office:value="4573.45" calcext:value-type="float">
            <text:p>4573,45</text:p>
          </table:table-cell>
          <table:table-cell table:style-name="ce11" table:content-validation-name="val3" office:value-type="float" office:value="1.35492" calcext:value-type="float">
            <text:p>1,35492</text:p>
          </table:table-cell>
          <table:table-cell table:number-columns-repeated="1003"/>
        </table:table-row>
        <table:table-row table:style-name="ro2">
          <table:table-cell table:style-name="ce8" table:formula="of:=[$'Nomes de arquivos'.A14]" office:value-type="string" office:string-value="MDG-a_13_n0500_m050" calcext:value-type="string">
            <text:p>MDG-a_13_n0500_m050</text:p>
          </table:table-cell>
          <table:table-cell table:style-name="ce11" table:content-validation-name="val3" office:value-type="float" office:value="4555.23" calcext:value-type="float">
            <text:p>4555,23</text:p>
          </table:table-cell>
          <table:table-cell table:style-name="ce11" table:content-validation-name="val3" office:value-type="float" office:value="0.937041" calcext:value-type="float">
            <text:p>0,937041</text:p>
          </table:table-cell>
          <table:table-cell table:style-name="ce11" table:content-validation-name="val3" office:value-type="float" office:value="4552.25" calcext:value-type="float">
            <text:p>4552,25</text:p>
          </table:table-cell>
          <table:table-cell table:style-name="ce11" table:content-validation-name="val3" office:value-type="float" office:value="1.03955" calcext:value-type="float">
            <text:p>1,03955</text:p>
          </table:table-cell>
          <table:table-cell table:style-name="ce11" table:content-validation-name="val3" office:value-type="float" office:value="4552.25" calcext:value-type="float">
            <text:p>4552,25</text:p>
          </table:table-cell>
          <table:table-cell table:style-name="ce11" table:content-validation-name="val3" office:value-type="float" office:value="1.37233" calcext:value-type="float">
            <text:p>1,37233</text:p>
          </table:table-cell>
          <table:table-cell table:style-name="ce11" table:content-validation-name="val3" office:value-type="float" office:value="4550.28" calcext:value-type="float">
            <text:p>4550,28</text:p>
          </table:table-cell>
          <table:table-cell table:style-name="ce11" table:content-validation-name="val3" office:value-type="float" office:value="1.20854" calcext:value-type="float">
            <text:p>1,20854</text:p>
          </table:table-cell>
          <table:table-cell table:style-name="ce11" table:content-validation-name="val3" office:value-type="float" office:value="4549.59" calcext:value-type="float">
            <text:p>4549,59</text:p>
          </table:table-cell>
          <table:table-cell table:style-name="ce11" table:content-validation-name="val3" office:value-type="float" office:value="0.899654" calcext:value-type="float">
            <text:p>0,899654</text:p>
          </table:table-cell>
          <table:table-cell table:style-name="ce11" table:content-validation-name="val3" office:value-type="float" office:value="4558.03" calcext:value-type="float">
            <text:p>4558,03</text:p>
          </table:table-cell>
          <table:table-cell table:style-name="ce11" table:content-validation-name="val3" office:value-type="float" office:value="1.24529" calcext:value-type="float">
            <text:p>1,24529</text:p>
          </table:table-cell>
          <table:table-cell table:style-name="ce11" table:content-validation-name="val3" office:value-type="float" office:value="4552.27" calcext:value-type="float">
            <text:p>4552,27</text:p>
          </table:table-cell>
          <table:table-cell table:style-name="ce11" table:content-validation-name="val3" office:value-type="float" office:value="1.24757" calcext:value-type="float">
            <text:p>1,24757</text:p>
          </table:table-cell>
          <table:table-cell table:style-name="ce11" table:content-validation-name="val3" office:value-type="float" office:value="4546.36" calcext:value-type="float">
            <text:p>4546,36</text:p>
          </table:table-cell>
          <table:table-cell table:style-name="ce11" table:content-validation-name="val3" office:value-type="float" office:value="1.07274" calcext:value-type="float">
            <text:p>1,07274</text:p>
          </table:table-cell>
          <table:table-cell table:style-name="ce11" table:content-validation-name="val3" office:value-type="float" office:value="4552.25" calcext:value-type="float">
            <text:p>4552,25</text:p>
          </table:table-cell>
          <table:table-cell table:style-name="ce11" table:content-validation-name="val3" office:value-type="float" office:value="1.10848" calcext:value-type="float">
            <text:p>1,10848</text:p>
          </table:table-cell>
          <table:table-cell table:style-name="ce11" table:content-validation-name="val3" office:value-type="float" office:value="4548.49" calcext:value-type="float">
            <text:p>4548,49</text:p>
          </table:table-cell>
          <table:table-cell table:style-name="ce11" table:content-validation-name="val3" office:value-type="float" office:value="1.36234" calcext:value-type="float">
            <text:p>1,36234</text:p>
          </table:table-cell>
          <table:table-cell table:number-columns-repeated="1003"/>
        </table:table-row>
        <table:table-row table:style-name="ro2">
          <table:table-cell table:style-name="ce8" table:formula="of:=[$'Nomes de arquivos'.A15]" office:value-type="string" office:string-value="MDG-a_14_n0500_m050" calcext:value-type="string">
            <text:p>MDG-a_14_n0500_m050</text:p>
          </table:table-cell>
          <table:table-cell table:style-name="ce11" table:content-validation-name="val3" office:value-type="float" office:value="4575.01" calcext:value-type="float">
            <text:p>4575,01</text:p>
          </table:table-cell>
          <table:table-cell table:style-name="ce11" table:content-validation-name="val3" office:value-type="float" office:value="1.13307" calcext:value-type="float">
            <text:p>1,13307</text:p>
          </table:table-cell>
          <table:table-cell table:style-name="ce11" table:content-validation-name="val3" office:value-type="float" office:value="4577.93" calcext:value-type="float">
            <text:p>4577,93</text:p>
          </table:table-cell>
          <table:table-cell table:style-name="ce11" table:content-validation-name="val3" office:value-type="float" office:value="1.01349" calcext:value-type="float">
            <text:p>1,01349</text:p>
          </table:table-cell>
          <table:table-cell table:style-name="ce11" table:content-validation-name="val3" office:value-type="float" office:value="4572.24" calcext:value-type="float">
            <text:p>4572,24</text:p>
          </table:table-cell>
          <table:table-cell table:style-name="ce11" table:content-validation-name="val3" office:value-type="float" office:value="1.17099" calcext:value-type="float">
            <text:p>1,17099</text:p>
          </table:table-cell>
          <table:table-cell table:style-name="ce11" table:content-validation-name="val3" office:value-type="float" office:value="4557.87" calcext:value-type="float">
            <text:p>4557,87</text:p>
          </table:table-cell>
          <table:table-cell table:style-name="ce11" table:content-validation-name="val3" office:value-type="float" office:value="1.02145" calcext:value-type="float">
            <text:p>1,02145</text:p>
          </table:table-cell>
          <table:table-cell table:style-name="ce11" table:content-validation-name="val3" office:value-type="float" office:value="4557" calcext:value-type="float">
            <text:p>4557</text:p>
          </table:table-cell>
          <table:table-cell table:style-name="ce11" table:content-validation-name="val3" office:value-type="float" office:value="1.11562" calcext:value-type="float">
            <text:p>1,11562</text:p>
          </table:table-cell>
          <table:table-cell table:style-name="ce11" table:content-validation-name="val3" office:value-type="float" office:value="4555.11" calcext:value-type="float">
            <text:p>4555,11</text:p>
          </table:table-cell>
          <table:table-cell table:style-name="ce11" table:content-validation-name="val3" office:value-type="float" office:value="1.37652" calcext:value-type="float">
            <text:p>1,37652</text:p>
          </table:table-cell>
          <table:table-cell table:style-name="ce11" table:content-validation-name="val3" office:value-type="float" office:value="4563.47" calcext:value-type="float">
            <text:p>4563,47</text:p>
          </table:table-cell>
          <table:table-cell table:style-name="ce11" table:content-validation-name="val3" office:value-type="float" office:value="1.19627" calcext:value-type="float">
            <text:p>1,19627</text:p>
          </table:table-cell>
          <table:table-cell table:style-name="ce11" table:content-validation-name="val3" office:value-type="float" office:value="4551.57" calcext:value-type="float">
            <text:p>4551,57</text:p>
          </table:table-cell>
          <table:table-cell table:style-name="ce11" table:content-validation-name="val3" office:value-type="float" office:value="1.30368" calcext:value-type="float">
            <text:p>1,30368</text:p>
          </table:table-cell>
          <table:table-cell table:style-name="ce11" table:content-validation-name="val3" office:value-type="float" office:value="4564.83" calcext:value-type="float">
            <text:p>4564,83</text:p>
          </table:table-cell>
          <table:table-cell table:style-name="ce11" table:content-validation-name="val3" office:value-type="float" office:value="1.27184" calcext:value-type="float">
            <text:p>1,27184</text:p>
          </table:table-cell>
          <table:table-cell table:style-name="ce11" table:content-validation-name="val3" office:value-type="float" office:value="4561.63" calcext:value-type="float">
            <text:p>4561,63</text:p>
          </table:table-cell>
          <table:table-cell table:style-name="ce11" table:content-validation-name="val3" office:value-type="float" office:value="1.27275" calcext:value-type="float">
            <text:p>1,27275</text:p>
          </table:table-cell>
          <table:table-cell table:number-columns-repeated="1003"/>
        </table:table-row>
        <table:table-row table:style-name="ro2">
          <table:table-cell table:style-name="ce8" table:formula="of:=[$'Nomes de arquivos'.A16]" office:value-type="string" office:string-value="MDG-a_15_n0500_m050" calcext:value-type="string">
            <text:p>MDG-a_15_n0500_m050</text:p>
          </table:table-cell>
          <table:table-cell table:style-name="ce11" table:content-validation-name="val3" office:value-type="float" office:value="4526.68" calcext:value-type="float">
            <text:p>4526,68</text:p>
          </table:table-cell>
          <table:table-cell table:style-name="ce11" table:content-validation-name="val3" office:value-type="float" office:value="0.80399" calcext:value-type="float">
            <text:p>0,80399</text:p>
          </table:table-cell>
          <table:table-cell table:style-name="ce11" table:content-validation-name="val3" office:value-type="float" office:value="4526.68" calcext:value-type="float">
            <text:p>4526,68</text:p>
          </table:table-cell>
          <table:table-cell table:style-name="ce11" table:content-validation-name="val3" office:value-type="float" office:value="1.0795" calcext:value-type="float">
            <text:p>1,0795</text:p>
          </table:table-cell>
          <table:table-cell table:style-name="ce11" table:content-validation-name="val3" office:value-type="float" office:value="4526.68" calcext:value-type="float">
            <text:p>4526,68</text:p>
          </table:table-cell>
          <table:table-cell table:style-name="ce11" table:content-validation-name="val3" office:value-type="float" office:value="0.981012" calcext:value-type="float">
            <text:p>0,981012</text:p>
          </table:table-cell>
          <table:table-cell table:style-name="ce11" table:content-validation-name="val3" office:value-type="float" office:value="4526.68" calcext:value-type="float">
            <text:p>4526,68</text:p>
          </table:table-cell>
          <table:table-cell table:style-name="ce11" table:content-validation-name="val3" office:value-type="float" office:value="0.935164" calcext:value-type="float">
            <text:p>0,935164</text:p>
          </table:table-cell>
          <table:table-cell table:style-name="ce11" table:content-validation-name="val3" office:value-type="float" office:value="4526.68" calcext:value-type="float">
            <text:p>4526,68</text:p>
          </table:table-cell>
          <table:table-cell table:style-name="ce11" table:content-validation-name="val3" office:value-type="float" office:value="0.953816" calcext:value-type="float">
            <text:p>0,953816</text:p>
          </table:table-cell>
          <table:table-cell table:style-name="ce11" table:content-validation-name="val3" office:value-type="float" office:value="4526.68" calcext:value-type="float">
            <text:p>4526,68</text:p>
          </table:table-cell>
          <table:table-cell table:style-name="ce11" table:content-validation-name="val3" office:value-type="float" office:value="0.831417" calcext:value-type="float">
            <text:p>0,831417</text:p>
          </table:table-cell>
          <table:table-cell table:style-name="ce11" table:content-validation-name="val3" office:value-type="float" office:value="4526.68" calcext:value-type="float">
            <text:p>4526,68</text:p>
          </table:table-cell>
          <table:table-cell table:style-name="ce11" table:content-validation-name="val3" office:value-type="float" office:value="1.06141" calcext:value-type="float">
            <text:p>1,06141</text:p>
          </table:table-cell>
          <table:table-cell table:style-name="ce11" table:content-validation-name="val3" office:value-type="float" office:value="4526.68" calcext:value-type="float">
            <text:p>4526,68</text:p>
          </table:table-cell>
          <table:table-cell table:style-name="ce11" table:content-validation-name="val3" office:value-type="float" office:value="1.2658" calcext:value-type="float">
            <text:p>1,2658</text:p>
          </table:table-cell>
          <table:table-cell table:style-name="ce11" table:content-validation-name="val3" office:value-type="float" office:value="4526.68" calcext:value-type="float">
            <text:p>4526,68</text:p>
          </table:table-cell>
          <table:table-cell table:style-name="ce11" table:content-validation-name="val3" office:value-type="float" office:value="1.12936" calcext:value-type="float">
            <text:p>1,12936</text:p>
          </table:table-cell>
          <table:table-cell table:style-name="ce11" table:content-validation-name="val3" office:value-type="float" office:value="4526.68" calcext:value-type="float">
            <text:p>4526,68</text:p>
          </table:table-cell>
          <table:table-cell table:style-name="ce11" table:content-validation-name="val3" office:value-type="float" office:value="0.896488" calcext:value-type="float">
            <text:p>0,896488</text:p>
          </table:table-cell>
          <table:table-cell table:number-columns-repeated="1003"/>
        </table:table-row>
        <table:table-row table:style-name="ro2">
          <table:table-cell table:style-name="ce8" table:formula="of:=[$'Nomes de arquivos'.A17]" office:value-type="string" office:string-value="MDG-a_16_n0500_m050" calcext:value-type="string">
            <text:p>MDG-a_16_n0500_m050</text:p>
          </table:table-cell>
          <table:table-cell table:style-name="ce11" table:content-validation-name="val3" office:value-type="float" office:value="4588.87" calcext:value-type="float">
            <text:p>4588,87</text:p>
          </table:table-cell>
          <table:table-cell table:style-name="ce11" table:content-validation-name="val3" office:value-type="float" office:value="1.13208" calcext:value-type="float">
            <text:p>1,13208</text:p>
          </table:table-cell>
          <table:table-cell table:style-name="ce11" table:content-validation-name="val3" office:value-type="float" office:value="4545.24" calcext:value-type="float">
            <text:p>4545,24</text:p>
          </table:table-cell>
          <table:table-cell table:style-name="ce11" table:content-validation-name="val3" office:value-type="float" office:value="1.35567" calcext:value-type="float">
            <text:p>1,35567</text:p>
          </table:table-cell>
          <table:table-cell table:style-name="ce11" table:content-validation-name="val3" office:value-type="float" office:value="4585.65" calcext:value-type="float">
            <text:p>4585,65</text:p>
          </table:table-cell>
          <table:table-cell table:style-name="ce11" table:content-validation-name="val3" office:value-type="float" office:value="0.8888" calcext:value-type="float">
            <text:p>0,8888</text:p>
          </table:table-cell>
          <table:table-cell table:style-name="ce11" table:content-validation-name="val3" office:value-type="float" office:value="4551.89" calcext:value-type="float">
            <text:p>4551,89</text:p>
          </table:table-cell>
          <table:table-cell table:style-name="ce11" table:content-validation-name="val3" office:value-type="float" office:value="0.664222" calcext:value-type="float">
            <text:p>0,664222</text:p>
          </table:table-cell>
          <table:table-cell table:style-name="ce11" table:content-validation-name="val3" office:value-type="float" office:value="4557.38" calcext:value-type="float">
            <text:p>4557,38</text:p>
          </table:table-cell>
          <table:table-cell table:style-name="ce11" table:content-validation-name="val3" office:value-type="float" office:value="1.17766" calcext:value-type="float">
            <text:p>1,17766</text:p>
          </table:table-cell>
          <table:table-cell table:style-name="ce11" table:content-validation-name="val3" office:value-type="float" office:value="4538.83" calcext:value-type="float">
            <text:p>4538,83</text:p>
          </table:table-cell>
          <table:table-cell table:style-name="ce11" table:content-validation-name="val3" office:value-type="float" office:value="1.10417" calcext:value-type="float">
            <text:p>1,10417</text:p>
          </table:table-cell>
          <table:table-cell table:style-name="ce11" table:content-validation-name="val3" office:value-type="float" office:value="4552.81" calcext:value-type="float">
            <text:p>4552,81</text:p>
          </table:table-cell>
          <table:table-cell table:style-name="ce11" table:content-validation-name="val3" office:value-type="float" office:value="1.22293" calcext:value-type="float">
            <text:p>1,22293</text:p>
          </table:table-cell>
          <table:table-cell table:style-name="ce11" table:content-validation-name="val3" office:value-type="float" office:value="4552.23" calcext:value-type="float">
            <text:p>4552,23</text:p>
          </table:table-cell>
          <table:table-cell table:style-name="ce11" table:content-validation-name="val3" office:value-type="float" office:value="1.06845" calcext:value-type="float">
            <text:p>1,06845</text:p>
          </table:table-cell>
          <table:table-cell table:style-name="ce11" table:content-validation-name="val3" office:value-type="float" office:value="4546.21" calcext:value-type="float">
            <text:p>4546,21</text:p>
          </table:table-cell>
          <table:table-cell table:style-name="ce11" table:content-validation-name="val3" office:value-type="float" office:value="1.07017" calcext:value-type="float">
            <text:p>1,07017</text:p>
          </table:table-cell>
          <table:table-cell table:style-name="ce11" table:content-validation-name="val3" office:value-type="float" office:value="4536.46" calcext:value-type="float">
            <text:p>4536,46</text:p>
          </table:table-cell>
          <table:table-cell table:style-name="ce11" table:content-validation-name="val3" office:value-type="float" office:value="1.205" calcext:value-type="float">
            <text:p>1,205</text:p>
          </table:table-cell>
          <table:table-cell table:number-columns-repeated="1003"/>
        </table:table-row>
        <table:table-row table:style-name="ro2">
          <table:table-cell table:style-name="ce8" table:formula="of:=[$'Nomes de arquivos'.A18]" office:value-type="string" office:string-value="MDG-a_17_n0500_m050" calcext:value-type="string">
            <text:p>MDG-a_17_n0500_m050</text:p>
          </table:table-cell>
          <table:table-cell table:style-name="ce11" table:content-validation-name="val3" office:value-type="float" office:value="4525.3" calcext:value-type="float">
            <text:p>4525,3</text:p>
          </table:table-cell>
          <table:table-cell table:style-name="ce11" table:content-validation-name="val3" office:value-type="float" office:value="1.32021" calcext:value-type="float">
            <text:p>1,32021</text:p>
          </table:table-cell>
          <table:table-cell table:style-name="ce11" table:content-validation-name="val3" office:value-type="float" office:value="4550.05" calcext:value-type="float">
            <text:p>4550,05</text:p>
          </table:table-cell>
          <table:table-cell table:style-name="ce11" table:content-validation-name="val3" office:value-type="float" office:value="1.29904" calcext:value-type="float">
            <text:p>1,29904</text:p>
          </table:table-cell>
          <table:table-cell table:style-name="ce11" table:content-validation-name="val3" office:value-type="float" office:value="4551.34" calcext:value-type="float">
            <text:p>4551,34</text:p>
          </table:table-cell>
          <table:table-cell table:style-name="ce11" table:content-validation-name="val3" office:value-type="float" office:value="1.05917" calcext:value-type="float">
            <text:p>1,05917</text:p>
          </table:table-cell>
          <table:table-cell table:style-name="ce11" table:content-validation-name="val3" office:value-type="float" office:value="4523.28" calcext:value-type="float">
            <text:p>4523,28</text:p>
          </table:table-cell>
          <table:table-cell table:style-name="ce11" table:content-validation-name="val3" office:value-type="float" office:value="1.13482" calcext:value-type="float">
            <text:p>1,13482</text:p>
          </table:table-cell>
          <table:table-cell table:style-name="ce11" table:content-validation-name="val3" office:value-type="float" office:value="4544.45" calcext:value-type="float">
            <text:p>4544,45</text:p>
          </table:table-cell>
          <table:table-cell table:style-name="ce11" table:content-validation-name="val3" office:value-type="float" office:value="1.34789" calcext:value-type="float">
            <text:p>1,34789</text:p>
          </table:table-cell>
          <table:table-cell table:style-name="ce11" table:content-validation-name="val3" office:value-type="float" office:value="4513.44" calcext:value-type="float">
            <text:p>4513,44</text:p>
          </table:table-cell>
          <table:table-cell table:style-name="ce11" table:content-validation-name="val3" office:value-type="float" office:value="1.35099" calcext:value-type="float">
            <text:p>1,35099</text:p>
          </table:table-cell>
          <table:table-cell table:style-name="ce11" table:content-validation-name="val3" office:value-type="float" office:value="4554.54" calcext:value-type="float">
            <text:p>4554,54</text:p>
          </table:table-cell>
          <table:table-cell table:style-name="ce11" table:content-validation-name="val3" office:value-type="float" office:value="1.11744" calcext:value-type="float">
            <text:p>1,11744</text:p>
          </table:table-cell>
          <table:table-cell table:style-name="ce11" table:content-validation-name="val3" office:value-type="float" office:value="4554.41" calcext:value-type="float">
            <text:p>4554,41</text:p>
          </table:table-cell>
          <table:table-cell table:style-name="ce11" table:content-validation-name="val3" office:value-type="float" office:value="1.31147" calcext:value-type="float">
            <text:p>1,31147</text:p>
          </table:table-cell>
          <table:table-cell table:style-name="ce11" table:content-validation-name="val3" office:value-type="float" office:value="4558.48" calcext:value-type="float">
            <text:p>4558,48</text:p>
          </table:table-cell>
          <table:table-cell table:style-name="ce11" table:content-validation-name="val3" office:value-type="float" office:value="1.14683" calcext:value-type="float">
            <text:p>1,14683</text:p>
          </table:table-cell>
          <table:table-cell table:style-name="ce11" table:content-validation-name="val3" office:value-type="float" office:value="4549.72" calcext:value-type="float">
            <text:p>4549,72</text:p>
          </table:table-cell>
          <table:table-cell table:style-name="ce11" table:content-validation-name="val3" office:value-type="float" office:value="1.40471" calcext:value-type="float">
            <text:p>1,40471</text:p>
          </table:table-cell>
          <table:table-cell table:number-columns-repeated="1003"/>
        </table:table-row>
        <table:table-row table:style-name="ro2">
          <table:table-cell table:style-name="ce8" table:formula="of:=[$'Nomes de arquivos'.A19]" office:value-type="string" office:string-value="MDG-a_18_n0500_m050" calcext:value-type="string">
            <text:p>MDG-a_18_n0500_m050</text:p>
          </table:table-cell>
          <table:table-cell table:style-name="ce11" table:content-validation-name="val3" office:value-type="float" office:value="4568.78" calcext:value-type="float">
            <text:p>4568,78</text:p>
          </table:table-cell>
          <table:table-cell table:style-name="ce11" table:content-validation-name="val3" office:value-type="float" office:value="0.610068" calcext:value-type="float">
            <text:p>0,610068</text:p>
          </table:table-cell>
          <table:table-cell table:style-name="ce11" table:content-validation-name="val3" office:value-type="float" office:value="4566.44" calcext:value-type="float">
            <text:p>4566,44</text:p>
          </table:table-cell>
          <table:table-cell table:style-name="ce11" table:content-validation-name="val3" office:value-type="float" office:value="1.49686" calcext:value-type="float">
            <text:p>1,49686</text:p>
          </table:table-cell>
          <table:table-cell table:style-name="ce11" table:content-validation-name="val3" office:value-type="float" office:value="4571.21" calcext:value-type="float">
            <text:p>4571,21</text:p>
          </table:table-cell>
          <table:table-cell table:style-name="ce11" table:content-validation-name="val3" office:value-type="float" office:value="1.16405" calcext:value-type="float">
            <text:p>1,16405</text:p>
          </table:table-cell>
          <table:table-cell table:style-name="ce11" table:content-validation-name="val3" office:value-type="float" office:value="4541.55" calcext:value-type="float">
            <text:p>4541,55</text:p>
          </table:table-cell>
          <table:table-cell table:style-name="ce11" table:content-validation-name="val3" office:value-type="float" office:value="1.14274" calcext:value-type="float">
            <text:p>1,14274</text:p>
          </table:table-cell>
          <table:table-cell table:style-name="ce11" table:content-validation-name="val3" office:value-type="float" office:value="4553.59" calcext:value-type="float">
            <text:p>4553,59</text:p>
          </table:table-cell>
          <table:table-cell table:style-name="ce11" table:content-validation-name="val3" office:value-type="float" office:value="1.01522" calcext:value-type="float">
            <text:p>1,01522</text:p>
          </table:table-cell>
          <table:table-cell table:style-name="ce11" table:content-validation-name="val3" office:value-type="float" office:value="4566.36" calcext:value-type="float">
            <text:p>4566,36</text:p>
          </table:table-cell>
          <table:table-cell table:style-name="ce11" table:content-validation-name="val3" office:value-type="float" office:value="1.17399" calcext:value-type="float">
            <text:p>1,17399</text:p>
          </table:table-cell>
          <table:table-cell table:style-name="ce11" table:content-validation-name="val3" office:value-type="float" office:value="4572.67" calcext:value-type="float">
            <text:p>4572,67</text:p>
          </table:table-cell>
          <table:table-cell table:style-name="ce11" table:content-validation-name="val3" office:value-type="float" office:value="1.20091" calcext:value-type="float">
            <text:p>1,20091</text:p>
          </table:table-cell>
          <table:table-cell table:style-name="ce11" table:content-validation-name="val3" office:value-type="float" office:value="4569.74" calcext:value-type="float">
            <text:p>4569,74</text:p>
          </table:table-cell>
          <table:table-cell table:style-name="ce11" table:content-validation-name="val3" office:value-type="float" office:value="0.98218" calcext:value-type="float">
            <text:p>0,98218</text:p>
          </table:table-cell>
          <table:table-cell table:style-name="ce11" table:content-validation-name="val3" office:value-type="float" office:value="4566.76" calcext:value-type="float">
            <text:p>4566,76</text:p>
          </table:table-cell>
          <table:table-cell table:style-name="ce11" table:content-validation-name="val3" office:value-type="float" office:value="1.5173" calcext:value-type="float">
            <text:p>1,5173</text:p>
          </table:table-cell>
          <table:table-cell table:style-name="ce11" table:content-validation-name="val3" office:value-type="float" office:value="4575.13" calcext:value-type="float">
            <text:p>4575,13</text:p>
          </table:table-cell>
          <table:table-cell table:style-name="ce11" table:content-validation-name="val3" office:value-type="float" office:value="1.06112" calcext:value-type="float">
            <text:p>1,06112</text:p>
          </table:table-cell>
          <table:table-cell table:number-columns-repeated="1003"/>
        </table:table-row>
        <table:table-row table:style-name="ro2">
          <table:table-cell table:style-name="ce8" table:formula="of:=[$'Nomes de arquivos'.A20]" office:value-type="string" office:string-value="MDG-a_19_n0500_m050" calcext:value-type="string">
            <text:p>MDG-a_19_n0500_m050</text:p>
          </table:table-cell>
          <table:table-cell table:style-name="ce11" table:content-validation-name="val3" office:value-type="float" office:value="4552.06" calcext:value-type="float">
            <text:p>4552,06</text:p>
          </table:table-cell>
          <table:table-cell table:style-name="ce11" table:content-validation-name="val3" office:value-type="float" office:value="1.21827" calcext:value-type="float">
            <text:p>1,21827</text:p>
          </table:table-cell>
          <table:table-cell table:style-name="ce11" table:content-validation-name="val3" office:value-type="float" office:value="4544.94" calcext:value-type="float">
            <text:p>4544,94</text:p>
          </table:table-cell>
          <table:table-cell table:style-name="ce11" table:content-validation-name="val3" office:value-type="float" office:value="1.50206" calcext:value-type="float">
            <text:p>1,50206</text:p>
          </table:table-cell>
          <table:table-cell table:style-name="ce11" table:content-validation-name="val3" office:value-type="float" office:value="4544.94" calcext:value-type="float">
            <text:p>4544,94</text:p>
          </table:table-cell>
          <table:table-cell table:style-name="ce11" table:content-validation-name="val3" office:value-type="float" office:value="1.08797" calcext:value-type="float">
            <text:p>1,08797</text:p>
          </table:table-cell>
          <table:table-cell table:style-name="ce11" table:content-validation-name="val3" office:value-type="float" office:value="4555.04" calcext:value-type="float">
            <text:p>4555,04</text:p>
          </table:table-cell>
          <table:table-cell table:style-name="ce11" table:content-validation-name="val3" office:value-type="float" office:value="1.24264" calcext:value-type="float">
            <text:p>1,24264</text:p>
          </table:table-cell>
          <table:table-cell table:style-name="ce11" table:content-validation-name="val3" office:value-type="float" office:value="4544.94" calcext:value-type="float">
            <text:p>4544,94</text:p>
          </table:table-cell>
          <table:table-cell table:style-name="ce11" table:content-validation-name="val3" office:value-type="float" office:value="1.06792" calcext:value-type="float">
            <text:p>1,06792</text:p>
          </table:table-cell>
          <table:table-cell table:style-name="ce11" table:content-validation-name="val3" office:value-type="float" office:value="4555.04" calcext:value-type="float">
            <text:p>4555,04</text:p>
          </table:table-cell>
          <table:table-cell table:style-name="ce11" table:content-validation-name="val3" office:value-type="float" office:value="1.23556" calcext:value-type="float">
            <text:p>1,23556</text:p>
          </table:table-cell>
          <table:table-cell table:style-name="ce11" table:content-validation-name="val3" office:value-type="float" office:value="4555.04" calcext:value-type="float">
            <text:p>4555,04</text:p>
          </table:table-cell>
          <table:table-cell table:style-name="ce11" table:content-validation-name="val3" office:value-type="float" office:value="0.987787" calcext:value-type="float">
            <text:p>0,987787</text:p>
          </table:table-cell>
          <table:table-cell table:style-name="ce11" table:content-validation-name="val3" office:value-type="float" office:value="4554.17" calcext:value-type="float">
            <text:p>4554,17</text:p>
          </table:table-cell>
          <table:table-cell table:style-name="ce11" table:content-validation-name="val3" office:value-type="float" office:value="1.06804" calcext:value-type="float">
            <text:p>1,06804</text:p>
          </table:table-cell>
          <table:table-cell table:style-name="ce11" table:content-validation-name="val3" office:value-type="float" office:value="4551.82" calcext:value-type="float">
            <text:p>4551,82</text:p>
          </table:table-cell>
          <table:table-cell table:style-name="ce11" table:content-validation-name="val3" office:value-type="float" office:value="1.28394" calcext:value-type="float">
            <text:p>1,28394</text:p>
          </table:table-cell>
          <table:table-cell table:style-name="ce11" table:content-validation-name="val3" office:value-type="float" office:value="4544.94" calcext:value-type="float">
            <text:p>4544,94</text:p>
          </table:table-cell>
          <table:table-cell table:style-name="ce11" table:content-validation-name="val3" office:value-type="float" office:value="1.14963" calcext:value-type="float">
            <text:p>1,14963</text:p>
          </table:table-cell>
          <table:table-cell table:number-columns-repeated="1003"/>
        </table:table-row>
        <table:table-row table:style-name="ro2">
          <table:table-cell table:style-name="ce8" table:formula="of:=[$'Nomes de arquivos'.A21]" office:value-type="string" office:string-value="MDG-a_20_n0500_m050" calcext:value-type="string">
            <text:p>MDG-a_20_n0500_m050</text:p>
          </table:table-cell>
          <table:table-cell table:style-name="ce11" table:content-validation-name="val3" office:value-type="float" office:value="4531.93" calcext:value-type="float">
            <text:p>4531,93</text:p>
          </table:table-cell>
          <table:table-cell table:style-name="ce11" table:content-validation-name="val3" office:value-type="float" office:value="1.05645" calcext:value-type="float">
            <text:p>1,05645</text:p>
          </table:table-cell>
          <table:table-cell table:style-name="ce11" table:content-validation-name="val3" office:value-type="float" office:value="4531.81" calcext:value-type="float">
            <text:p>4531,81</text:p>
          </table:table-cell>
          <table:table-cell table:style-name="ce11" table:content-validation-name="val3" office:value-type="float" office:value="1.36748" calcext:value-type="float">
            <text:p>1,36748</text:p>
          </table:table-cell>
          <table:table-cell table:style-name="ce11" table:content-validation-name="val3" office:value-type="float" office:value="4541.51" calcext:value-type="float">
            <text:p>4541,51</text:p>
          </table:table-cell>
          <table:table-cell table:style-name="ce11" table:content-validation-name="val3" office:value-type="float" office:value="1.0281" calcext:value-type="float">
            <text:p>1,0281</text:p>
          </table:table-cell>
          <table:table-cell table:style-name="ce11" table:content-validation-name="val3" office:value-type="float" office:value="4523.59" calcext:value-type="float">
            <text:p>4523,59</text:p>
          </table:table-cell>
          <table:table-cell table:style-name="ce11" table:content-validation-name="val3" office:value-type="float" office:value="1.15796" calcext:value-type="float">
            <text:p>1,15796</text:p>
          </table:table-cell>
          <table:table-cell table:style-name="ce11" table:content-validation-name="val3" office:value-type="float" office:value="4541.57" calcext:value-type="float">
            <text:p>4541,57</text:p>
          </table:table-cell>
          <table:table-cell table:style-name="ce11" table:content-validation-name="val3" office:value-type="float" office:value="1.00367" calcext:value-type="float">
            <text:p>1,00367</text:p>
          </table:table-cell>
          <table:table-cell table:style-name="ce11" table:content-validation-name="val3" office:value-type="float" office:value="4541.57" calcext:value-type="float">
            <text:p>4541,57</text:p>
          </table:table-cell>
          <table:table-cell table:style-name="ce11" table:content-validation-name="val3" office:value-type="float" office:value="1.1435" calcext:value-type="float">
            <text:p>1,1435</text:p>
          </table:table-cell>
          <table:table-cell table:style-name="ce11" table:content-validation-name="val3" office:value-type="float" office:value="4541.81" calcext:value-type="float">
            <text:p>4541,81</text:p>
          </table:table-cell>
          <table:table-cell table:style-name="ce11" table:content-validation-name="val3" office:value-type="float" office:value="0.956081" calcext:value-type="float">
            <text:p>0,956081</text:p>
          </table:table-cell>
          <table:table-cell table:style-name="ce11" table:content-validation-name="val3" office:value-type="float" office:value="4530.21" calcext:value-type="float">
            <text:p>4530,21</text:p>
          </table:table-cell>
          <table:table-cell table:style-name="ce11" table:content-validation-name="val3" office:value-type="float" office:value="0.983807" calcext:value-type="float">
            <text:p>0,983807</text:p>
          </table:table-cell>
          <table:table-cell table:style-name="ce11" table:content-validation-name="val3" office:value-type="float" office:value="4540.54" calcext:value-type="float">
            <text:p>4540,54</text:p>
          </table:table-cell>
          <table:table-cell table:style-name="ce11" table:content-validation-name="val3" office:value-type="float" office:value="1.05471" calcext:value-type="float">
            <text:p>1,05471</text:p>
          </table:table-cell>
          <table:table-cell table:style-name="ce11" table:content-validation-name="val3" office:value-type="float" office:value="4541.57" calcext:value-type="float">
            <text:p>4541,57</text:p>
          </table:table-cell>
          <table:table-cell table:style-name="ce11" table:content-validation-name="val3" office:value-type="float" office:value="1.20734" calcext:value-type="float">
            <text:p>1,20734</text:p>
          </table:table-cell>
          <table:table-cell table:number-columns-repeated="1003"/>
        </table:table-row>
        <table:table-row table:style-name="ro2">
          <table:table-cell table:style-name="ce8" table:formula="of:=[$'Nomes de arquivos'.A22]" office:value-type="string" office:string-value="MDG-a_21_n2000_m200" calcext:value-type="string">
            <text:p>MDG-a_21_n2000_m200</text:p>
          </table:table-cell>
          <table:table-cell table:style-name="ce11" table:content-validation-name="val3" office:value-type="float" office:value="86109" calcext:value-type="float">
            <text:p>86109</text:p>
          </table:table-cell>
          <table:table-cell table:style-name="ce11" table:content-validation-name="val3" office:value-type="float" office:value="55.6363" calcext:value-type="float">
            <text:p>55,6363</text:p>
          </table:table-cell>
          <table:table-cell table:style-name="ce11" table:content-validation-name="val3" office:value-type="float" office:value="86042" calcext:value-type="float">
            <text:p>86042</text:p>
          </table:table-cell>
          <table:table-cell table:style-name="ce11" table:content-validation-name="val3" office:value-type="float" office:value="44.9646" calcext:value-type="float">
            <text:p>44,9646</text:p>
          </table:table-cell>
          <table:table-cell table:style-name="ce11" table:content-validation-name="val3" office:value-type="float" office:value="86012" calcext:value-type="float">
            <text:p>86012</text:p>
          </table:table-cell>
          <table:table-cell table:style-name="ce11" table:content-validation-name="val3" office:value-type="float" office:value="46.2236" calcext:value-type="float">
            <text:p>46,2236</text:p>
          </table:table-cell>
          <table:table-cell table:style-name="ce11" table:content-validation-name="val3" office:value-type="float" office:value="86079" calcext:value-type="float">
            <text:p>86079</text:p>
          </table:table-cell>
          <table:table-cell table:style-name="ce11" table:content-validation-name="val3" office:value-type="float" office:value="46.877" calcext:value-type="float">
            <text:p>46,877</text:p>
          </table:table-cell>
          <table:table-cell table:style-name="ce11" table:content-validation-name="val3" office:value-type="float" office:value="85867" calcext:value-type="float">
            <text:p>85867</text:p>
          </table:table-cell>
          <table:table-cell table:style-name="ce11" table:content-validation-name="val3" office:value-type="float" office:value="44.599" calcext:value-type="float">
            <text:p>44,599</text:p>
          </table:table-cell>
          <table:table-cell table:style-name="ce11" table:content-validation-name="val3" office:value-type="float" office:value="86035" calcext:value-type="float">
            <text:p>86035</text:p>
          </table:table-cell>
          <table:table-cell table:style-name="ce11" table:content-validation-name="val3" office:value-type="float" office:value="47.4646" calcext:value-type="float">
            <text:p>47,4646</text:p>
          </table:table-cell>
          <table:table-cell table:style-name="ce11" table:content-validation-name="val3" office:value-type="float" office:value="85996" calcext:value-type="float">
            <text:p>85996</text:p>
          </table:table-cell>
          <table:table-cell table:style-name="ce11" table:content-validation-name="val3" office:value-type="float" office:value="26.6418" calcext:value-type="float">
            <text:p>26,6418</text:p>
          </table:table-cell>
          <table:table-cell table:style-name="ce11" table:content-validation-name="val3" office:value-type="float" office:value="86048" calcext:value-type="float">
            <text:p>86048</text:p>
          </table:table-cell>
          <table:table-cell table:style-name="ce11" table:content-validation-name="val3" office:value-type="float" office:value="38.442" calcext:value-type="float">
            <text:p>38,442</text:p>
          </table:table-cell>
          <table:table-cell table:style-name="ce11" table:content-validation-name="val3" office:value-type="float" office:value="86087" calcext:value-type="float">
            <text:p>86087</text:p>
          </table:table-cell>
          <table:table-cell table:style-name="ce11" table:content-validation-name="val3" office:value-type="float" office:value="48.5931" calcext:value-type="float">
            <text:p>48,5931</text:p>
          </table:table-cell>
          <table:table-cell table:style-name="ce11" table:content-validation-name="val3" office:value-type="float" office:value="86069" calcext:value-type="float">
            <text:p>86069</text:p>
          </table:table-cell>
          <table:table-cell table:style-name="ce11" table:content-validation-name="val3" office:value-type="float" office:value="46.814" calcext:value-type="float">
            <text:p>46,814</text:p>
          </table:table-cell>
          <table:table-cell table:number-columns-repeated="1003"/>
        </table:table-row>
        <table:table-row table:style-name="ro2">
          <table:table-cell table:style-name="ce8" table:formula="of:=[$'Nomes de arquivos'.A23]" office:value-type="string" office:string-value="MDG-a_22_n2000_m200" calcext:value-type="string">
            <text:p>MDG-a_22_n2000_m200</text:p>
          </table:table-cell>
          <table:table-cell table:style-name="ce11" table:content-validation-name="val3" office:value-type="float" office:value="86010" calcext:value-type="float">
            <text:p>86010</text:p>
          </table:table-cell>
          <table:table-cell table:style-name="ce11" table:content-validation-name="val3" office:value-type="float" office:value="51.2973" calcext:value-type="float">
            <text:p>51,2973</text:p>
          </table:table-cell>
          <table:table-cell table:style-name="ce11" table:content-validation-name="val3" office:value-type="float" office:value="85956" calcext:value-type="float">
            <text:p>85956</text:p>
          </table:table-cell>
          <table:table-cell table:style-name="ce11" table:content-validation-name="val3" office:value-type="float" office:value="47.2328" calcext:value-type="float">
            <text:p>47,2328</text:p>
          </table:table-cell>
          <table:table-cell table:style-name="ce11" table:content-validation-name="val3" office:value-type="float" office:value="85926" calcext:value-type="float">
            <text:p>85926</text:p>
          </table:table-cell>
          <table:table-cell table:style-name="ce11" table:content-validation-name="val3" office:value-type="float" office:value="49.0242" calcext:value-type="float">
            <text:p>49,0242</text:p>
          </table:table-cell>
          <table:table-cell table:style-name="ce11" table:content-validation-name="val3" office:value-type="float" office:value="85928" calcext:value-type="float">
            <text:p>85928</text:p>
          </table:table-cell>
          <table:table-cell table:style-name="ce11" table:content-validation-name="val3" office:value-type="float" office:value="46.1926" calcext:value-type="float">
            <text:p>46,1926</text:p>
          </table:table-cell>
          <table:table-cell table:style-name="ce11" table:content-validation-name="val3" office:value-type="float" office:value="85877" calcext:value-type="float">
            <text:p>85877</text:p>
          </table:table-cell>
          <table:table-cell table:style-name="ce11" table:content-validation-name="val3" office:value-type="float" office:value="40.9388" calcext:value-type="float">
            <text:p>40,9388</text:p>
          </table:table-cell>
          <table:table-cell table:style-name="ce11" table:content-validation-name="val3" office:value-type="float" office:value="85932" calcext:value-type="float">
            <text:p>85932</text:p>
          </table:table-cell>
          <table:table-cell table:style-name="ce11" table:content-validation-name="val3" office:value-type="float" office:value="51.7547" calcext:value-type="float">
            <text:p>51,7547</text:p>
          </table:table-cell>
          <table:table-cell table:style-name="ce11" table:content-validation-name="val3" office:value-type="float" office:value="85908" calcext:value-type="float">
            <text:p>85908</text:p>
          </table:table-cell>
          <table:table-cell table:style-name="ce11" table:content-validation-name="val3" office:value-type="float" office:value="54.382" calcext:value-type="float">
            <text:p>54,382</text:p>
          </table:table-cell>
          <table:table-cell table:style-name="ce11" table:content-validation-name="val3" office:value-type="float" office:value="85959" calcext:value-type="float">
            <text:p>85959</text:p>
          </table:table-cell>
          <table:table-cell table:style-name="ce11" table:content-validation-name="val3" office:value-type="float" office:value="48.7135" calcext:value-type="float">
            <text:p>48,7135</text:p>
          </table:table-cell>
          <table:table-cell table:style-name="ce11" table:content-validation-name="val3" office:value-type="float" office:value="86031" calcext:value-type="float">
            <text:p>86031</text:p>
          </table:table-cell>
          <table:table-cell table:style-name="ce11" table:content-validation-name="val3" office:value-type="float" office:value="47.4717" calcext:value-type="float">
            <text:p>47,4717</text:p>
          </table:table-cell>
          <table:table-cell table:style-name="ce11" table:content-validation-name="val3" office:value-type="float" office:value="85747" calcext:value-type="float">
            <text:p>85747</text:p>
          </table:table-cell>
          <table:table-cell table:style-name="ce11" table:content-validation-name="val3" office:value-type="float" office:value="47.1416" calcext:value-type="float">
            <text:p>47,1416</text:p>
          </table:table-cell>
          <table:table-cell table:number-columns-repeated="1003"/>
        </table:table-row>
        <table:table-row table:style-name="ro2">
          <table:table-cell table:style-name="ce8" table:formula="of:=[$'Nomes de arquivos'.A24]" office:value-type="string" office:string-value="MDG-a_23_n2000_m200" calcext:value-type="string">
            <text:p>MDG-a_23_n2000_m200</text:p>
          </table:table-cell>
          <table:table-cell table:style-name="ce11" table:content-validation-name="val3" office:value-type="float" office:value="85792" calcext:value-type="float">
            <text:p>85792</text:p>
          </table:table-cell>
          <table:table-cell table:style-name="ce11" table:content-validation-name="val3" office:value-type="float" office:value="46.6612" calcext:value-type="float">
            <text:p>46,6612</text:p>
          </table:table-cell>
          <table:table-cell table:style-name="ce11" table:content-validation-name="val3" office:value-type="float" office:value="85899" calcext:value-type="float">
            <text:p>85899</text:p>
          </table:table-cell>
          <table:table-cell table:style-name="ce11" table:content-validation-name="val3" office:value-type="float" office:value="32.8511" calcext:value-type="float">
            <text:p>32,8511</text:p>
          </table:table-cell>
          <table:table-cell table:style-name="ce11" table:content-validation-name="val3" office:value-type="float" office:value="85957" calcext:value-type="float">
            <text:p>85957</text:p>
          </table:table-cell>
          <table:table-cell table:style-name="ce11" table:content-validation-name="val3" office:value-type="float" office:value="42.4117" calcext:value-type="float">
            <text:p>42,4117</text:p>
          </table:table-cell>
          <table:table-cell table:style-name="ce11" table:content-validation-name="val3" office:value-type="float" office:value="85949" calcext:value-type="float">
            <text:p>85949</text:p>
          </table:table-cell>
          <table:table-cell table:style-name="ce11" table:content-validation-name="val3" office:value-type="float" office:value="54.5465" calcext:value-type="float">
            <text:p>54,5465</text:p>
          </table:table-cell>
          <table:table-cell table:style-name="ce11" table:content-validation-name="val3" office:value-type="float" office:value="85708" calcext:value-type="float">
            <text:p>85708</text:p>
          </table:table-cell>
          <table:table-cell table:style-name="ce11" table:content-validation-name="val3" office:value-type="float" office:value="40.1006" calcext:value-type="float">
            <text:p>40,1006</text:p>
          </table:table-cell>
          <table:table-cell table:style-name="ce11" table:content-validation-name="val3" office:value-type="float" office:value="85785" calcext:value-type="float">
            <text:p>85785</text:p>
          </table:table-cell>
          <table:table-cell table:style-name="ce11" table:content-validation-name="val3" office:value-type="float" office:value="46.5848" calcext:value-type="float">
            <text:p>46,5848</text:p>
          </table:table-cell>
          <table:table-cell table:style-name="ce11" table:content-validation-name="val3" office:value-type="float" office:value="85990" calcext:value-type="float">
            <text:p>85990</text:p>
          </table:table-cell>
          <table:table-cell table:style-name="ce11" table:content-validation-name="val3" office:value-type="float" office:value="46.4936" calcext:value-type="float">
            <text:p>46,4936</text:p>
          </table:table-cell>
          <table:table-cell table:style-name="ce11" table:content-validation-name="val3" office:value-type="float" office:value="85794" calcext:value-type="float">
            <text:p>85794</text:p>
          </table:table-cell>
          <table:table-cell table:style-name="ce11" table:content-validation-name="val3" office:value-type="float" office:value="47.751" calcext:value-type="float">
            <text:p>47,751</text:p>
          </table:table-cell>
          <table:table-cell table:style-name="ce11" table:content-validation-name="val3" office:value-type="float" office:value="85902" calcext:value-type="float">
            <text:p>85902</text:p>
          </table:table-cell>
          <table:table-cell table:style-name="ce11" table:content-validation-name="val3" office:value-type="float" office:value="42.8217" calcext:value-type="float">
            <text:p>42,8217</text:p>
          </table:table-cell>
          <table:table-cell table:style-name="ce11" table:content-validation-name="val3" office:value-type="float" office:value="85789" calcext:value-type="float">
            <text:p>85789</text:p>
          </table:table-cell>
          <table:table-cell table:style-name="ce11" table:content-validation-name="val3" office:value-type="float" office:value="49.1132" calcext:value-type="float">
            <text:p>49,1132</text:p>
          </table:table-cell>
          <table:table-cell table:number-columns-repeated="1003"/>
        </table:table-row>
        <table:table-row table:style-name="ro2">
          <table:table-cell table:style-name="ce8" table:formula="of:=[$'Nomes de arquivos'.A25]" office:value-type="string" office:string-value="MDG-a_24_n2000_m200" calcext:value-type="string">
            <text:p>MDG-a_24_n2000_m200</text:p>
          </table:table-cell>
          <table:table-cell table:style-name="ce11" table:content-validation-name="val3" office:value-type="float" office:value="86126" calcext:value-type="float">
            <text:p>86126</text:p>
          </table:table-cell>
          <table:table-cell table:style-name="ce11" table:content-validation-name="val3" office:value-type="float" office:value="44.3621" calcext:value-type="float">
            <text:p>44,3621</text:p>
          </table:table-cell>
          <table:table-cell table:style-name="ce11" table:content-validation-name="val3" office:value-type="float" office:value="86069" calcext:value-type="float">
            <text:p>86069</text:p>
          </table:table-cell>
          <table:table-cell table:style-name="ce11" table:content-validation-name="val3" office:value-type="float" office:value="53.5489" calcext:value-type="float">
            <text:p>53,5489</text:p>
          </table:table-cell>
          <table:table-cell table:style-name="ce11" table:content-validation-name="val3" office:value-type="float" office:value="85994" calcext:value-type="float">
            <text:p>85994</text:p>
          </table:table-cell>
          <table:table-cell table:style-name="ce11" table:content-validation-name="val3" office:value-type="float" office:value="54.144" calcext:value-type="float">
            <text:p>54,144</text:p>
          </table:table-cell>
          <table:table-cell table:style-name="ce11" table:content-validation-name="val3" office:value-type="float" office:value="86055" calcext:value-type="float">
            <text:p>86055</text:p>
          </table:table-cell>
          <table:table-cell table:style-name="ce11" table:content-validation-name="val3" office:value-type="float" office:value="54.2939" calcext:value-type="float">
            <text:p>54,2939</text:p>
          </table:table-cell>
          <table:table-cell table:style-name="ce11" table:content-validation-name="val3" office:value-type="float" office:value="86066" calcext:value-type="float">
            <text:p>86066</text:p>
          </table:table-cell>
          <table:table-cell table:style-name="ce11" table:content-validation-name="val3" office:value-type="float" office:value="58.4656" calcext:value-type="float">
            <text:p>58,4656</text:p>
          </table:table-cell>
          <table:table-cell table:style-name="ce11" table:content-validation-name="val3" office:value-type="float" office:value="86073" calcext:value-type="float">
            <text:p>86073</text:p>
          </table:table-cell>
          <table:table-cell table:style-name="ce11" table:content-validation-name="val3" office:value-type="float" office:value="51.6485" calcext:value-type="float">
            <text:p>51,6485</text:p>
          </table:table-cell>
          <table:table-cell table:style-name="ce11" table:content-validation-name="val3" office:value-type="float" office:value="85949" calcext:value-type="float">
            <text:p>85949</text:p>
          </table:table-cell>
          <table:table-cell table:style-name="ce11" table:content-validation-name="val3" office:value-type="float" office:value="51.1322" calcext:value-type="float">
            <text:p>51,1322</text:p>
          </table:table-cell>
          <table:table-cell table:style-name="ce11" table:content-validation-name="val3" office:value-type="float" office:value="85925" calcext:value-type="float">
            <text:p>85925</text:p>
          </table:table-cell>
          <table:table-cell table:style-name="ce11" table:content-validation-name="val3" office:value-type="float" office:value="44.5358" calcext:value-type="float">
            <text:p>44,5358</text:p>
          </table:table-cell>
          <table:table-cell table:style-name="ce11" table:content-validation-name="val3" office:value-type="float" office:value="86041" calcext:value-type="float">
            <text:p>86041</text:p>
          </table:table-cell>
          <table:table-cell table:style-name="ce11" table:content-validation-name="val3" office:value-type="float" office:value="51.5611" calcext:value-type="float">
            <text:p>51,5611</text:p>
          </table:table-cell>
          <table:table-cell table:style-name="ce11" table:content-validation-name="val3" office:value-type="float" office:value="86003" calcext:value-type="float">
            <text:p>86003</text:p>
          </table:table-cell>
          <table:table-cell table:style-name="ce11" table:content-validation-name="val3" office:value-type="float" office:value="46.0294" calcext:value-type="float">
            <text:p>46,0294</text:p>
          </table:table-cell>
          <table:table-cell table:number-columns-repeated="1003"/>
        </table:table-row>
        <table:table-row table:style-name="ro2">
          <table:table-cell table:style-name="ce8" table:formula="of:=[$'Nomes de arquivos'.A26]" office:value-type="string" office:string-value="MDG-a_25_n2000_m200" calcext:value-type="string">
            <text:p>MDG-a_25_n2000_m200</text:p>
          </table:table-cell>
          <table:table-cell table:style-name="ce11" table:content-validation-name="val3" office:value-type="float" office:value="86130" calcext:value-type="float">
            <text:p>86130</text:p>
          </table:table-cell>
          <table:table-cell table:style-name="ce11" table:content-validation-name="val3" office:value-type="float" office:value="44.0531" calcext:value-type="float">
            <text:p>44,0531</text:p>
          </table:table-cell>
          <table:table-cell table:style-name="ce11" table:content-validation-name="val3" office:value-type="float" office:value="86115" calcext:value-type="float">
            <text:p>86115</text:p>
          </table:table-cell>
          <table:table-cell table:style-name="ce11" table:content-validation-name="val3" office:value-type="float" office:value="46.5825" calcext:value-type="float">
            <text:p>46,5825</text:p>
          </table:table-cell>
          <table:table-cell table:style-name="ce11" table:content-validation-name="val3" office:value-type="float" office:value="86049" calcext:value-type="float">
            <text:p>86049</text:p>
          </table:table-cell>
          <table:table-cell table:style-name="ce11" table:content-validation-name="val3" office:value-type="float" office:value="35.9248" calcext:value-type="float">
            <text:p>35,9248</text:p>
          </table:table-cell>
          <table:table-cell table:style-name="ce11" table:content-validation-name="val3" office:value-type="float" office:value="86151" calcext:value-type="float">
            <text:p>86151</text:p>
          </table:table-cell>
          <table:table-cell table:style-name="ce11" table:content-validation-name="val3" office:value-type="float" office:value="45.068" calcext:value-type="float">
            <text:p>45,068</text:p>
          </table:table-cell>
          <table:table-cell table:style-name="ce11" table:content-validation-name="val3" office:value-type="float" office:value="86193" calcext:value-type="float">
            <text:p>86193</text:p>
          </table:table-cell>
          <table:table-cell table:style-name="ce11" table:content-validation-name="val3" office:value-type="float" office:value="41.7704" calcext:value-type="float">
            <text:p>41,7704</text:p>
          </table:table-cell>
          <table:table-cell table:style-name="ce11" table:content-validation-name="val3" office:value-type="float" office:value="86145" calcext:value-type="float">
            <text:p>86145</text:p>
          </table:table-cell>
          <table:table-cell table:style-name="ce11" table:content-validation-name="val3" office:value-type="float" office:value="43.139" calcext:value-type="float">
            <text:p>43,139</text:p>
          </table:table-cell>
          <table:table-cell table:style-name="ce11" table:content-validation-name="val3" office:value-type="float" office:value="86073" calcext:value-type="float">
            <text:p>86073</text:p>
          </table:table-cell>
          <table:table-cell table:style-name="ce11" table:content-validation-name="val3" office:value-type="float" office:value="56.4591" calcext:value-type="float">
            <text:p>56,4591</text:p>
          </table:table-cell>
          <table:table-cell table:style-name="ce11" table:content-validation-name="val3" office:value-type="float" office:value="85945" calcext:value-type="float">
            <text:p>85945</text:p>
          </table:table-cell>
          <table:table-cell table:style-name="ce11" table:content-validation-name="val3" office:value-type="float" office:value="44.7453" calcext:value-type="float">
            <text:p>44,7453</text:p>
          </table:table-cell>
          <table:table-cell table:style-name="ce11" table:content-validation-name="val3" office:value-type="float" office:value="86110" calcext:value-type="float">
            <text:p>86110</text:p>
          </table:table-cell>
          <table:table-cell table:style-name="ce11" table:content-validation-name="val3" office:value-type="float" office:value="54.3938" calcext:value-type="float">
            <text:p>54,3938</text:p>
          </table:table-cell>
          <table:table-cell table:style-name="ce11" table:content-validation-name="val3" office:value-type="float" office:value="86151" calcext:value-type="float">
            <text:p>86151</text:p>
          </table:table-cell>
          <table:table-cell table:style-name="ce11" table:content-validation-name="val3" office:value-type="float" office:value="55.7777" calcext:value-type="float">
            <text:p>55,7777</text:p>
          </table:table-cell>
          <table:table-cell table:number-columns-repeated="1003"/>
        </table:table-row>
        <table:table-row table:style-name="ro2">
          <table:table-cell table:style-name="ce8" table:formula="of:=[$'Nomes de arquivos'.A27]" office:value-type="string" office:string-value="MDG-a_26_n2000_m200" calcext:value-type="string">
            <text:p>MDG-a_26_n2000_m200</text:p>
          </table:table-cell>
          <table:table-cell table:style-name="ce11" table:content-validation-name="val3" office:value-type="float" office:value="85954" calcext:value-type="float">
            <text:p>85954</text:p>
          </table:table-cell>
          <table:table-cell table:style-name="ce11" table:content-validation-name="val3" office:value-type="float" office:value="41.8751" calcext:value-type="float">
            <text:p>41,8751</text:p>
          </table:table-cell>
          <table:table-cell table:style-name="ce11" table:content-validation-name="val3" office:value-type="float" office:value="86115" calcext:value-type="float">
            <text:p>86115</text:p>
          </table:table-cell>
          <table:table-cell table:style-name="ce11" table:content-validation-name="val3" office:value-type="float" office:value="56.9024" calcext:value-type="float">
            <text:p>56,9024</text:p>
          </table:table-cell>
          <table:table-cell table:style-name="ce11" table:content-validation-name="val3" office:value-type="float" office:value="85996" calcext:value-type="float">
            <text:p>85996</text:p>
          </table:table-cell>
          <table:table-cell table:style-name="ce11" table:content-validation-name="val3" office:value-type="float" office:value="47.7515" calcext:value-type="float">
            <text:p>47,7515</text:p>
          </table:table-cell>
          <table:table-cell table:style-name="ce11" table:content-validation-name="val3" office:value-type="float" office:value="85957" calcext:value-type="float">
            <text:p>85957</text:p>
          </table:table-cell>
          <table:table-cell table:style-name="ce11" table:content-validation-name="val3" office:value-type="float" office:value="49.8265" calcext:value-type="float">
            <text:p>49,8265</text:p>
          </table:table-cell>
          <table:table-cell table:style-name="ce11" table:content-validation-name="val3" office:value-type="float" office:value="85920" calcext:value-type="float">
            <text:p>85920</text:p>
          </table:table-cell>
          <table:table-cell table:style-name="ce11" table:content-validation-name="val3" office:value-type="float" office:value="48.1169" calcext:value-type="float">
            <text:p>48,1169</text:p>
          </table:table-cell>
          <table:table-cell table:style-name="ce11" table:content-validation-name="val3" office:value-type="float" office:value="85964" calcext:value-type="float">
            <text:p>85964</text:p>
          </table:table-cell>
          <table:table-cell table:style-name="ce11" table:content-validation-name="val3" office:value-type="float" office:value="39.1165" calcext:value-type="float">
            <text:p>39,1165</text:p>
          </table:table-cell>
          <table:table-cell table:style-name="ce11" table:content-validation-name="val3" office:value-type="float" office:value="86002" calcext:value-type="float">
            <text:p>86002</text:p>
          </table:table-cell>
          <table:table-cell table:style-name="ce11" table:content-validation-name="val3" office:value-type="float" office:value="46.7926" calcext:value-type="float">
            <text:p>46,7926</text:p>
          </table:table-cell>
          <table:table-cell table:style-name="ce11" table:content-validation-name="val3" office:value-type="float" office:value="85989" calcext:value-type="float">
            <text:p>85989</text:p>
          </table:table-cell>
          <table:table-cell table:style-name="ce11" table:content-validation-name="val3" office:value-type="float" office:value="45.7279" calcext:value-type="float">
            <text:p>45,7279</text:p>
          </table:table-cell>
          <table:table-cell table:style-name="ce11" table:content-validation-name="val3" office:value-type="float" office:value="85946" calcext:value-type="float">
            <text:p>85946</text:p>
          </table:table-cell>
          <table:table-cell table:style-name="ce11" table:content-validation-name="val3" office:value-type="float" office:value="44.2016" calcext:value-type="float">
            <text:p>44,2016</text:p>
          </table:table-cell>
          <table:table-cell table:style-name="ce11" table:content-validation-name="val3" office:value-type="float" office:value="85965" calcext:value-type="float">
            <text:p>85965</text:p>
          </table:table-cell>
          <table:table-cell table:style-name="ce11" table:content-validation-name="val3" office:value-type="float" office:value="40.084" calcext:value-type="float">
            <text:p>40,084</text:p>
          </table:table-cell>
          <table:table-cell table:number-columns-repeated="1003"/>
        </table:table-row>
        <table:table-row table:style-name="ro2">
          <table:table-cell table:style-name="ce8" table:formula="of:=[$'Nomes de arquivos'.A28]" office:value-type="string" office:string-value="MDG-a_27_n2000_m200" calcext:value-type="string">
            <text:p>MDG-a_27_n2000_m200</text:p>
          </table:table-cell>
          <table:table-cell table:style-name="ce11" table:content-validation-name="val3" office:value-type="float" office:value="86043" calcext:value-type="float">
            <text:p>86043</text:p>
          </table:table-cell>
          <table:table-cell table:style-name="ce11" table:content-validation-name="val3" office:value-type="float" office:value="44.3101" calcext:value-type="float">
            <text:p>44,3101</text:p>
          </table:table-cell>
          <table:table-cell table:style-name="ce11" table:content-validation-name="val3" office:value-type="float" office:value="86007" calcext:value-type="float">
            <text:p>86007</text:p>
          </table:table-cell>
          <table:table-cell table:style-name="ce11" table:content-validation-name="val3" office:value-type="float" office:value="42.9772" calcext:value-type="float">
            <text:p>42,9772</text:p>
          </table:table-cell>
          <table:table-cell table:style-name="ce11" table:content-validation-name="val3" office:value-type="float" office:value="85944" calcext:value-type="float">
            <text:p>85944</text:p>
          </table:table-cell>
          <table:table-cell table:style-name="ce11" table:content-validation-name="val3" office:value-type="float" office:value="50.107" calcext:value-type="float">
            <text:p>50,107</text:p>
          </table:table-cell>
          <table:table-cell table:style-name="ce11" table:content-validation-name="val3" office:value-type="float" office:value="85963" calcext:value-type="float">
            <text:p>85963</text:p>
          </table:table-cell>
          <table:table-cell table:style-name="ce11" table:content-validation-name="val3" office:value-type="float" office:value="44.4834" calcext:value-type="float">
            <text:p>44,4834</text:p>
          </table:table-cell>
          <table:table-cell table:style-name="ce11" table:content-validation-name="val3" office:value-type="float" office:value="86031" calcext:value-type="float">
            <text:p>86031</text:p>
          </table:table-cell>
          <table:table-cell table:style-name="ce11" table:content-validation-name="val3" office:value-type="float" office:value="46.2995" calcext:value-type="float">
            <text:p>46,2995</text:p>
          </table:table-cell>
          <table:table-cell table:style-name="ce11" table:content-validation-name="val3" office:value-type="float" office:value="85923" calcext:value-type="float">
            <text:p>85923</text:p>
          </table:table-cell>
          <table:table-cell table:style-name="ce11" table:content-validation-name="val3" office:value-type="float" office:value="49.8481" calcext:value-type="float">
            <text:p>49,8481</text:p>
          </table:table-cell>
          <table:table-cell table:style-name="ce11" table:content-validation-name="val3" office:value-type="float" office:value="86010" calcext:value-type="float">
            <text:p>86010</text:p>
          </table:table-cell>
          <table:table-cell table:style-name="ce11" table:content-validation-name="val3" office:value-type="float" office:value="39.3153" calcext:value-type="float">
            <text:p>39,3153</text:p>
          </table:table-cell>
          <table:table-cell table:style-name="ce11" table:content-validation-name="val3" office:value-type="float" office:value="85835" calcext:value-type="float">
            <text:p>85835</text:p>
          </table:table-cell>
          <table:table-cell table:style-name="ce11" table:content-validation-name="val3" office:value-type="float" office:value="49.5819" calcext:value-type="float">
            <text:p>49,5819</text:p>
          </table:table-cell>
          <table:table-cell table:style-name="ce11" table:content-validation-name="val3" office:value-type="float" office:value="85982" calcext:value-type="float">
            <text:p>85982</text:p>
          </table:table-cell>
          <table:table-cell table:style-name="ce11" table:content-validation-name="val3" office:value-type="float" office:value="42.0077" calcext:value-type="float">
            <text:p>42,0077</text:p>
          </table:table-cell>
          <table:table-cell table:style-name="ce11" table:content-validation-name="val3" office:value-type="float" office:value="85907" calcext:value-type="float">
            <text:p>85907</text:p>
          </table:table-cell>
          <table:table-cell table:style-name="ce11" table:content-validation-name="val3" office:value-type="float" office:value="48.2297" calcext:value-type="float">
            <text:p>48,2297</text:p>
          </table:table-cell>
          <table:table-cell table:number-columns-repeated="1003"/>
        </table:table-row>
        <table:table-row table:style-name="ro2">
          <table:table-cell table:style-name="ce8" table:formula="of:=[$'Nomes de arquivos'.A29]" office:value-type="string" office:string-value="MDG-a_28_n2000_m200" calcext:value-type="string">
            <text:p>MDG-a_28_n2000_m200</text:p>
          </table:table-cell>
          <table:table-cell table:style-name="ce11" table:content-validation-name="val3" office:value-type="float" office:value="85742" calcext:value-type="float">
            <text:p>85742</text:p>
          </table:table-cell>
          <table:table-cell table:style-name="ce11" table:content-validation-name="val3" office:value-type="float" office:value="58.8105" calcext:value-type="float">
            <text:p>58,8105</text:p>
          </table:table-cell>
          <table:table-cell table:style-name="ce11" table:content-validation-name="val3" office:value-type="float" office:value="85811" calcext:value-type="float">
            <text:p>85811</text:p>
          </table:table-cell>
          <table:table-cell table:style-name="ce11" table:content-validation-name="val3" office:value-type="float" office:value="44.4396" calcext:value-type="float">
            <text:p>44,4396</text:p>
          </table:table-cell>
          <table:table-cell table:style-name="ce11" table:content-validation-name="val3" office:value-type="float" office:value="85896" calcext:value-type="float">
            <text:p>85896</text:p>
          </table:table-cell>
          <table:table-cell table:style-name="ce11" table:content-validation-name="val3" office:value-type="float" office:value="38.1353" calcext:value-type="float">
            <text:p>38,1353</text:p>
          </table:table-cell>
          <table:table-cell table:style-name="ce11" table:content-validation-name="val3" office:value-type="float" office:value="85927" calcext:value-type="float">
            <text:p>85927</text:p>
          </table:table-cell>
          <table:table-cell table:style-name="ce11" table:content-validation-name="val3" office:value-type="float" office:value="28.1152" calcext:value-type="float">
            <text:p>28,1152</text:p>
          </table:table-cell>
          <table:table-cell table:style-name="ce11" table:content-validation-name="val3" office:value-type="float" office:value="85982" calcext:value-type="float">
            <text:p>85982</text:p>
          </table:table-cell>
          <table:table-cell table:style-name="ce11" table:content-validation-name="val3" office:value-type="float" office:value="50.2154" calcext:value-type="float">
            <text:p>50,2154</text:p>
          </table:table-cell>
          <table:table-cell table:style-name="ce11" table:content-validation-name="val3" office:value-type="float" office:value="86006" calcext:value-type="float">
            <text:p>86006</text:p>
          </table:table-cell>
          <table:table-cell table:style-name="ce11" table:content-validation-name="val3" office:value-type="float" office:value="42.6897" calcext:value-type="float">
            <text:p>42,6897</text:p>
          </table:table-cell>
          <table:table-cell table:style-name="ce11" table:content-validation-name="val3" office:value-type="float" office:value="85857" calcext:value-type="float">
            <text:p>85857</text:p>
          </table:table-cell>
          <table:table-cell table:style-name="ce11" table:content-validation-name="val3" office:value-type="float" office:value="50.9307" calcext:value-type="float">
            <text:p>50,9307</text:p>
          </table:table-cell>
          <table:table-cell table:style-name="ce11" table:content-validation-name="val3" office:value-type="float" office:value="86000" calcext:value-type="float">
            <text:p>86000</text:p>
          </table:table-cell>
          <table:table-cell table:style-name="ce11" table:content-validation-name="val3" office:value-type="float" office:value="43.7421" calcext:value-type="float">
            <text:p>43,7421</text:p>
          </table:table-cell>
          <table:table-cell table:style-name="ce11" table:content-validation-name="val3" office:value-type="float" office:value="86010" calcext:value-type="float">
            <text:p>86010</text:p>
          </table:table-cell>
          <table:table-cell table:style-name="ce11" table:content-validation-name="val3" office:value-type="float" office:value="56.3851" calcext:value-type="float">
            <text:p>56,3851</text:p>
          </table:table-cell>
          <table:table-cell table:style-name="ce11" table:content-validation-name="val3" office:value-type="float" office:value="85927" calcext:value-type="float">
            <text:p>85927</text:p>
          </table:table-cell>
          <table:table-cell table:style-name="ce11" table:content-validation-name="val3" office:value-type="float" office:value="43.6776" calcext:value-type="float">
            <text:p>43,6776</text:p>
          </table:table-cell>
          <table:table-cell table:number-columns-repeated="1003"/>
        </table:table-row>
        <table:table-row table:style-name="ro2">
          <table:table-cell table:style-name="ce8" table:formula="of:=[$'Nomes de arquivos'.A30]" office:value-type="string" office:string-value="MDG-a_29_n2000_m200" calcext:value-type="string">
            <text:p>MDG-a_29_n2000_m200</text:p>
          </table:table-cell>
          <table:table-cell table:style-name="ce11" table:content-validation-name="val3" office:value-type="float" office:value="85945" calcext:value-type="float">
            <text:p>85945</text:p>
          </table:table-cell>
          <table:table-cell table:style-name="ce11" table:content-validation-name="val3" office:value-type="float" office:value="47.4819" calcext:value-type="float">
            <text:p>47,4819</text:p>
          </table:table-cell>
          <table:table-cell table:style-name="ce11" table:content-validation-name="val3" office:value-type="float" office:value="85998" calcext:value-type="float">
            <text:p>85998</text:p>
          </table:table-cell>
          <table:table-cell table:style-name="ce11" table:content-validation-name="val3" office:value-type="float" office:value="34.2416" calcext:value-type="float">
            <text:p>34,2416</text:p>
          </table:table-cell>
          <table:table-cell table:style-name="ce11" table:content-validation-name="val3" office:value-type="float" office:value="85973" calcext:value-type="float">
            <text:p>85973</text:p>
          </table:table-cell>
          <table:table-cell table:style-name="ce11" table:content-validation-name="val3" office:value-type="float" office:value="46.5751" calcext:value-type="float">
            <text:p>46,5751</text:p>
          </table:table-cell>
          <table:table-cell table:style-name="ce11" table:content-validation-name="val3" office:value-type="float" office:value="85944" calcext:value-type="float">
            <text:p>85944</text:p>
          </table:table-cell>
          <table:table-cell table:style-name="ce11" table:content-validation-name="val3" office:value-type="float" office:value="40.1121" calcext:value-type="float">
            <text:p>40,1121</text:p>
          </table:table-cell>
          <table:table-cell table:style-name="ce11" table:content-validation-name="val3" office:value-type="float" office:value="85884" calcext:value-type="float">
            <text:p>85884</text:p>
          </table:table-cell>
          <table:table-cell table:style-name="ce11" table:content-validation-name="val3" office:value-type="float" office:value="51.1939" calcext:value-type="float">
            <text:p>51,1939</text:p>
          </table:table-cell>
          <table:table-cell table:style-name="ce11" table:content-validation-name="val3" office:value-type="float" office:value="85967" calcext:value-type="float">
            <text:p>85967</text:p>
          </table:table-cell>
          <table:table-cell table:style-name="ce11" table:content-validation-name="val3" office:value-type="float" office:value="54.4648" calcext:value-type="float">
            <text:p>54,4648</text:p>
          </table:table-cell>
          <table:table-cell table:style-name="ce11" table:content-validation-name="val3" office:value-type="float" office:value="85991" calcext:value-type="float">
            <text:p>85991</text:p>
          </table:table-cell>
          <table:table-cell table:style-name="ce11" table:content-validation-name="val3" office:value-type="float" office:value="46.4471" calcext:value-type="float">
            <text:p>46,4471</text:p>
          </table:table-cell>
          <table:table-cell table:style-name="ce11" table:content-validation-name="val3" office:value-type="float" office:value="85992" calcext:value-type="float">
            <text:p>85992</text:p>
          </table:table-cell>
          <table:table-cell table:style-name="ce11" table:content-validation-name="val3" office:value-type="float" office:value="47.3891" calcext:value-type="float">
            <text:p>47,3891</text:p>
          </table:table-cell>
          <table:table-cell table:style-name="ce11" table:content-validation-name="val3" office:value-type="float" office:value="85910" calcext:value-type="float">
            <text:p>85910</text:p>
          </table:table-cell>
          <table:table-cell table:style-name="ce11" table:content-validation-name="val3" office:value-type="float" office:value="56.7785" calcext:value-type="float">
            <text:p>56,7785</text:p>
          </table:table-cell>
          <table:table-cell table:style-name="ce11" table:content-validation-name="val3" office:value-type="float" office:value="85824" calcext:value-type="float">
            <text:p>85824</text:p>
          </table:table-cell>
          <table:table-cell table:style-name="ce11" table:content-validation-name="val3" office:value-type="float" office:value="41.9491" calcext:value-type="float">
            <text:p>41,9491</text:p>
          </table:table-cell>
          <table:table-cell table:number-columns-repeated="1003"/>
        </table:table-row>
        <table:table-row table:style-name="ro2">
          <table:table-cell table:style-name="ce8" table:formula="of:=[$'Nomes de arquivos'.A31]" office:value-type="string" office:string-value="MDG-a_30_n2000_m200" calcext:value-type="string">
            <text:p>MDG-a_30_n2000_m200</text:p>
          </table:table-cell>
          <table:table-cell table:style-name="ce11" table:content-validation-name="val3" office:value-type="float" office:value="85800" calcext:value-type="float">
            <text:p>85800</text:p>
          </table:table-cell>
          <table:table-cell table:style-name="ce11" table:content-validation-name="val3" office:value-type="float" office:value="62.5965" calcext:value-type="float">
            <text:p>62,5965</text:p>
          </table:table-cell>
          <table:table-cell table:style-name="ce11" table:content-validation-name="val3" office:value-type="float" office:value="85962" calcext:value-type="float">
            <text:p>85962</text:p>
          </table:table-cell>
          <table:table-cell table:style-name="ce11" table:content-validation-name="val3" office:value-type="float" office:value="50.5422" calcext:value-type="float">
            <text:p>50,5422</text:p>
          </table:table-cell>
          <table:table-cell table:style-name="ce11" table:content-validation-name="val3" office:value-type="float" office:value="85900" calcext:value-type="float">
            <text:p>85900</text:p>
          </table:table-cell>
          <table:table-cell table:style-name="ce11" table:content-validation-name="val3" office:value-type="float" office:value="47.4764" calcext:value-type="float">
            <text:p>47,4764</text:p>
          </table:table-cell>
          <table:table-cell table:style-name="ce11" table:content-validation-name="val3" office:value-type="float" office:value="85840" calcext:value-type="float">
            <text:p>85840</text:p>
          </table:table-cell>
          <table:table-cell table:style-name="ce11" table:content-validation-name="val3" office:value-type="float" office:value="43.2656" calcext:value-type="float">
            <text:p>43,2656</text:p>
          </table:table-cell>
          <table:table-cell table:style-name="ce11" table:content-validation-name="val3" office:value-type="float" office:value="85837" calcext:value-type="float">
            <text:p>85837</text:p>
          </table:table-cell>
          <table:table-cell table:style-name="ce11" table:content-validation-name="val3" office:value-type="float" office:value="47.7964" calcext:value-type="float">
            <text:p>47,7964</text:p>
          </table:table-cell>
          <table:table-cell table:style-name="ce11" table:content-validation-name="val3" office:value-type="float" office:value="85934" calcext:value-type="float">
            <text:p>85934</text:p>
          </table:table-cell>
          <table:table-cell table:style-name="ce11" table:content-validation-name="val3" office:value-type="float" office:value="49.6542" calcext:value-type="float">
            <text:p>49,6542</text:p>
          </table:table-cell>
          <table:table-cell table:style-name="ce11" table:content-validation-name="val3" office:value-type="float" office:value="85925" calcext:value-type="float">
            <text:p>85925</text:p>
          </table:table-cell>
          <table:table-cell table:style-name="ce11" table:content-validation-name="val3" office:value-type="float" office:value="46.052" calcext:value-type="float">
            <text:p>46,052</text:p>
          </table:table-cell>
          <table:table-cell table:style-name="ce11" table:content-validation-name="val3" office:value-type="float" office:value="85880" calcext:value-type="float">
            <text:p>85880</text:p>
          </table:table-cell>
          <table:table-cell table:style-name="ce11" table:content-validation-name="val3" office:value-type="float" office:value="48.8018" calcext:value-type="float">
            <text:p>48,8018</text:p>
          </table:table-cell>
          <table:table-cell table:style-name="ce11" table:content-validation-name="val3" office:value-type="float" office:value="85880" calcext:value-type="float">
            <text:p>85880</text:p>
          </table:table-cell>
          <table:table-cell table:style-name="ce11" table:content-validation-name="val3" office:value-type="float" office:value="43.9718" calcext:value-type="float">
            <text:p>43,9718</text:p>
          </table:table-cell>
          <table:table-cell table:style-name="ce11" table:content-validation-name="val3" office:value-type="float" office:value="85816" calcext:value-type="float">
            <text:p>85816</text:p>
          </table:table-cell>
          <table:table-cell table:style-name="ce11" table:content-validation-name="val3" office:value-type="float" office:value="38.9942" calcext:value-type="float">
            <text:p>38,9942</text:p>
          </table:table-cell>
          <table:table-cell table:number-columns-repeated="1003"/>
        </table:table-row>
        <table:table-row table:style-name="ro2">
          <table:table-cell table:style-name="ce8" table:formula="of:=[$'Nomes de arquivos'.A32]" office:value-type="string" office:string-value="MDG-a_31_n2000_m200" calcext:value-type="string">
            <text:p>MDG-a_31_n2000_m200</text:p>
          </table:table-cell>
          <table:table-cell table:style-name="ce11" table:content-validation-name="val3" office:value-type="float" office:value="85826" calcext:value-type="float">
            <text:p>85826</text:p>
          </table:table-cell>
          <table:table-cell table:style-name="ce11" table:content-validation-name="val3" office:value-type="float" office:value="56.8938" calcext:value-type="float">
            <text:p>56,8938</text:p>
          </table:table-cell>
          <table:table-cell table:style-name="ce11" table:content-validation-name="val3" office:value-type="float" office:value="86090" calcext:value-type="float">
            <text:p>86090</text:p>
          </table:table-cell>
          <table:table-cell table:style-name="ce11" table:content-validation-name="val3" office:value-type="float" office:value="49.2947" calcext:value-type="float">
            <text:p>49,2947</text:p>
          </table:table-cell>
          <table:table-cell table:style-name="ce11" table:content-validation-name="val3" office:value-type="float" office:value="85934" calcext:value-type="float">
            <text:p>85934</text:p>
          </table:table-cell>
          <table:table-cell table:style-name="ce11" table:content-validation-name="val3" office:value-type="float" office:value="50.4909" calcext:value-type="float">
            <text:p>50,4909</text:p>
          </table:table-cell>
          <table:table-cell table:style-name="ce11" table:content-validation-name="val3" office:value-type="float" office:value="85892" calcext:value-type="float">
            <text:p>85892</text:p>
          </table:table-cell>
          <table:table-cell table:style-name="ce11" table:content-validation-name="val3" office:value-type="float" office:value="48.0443" calcext:value-type="float">
            <text:p>48,0443</text:p>
          </table:table-cell>
          <table:table-cell table:style-name="ce11" table:content-validation-name="val3" office:value-type="float" office:value="86048" calcext:value-type="float">
            <text:p>86048</text:p>
          </table:table-cell>
          <table:table-cell table:style-name="ce11" table:content-validation-name="val3" office:value-type="float" office:value="40.3176" calcext:value-type="float">
            <text:p>40,3176</text:p>
          </table:table-cell>
          <table:table-cell table:style-name="ce11" table:content-validation-name="val3" office:value-type="float" office:value="85804" calcext:value-type="float">
            <text:p>85804</text:p>
          </table:table-cell>
          <table:table-cell table:style-name="ce11" table:content-validation-name="val3" office:value-type="float" office:value="49.5997" calcext:value-type="float">
            <text:p>49,5997</text:p>
          </table:table-cell>
          <table:table-cell table:style-name="ce11" table:content-validation-name="val3" office:value-type="float" office:value="85934" calcext:value-type="float">
            <text:p>85934</text:p>
          </table:table-cell>
          <table:table-cell table:style-name="ce11" table:content-validation-name="val3" office:value-type="float" office:value="39.2734" calcext:value-type="float">
            <text:p>39,2734</text:p>
          </table:table-cell>
          <table:table-cell table:style-name="ce11" table:content-validation-name="val3" office:value-type="float" office:value="86013" calcext:value-type="float">
            <text:p>86013</text:p>
          </table:table-cell>
          <table:table-cell table:style-name="ce11" table:content-validation-name="val3" office:value-type="float" office:value="50.6703" calcext:value-type="float">
            <text:p>50,6703</text:p>
          </table:table-cell>
          <table:table-cell table:style-name="ce11" table:content-validation-name="val3" office:value-type="float" office:value="85899" calcext:value-type="float">
            <text:p>85899</text:p>
          </table:table-cell>
          <table:table-cell table:style-name="ce11" table:content-validation-name="val3" office:value-type="float" office:value="51.4947" calcext:value-type="float">
            <text:p>51,4947</text:p>
          </table:table-cell>
          <table:table-cell table:style-name="ce11" table:content-validation-name="val3" office:value-type="float" office:value="85963" calcext:value-type="float">
            <text:p>85963</text:p>
          </table:table-cell>
          <table:table-cell table:style-name="ce11" table:content-validation-name="val3" office:value-type="float" office:value="38.8531" calcext:value-type="float">
            <text:p>38,8531</text:p>
          </table:table-cell>
          <table:table-cell table:number-columns-repeated="1003"/>
        </table:table-row>
        <table:table-row table:style-name="ro2">
          <table:table-cell table:style-name="ce8" table:formula="of:=[$'Nomes de arquivos'.A33]" office:value-type="string" office:string-value="MDG-a_32_n2000_m200" calcext:value-type="string">
            <text:p>MDG-a_32_n2000_m200</text:p>
          </table:table-cell>
          <table:table-cell table:style-name="ce11" table:content-validation-name="val3" office:value-type="float" office:value="86008" calcext:value-type="float">
            <text:p>86008</text:p>
          </table:table-cell>
          <table:table-cell table:style-name="ce11" table:content-validation-name="val3" office:value-type="float" office:value="48.8696" calcext:value-type="float">
            <text:p>48,8696</text:p>
          </table:table-cell>
          <table:table-cell table:style-name="ce11" table:content-validation-name="val3" office:value-type="float" office:value="85870" calcext:value-type="float">
            <text:p>85870</text:p>
          </table:table-cell>
          <table:table-cell table:style-name="ce11" table:content-validation-name="val3" office:value-type="float" office:value="46.2595" calcext:value-type="float">
            <text:p>46,2595</text:p>
          </table:table-cell>
          <table:table-cell table:style-name="ce11" table:content-validation-name="val3" office:value-type="float" office:value="85819" calcext:value-type="float">
            <text:p>85819</text:p>
          </table:table-cell>
          <table:table-cell table:style-name="ce11" table:content-validation-name="val3" office:value-type="float" office:value="45.3298" calcext:value-type="float">
            <text:p>45,3298</text:p>
          </table:table-cell>
          <table:table-cell table:style-name="ce11" table:content-validation-name="val3" office:value-type="float" office:value="86014" calcext:value-type="float">
            <text:p>86014</text:p>
          </table:table-cell>
          <table:table-cell table:style-name="ce11" table:content-validation-name="val3" office:value-type="float" office:value="45.6511" calcext:value-type="float">
            <text:p>45,6511</text:p>
          </table:table-cell>
          <table:table-cell table:style-name="ce11" table:content-validation-name="val3" office:value-type="float" office:value="85995" calcext:value-type="float">
            <text:p>85995</text:p>
          </table:table-cell>
          <table:table-cell table:style-name="ce11" table:content-validation-name="val3" office:value-type="float" office:value="42.4459" calcext:value-type="float">
            <text:p>42,4459</text:p>
          </table:table-cell>
          <table:table-cell table:style-name="ce11" table:content-validation-name="val3" office:value-type="float" office:value="85986" calcext:value-type="float">
            <text:p>85986</text:p>
          </table:table-cell>
          <table:table-cell table:style-name="ce11" table:content-validation-name="val3" office:value-type="float" office:value="51.0722" calcext:value-type="float">
            <text:p>51,0722</text:p>
          </table:table-cell>
          <table:table-cell table:style-name="ce11" table:content-validation-name="val3" office:value-type="float" office:value="86051" calcext:value-type="float">
            <text:p>86051</text:p>
          </table:table-cell>
          <table:table-cell table:style-name="ce11" table:content-validation-name="val3" office:value-type="float" office:value="37.9305" calcext:value-type="float">
            <text:p>37,9305</text:p>
          </table:table-cell>
          <table:table-cell table:style-name="ce11" table:content-validation-name="val3" office:value-type="float" office:value="85974" calcext:value-type="float">
            <text:p>85974</text:p>
          </table:table-cell>
          <table:table-cell table:style-name="ce11" table:content-validation-name="val3" office:value-type="float" office:value="48.3951" calcext:value-type="float">
            <text:p>48,3951</text:p>
          </table:table-cell>
          <table:table-cell table:style-name="ce11" table:content-validation-name="val3" office:value-type="float" office:value="85951" calcext:value-type="float">
            <text:p>85951</text:p>
          </table:table-cell>
          <table:table-cell table:style-name="ce11" table:content-validation-name="val3" office:value-type="float" office:value="44.4597" calcext:value-type="float">
            <text:p>44,4597</text:p>
          </table:table-cell>
          <table:table-cell table:style-name="ce11" table:content-validation-name="val3" office:value-type="float" office:value="86030" calcext:value-type="float">
            <text:p>86030</text:p>
          </table:table-cell>
          <table:table-cell table:style-name="ce11" table:content-validation-name="val3" office:value-type="float" office:value="40.3882" calcext:value-type="float">
            <text:p>40,3882</text:p>
          </table:table-cell>
          <table:table-cell table:number-columns-repeated="1003"/>
        </table:table-row>
        <table:table-row table:style-name="ro2">
          <table:table-cell table:style-name="ce8" table:formula="of:=[$'Nomes de arquivos'.A34]" office:value-type="string" office:string-value="MDG-a_33_n2000_m200" calcext:value-type="string">
            <text:p>MDG-a_33_n2000_m200</text:p>
          </table:table-cell>
          <table:table-cell table:style-name="ce11" table:content-validation-name="val3" office:value-type="float" office:value="85858" calcext:value-type="float">
            <text:p>85858</text:p>
          </table:table-cell>
          <table:table-cell table:style-name="ce11" table:content-validation-name="val3" office:value-type="float" office:value="51.0681" calcext:value-type="float">
            <text:p>51,0681</text:p>
          </table:table-cell>
          <table:table-cell table:style-name="ce11" table:content-validation-name="val3" office:value-type="float" office:value="85991" calcext:value-type="float">
            <text:p>85991</text:p>
          </table:table-cell>
          <table:table-cell table:style-name="ce11" table:content-validation-name="val3" office:value-type="float" office:value="44.2528" calcext:value-type="float">
            <text:p>44,2528</text:p>
          </table:table-cell>
          <table:table-cell table:style-name="ce11" table:content-validation-name="val3" office:value-type="float" office:value="85685" calcext:value-type="float">
            <text:p>85685</text:p>
          </table:table-cell>
          <table:table-cell table:style-name="ce11" table:content-validation-name="val3" office:value-type="float" office:value="47.3347" calcext:value-type="float">
            <text:p>47,3347</text:p>
          </table:table-cell>
          <table:table-cell table:style-name="ce11" table:content-validation-name="val3" office:value-type="float" office:value="85962" calcext:value-type="float">
            <text:p>85962</text:p>
          </table:table-cell>
          <table:table-cell table:style-name="ce11" table:content-validation-name="val3" office:value-type="float" office:value="46.4848" calcext:value-type="float">
            <text:p>46,4848</text:p>
          </table:table-cell>
          <table:table-cell table:style-name="ce11" table:content-validation-name="val3" office:value-type="float" office:value="85794" calcext:value-type="float">
            <text:p>85794</text:p>
          </table:table-cell>
          <table:table-cell table:style-name="ce11" table:content-validation-name="val3" office:value-type="float" office:value="31.1116" calcext:value-type="float">
            <text:p>31,1116</text:p>
          </table:table-cell>
          <table:table-cell table:style-name="ce11" table:content-validation-name="val3" office:value-type="float" office:value="85895" calcext:value-type="float">
            <text:p>85895</text:p>
          </table:table-cell>
          <table:table-cell table:style-name="ce11" table:content-validation-name="val3" office:value-type="float" office:value="35.6758" calcext:value-type="float">
            <text:p>35,6758</text:p>
          </table:table-cell>
          <table:table-cell table:style-name="ce11" table:content-validation-name="val3" office:value-type="float" office:value="85876" calcext:value-type="float">
            <text:p>85876</text:p>
          </table:table-cell>
          <table:table-cell table:style-name="ce11" table:content-validation-name="val3" office:value-type="float" office:value="43.7116" calcext:value-type="float">
            <text:p>43,7116</text:p>
          </table:table-cell>
          <table:table-cell table:style-name="ce11" table:content-validation-name="val3" office:value-type="float" office:value="85904" calcext:value-type="float">
            <text:p>85904</text:p>
          </table:table-cell>
          <table:table-cell table:style-name="ce11" table:content-validation-name="val3" office:value-type="float" office:value="40.4236" calcext:value-type="float">
            <text:p>40,4236</text:p>
          </table:table-cell>
          <table:table-cell table:style-name="ce11" table:content-validation-name="val3" office:value-type="float" office:value="85866" calcext:value-type="float">
            <text:p>85866</text:p>
          </table:table-cell>
          <table:table-cell table:style-name="ce11" table:content-validation-name="val3" office:value-type="float" office:value="50.5866" calcext:value-type="float">
            <text:p>50,5866</text:p>
          </table:table-cell>
          <table:table-cell table:style-name="ce11" table:content-validation-name="val3" office:value-type="float" office:value="85948" calcext:value-type="float">
            <text:p>85948</text:p>
          </table:table-cell>
          <table:table-cell table:style-name="ce11" table:content-validation-name="val3" office:value-type="float" office:value="44.0824" calcext:value-type="float">
            <text:p>44,0824</text:p>
          </table:table-cell>
          <table:table-cell table:number-columns-repeated="1003"/>
        </table:table-row>
        <table:table-row table:style-name="ro2">
          <table:table-cell table:style-name="ce8" table:formula="of:=[$'Nomes de arquivos'.A35]" office:value-type="string" office:string-value="MDG-a_34_n2000_m200" calcext:value-type="string">
            <text:p>MDG-a_34_n2000_m200</text:p>
          </table:table-cell>
          <table:table-cell table:style-name="ce11" table:content-validation-name="val3" office:value-type="float" office:value="85985" calcext:value-type="float">
            <text:p>85985</text:p>
          </table:table-cell>
          <table:table-cell table:style-name="ce11" table:content-validation-name="val3" office:value-type="float" office:value="55.0635" calcext:value-type="float">
            <text:p>55,0635</text:p>
          </table:table-cell>
          <table:table-cell table:style-name="ce11" table:content-validation-name="val3" office:value-type="float" office:value="86017" calcext:value-type="float">
            <text:p>86017</text:p>
          </table:table-cell>
          <table:table-cell table:style-name="ce11" table:content-validation-name="val3" office:value-type="float" office:value="45.2757" calcext:value-type="float">
            <text:p>45,2757</text:p>
          </table:table-cell>
          <table:table-cell table:style-name="ce11" table:content-validation-name="val3" office:value-type="float" office:value="86051" calcext:value-type="float">
            <text:p>86051</text:p>
          </table:table-cell>
          <table:table-cell table:style-name="ce11" table:content-validation-name="val3" office:value-type="float" office:value="50.5746" calcext:value-type="float">
            <text:p>50,5746</text:p>
          </table:table-cell>
          <table:table-cell table:style-name="ce11" table:content-validation-name="val3" office:value-type="float" office:value="85944" calcext:value-type="float">
            <text:p>85944</text:p>
          </table:table-cell>
          <table:table-cell table:style-name="ce11" table:content-validation-name="val3" office:value-type="float" office:value="58.8469" calcext:value-type="float">
            <text:p>58,8469</text:p>
          </table:table-cell>
          <table:table-cell table:style-name="ce11" table:content-validation-name="val3" office:value-type="float" office:value="85994" calcext:value-type="float">
            <text:p>85994</text:p>
          </table:table-cell>
          <table:table-cell table:style-name="ce11" table:content-validation-name="val3" office:value-type="float" office:value="50.5032" calcext:value-type="float">
            <text:p>50,5032</text:p>
          </table:table-cell>
          <table:table-cell table:style-name="ce11" table:content-validation-name="val3" office:value-type="float" office:value="85897" calcext:value-type="float">
            <text:p>85897</text:p>
          </table:table-cell>
          <table:table-cell table:style-name="ce11" table:content-validation-name="val3" office:value-type="float" office:value="47.1695" calcext:value-type="float">
            <text:p>47,1695</text:p>
          </table:table-cell>
          <table:table-cell table:style-name="ce11" table:content-validation-name="val3" office:value-type="float" office:value="85990" calcext:value-type="float">
            <text:p>85990</text:p>
          </table:table-cell>
          <table:table-cell table:style-name="ce11" table:content-validation-name="val3" office:value-type="float" office:value="39.9115" calcext:value-type="float">
            <text:p>39,9115</text:p>
          </table:table-cell>
          <table:table-cell table:style-name="ce11" table:content-validation-name="val3" office:value-type="float" office:value="86108" calcext:value-type="float">
            <text:p>86108</text:p>
          </table:table-cell>
          <table:table-cell table:style-name="ce11" table:content-validation-name="val3" office:value-type="float" office:value="55.47" calcext:value-type="float">
            <text:p>55,47</text:p>
          </table:table-cell>
          <table:table-cell table:style-name="ce11" table:content-validation-name="val3" office:value-type="float" office:value="85912" calcext:value-type="float">
            <text:p>85912</text:p>
          </table:table-cell>
          <table:table-cell table:style-name="ce11" table:content-validation-name="val3" office:value-type="float" office:value="58.4679" calcext:value-type="float">
            <text:p>58,4679</text:p>
          </table:table-cell>
          <table:table-cell table:style-name="ce11" table:content-validation-name="val3" office:value-type="float" office:value="86069" calcext:value-type="float">
            <text:p>86069</text:p>
          </table:table-cell>
          <table:table-cell table:style-name="ce11" table:content-validation-name="val3" office:value-type="float" office:value="42.8279" calcext:value-type="float">
            <text:p>42,8279</text:p>
          </table:table-cell>
          <table:table-cell table:number-columns-repeated="1003"/>
        </table:table-row>
        <table:table-row table:style-name="ro2">
          <table:table-cell table:style-name="ce8" table:formula="of:=[$'Nomes de arquivos'.A36]" office:value-type="string" office:string-value="MDG-a_35_n2000_m200" calcext:value-type="string">
            <text:p>MDG-a_35_n2000_m200</text:p>
          </table:table-cell>
          <table:table-cell table:style-name="ce11" table:content-validation-name="val3" office:value-type="float" office:value="85930" calcext:value-type="float">
            <text:p>85930</text:p>
          </table:table-cell>
          <table:table-cell table:style-name="ce11" table:content-validation-name="val3" office:value-type="float" office:value="55.4301" calcext:value-type="float">
            <text:p>55,4301</text:p>
          </table:table-cell>
          <table:table-cell table:style-name="ce11" table:content-validation-name="val3" office:value-type="float" office:value="85999" calcext:value-type="float">
            <text:p>85999</text:p>
          </table:table-cell>
          <table:table-cell table:style-name="ce11" table:content-validation-name="val3" office:value-type="float" office:value="35.7485" calcext:value-type="float">
            <text:p>35,7485</text:p>
          </table:table-cell>
          <table:table-cell table:style-name="ce11" table:content-validation-name="val3" office:value-type="float" office:value="86028" calcext:value-type="float">
            <text:p>86028</text:p>
          </table:table-cell>
          <table:table-cell table:style-name="ce11" table:content-validation-name="val3" office:value-type="float" office:value="43.8071" calcext:value-type="float">
            <text:p>43,8071</text:p>
          </table:table-cell>
          <table:table-cell table:style-name="ce11" table:content-validation-name="val3" office:value-type="float" office:value="85915" calcext:value-type="float">
            <text:p>85915</text:p>
          </table:table-cell>
          <table:table-cell table:style-name="ce11" table:content-validation-name="val3" office:value-type="float" office:value="43.1681" calcext:value-type="float">
            <text:p>43,1681</text:p>
          </table:table-cell>
          <table:table-cell table:style-name="ce11" table:content-validation-name="val3" office:value-type="float" office:value="85937" calcext:value-type="float">
            <text:p>85937</text:p>
          </table:table-cell>
          <table:table-cell table:style-name="ce11" table:content-validation-name="val3" office:value-type="float" office:value="43.5123" calcext:value-type="float">
            <text:p>43,5123</text:p>
          </table:table-cell>
          <table:table-cell table:style-name="ce11" table:content-validation-name="val3" office:value-type="float" office:value="85946" calcext:value-type="float">
            <text:p>85946</text:p>
          </table:table-cell>
          <table:table-cell table:style-name="ce11" table:content-validation-name="val3" office:value-type="float" office:value="44.9115" calcext:value-type="float">
            <text:p>44,9115</text:p>
          </table:table-cell>
          <table:table-cell table:style-name="ce11" table:content-validation-name="val3" office:value-type="float" office:value="85905" calcext:value-type="float">
            <text:p>85905</text:p>
          </table:table-cell>
          <table:table-cell table:style-name="ce11" table:content-validation-name="val3" office:value-type="float" office:value="47.5787" calcext:value-type="float">
            <text:p>47,5787</text:p>
          </table:table-cell>
          <table:table-cell table:style-name="ce11" table:content-validation-name="val3" office:value-type="float" office:value="85852" calcext:value-type="float">
            <text:p>85852</text:p>
          </table:table-cell>
          <table:table-cell table:style-name="ce11" table:content-validation-name="val3" office:value-type="float" office:value="45.1587" calcext:value-type="float">
            <text:p>45,1587</text:p>
          </table:table-cell>
          <table:table-cell table:style-name="ce11" table:content-validation-name="val3" office:value-type="float" office:value="85972" calcext:value-type="float">
            <text:p>85972</text:p>
          </table:table-cell>
          <table:table-cell table:style-name="ce11" table:content-validation-name="val3" office:value-type="float" office:value="45.9149" calcext:value-type="float">
            <text:p>45,9149</text:p>
          </table:table-cell>
          <table:table-cell table:style-name="ce11" table:content-validation-name="val3" office:value-type="float" office:value="85884" calcext:value-type="float">
            <text:p>85884</text:p>
          </table:table-cell>
          <table:table-cell table:style-name="ce11" table:content-validation-name="val3" office:value-type="float" office:value="45.5046" calcext:value-type="float">
            <text:p>45,5046</text:p>
          </table:table-cell>
          <table:table-cell table:number-columns-repeated="1003"/>
        </table:table-row>
        <table:table-row table:style-name="ro2">
          <table:table-cell table:style-name="ce8" table:formula="of:=[$'Nomes de arquivos'.A37]" office:value-type="string" office:string-value="MDG-a_36_n2000_m200" calcext:value-type="string">
            <text:p>MDG-a_36_n2000_m200</text:p>
          </table:table-cell>
          <table:table-cell table:style-name="ce11" table:content-validation-name="val3" office:value-type="float" office:value="85892" calcext:value-type="float">
            <text:p>85892</text:p>
          </table:table-cell>
          <table:table-cell table:style-name="ce11" table:content-validation-name="val3" office:value-type="float" office:value="39.4021" calcext:value-type="float">
            <text:p>39,4021</text:p>
          </table:table-cell>
          <table:table-cell table:style-name="ce11" table:content-validation-name="val3" office:value-type="float" office:value="85869" calcext:value-type="float">
            <text:p>85869</text:p>
          </table:table-cell>
          <table:table-cell table:style-name="ce11" table:content-validation-name="val3" office:value-type="float" office:value="43.6301" calcext:value-type="float">
            <text:p>43,6301</text:p>
          </table:table-cell>
          <table:table-cell table:style-name="ce11" table:content-validation-name="val3" office:value-type="float" office:value="85922" calcext:value-type="float">
            <text:p>85922</text:p>
          </table:table-cell>
          <table:table-cell table:style-name="ce11" table:content-validation-name="val3" office:value-type="float" office:value="33.5017" calcext:value-type="float">
            <text:p>33,5017</text:p>
          </table:table-cell>
          <table:table-cell table:style-name="ce11" table:content-validation-name="val3" office:value-type="float" office:value="85866" calcext:value-type="float">
            <text:p>85866</text:p>
          </table:table-cell>
          <table:table-cell table:style-name="ce11" table:content-validation-name="val3" office:value-type="float" office:value="50.6531" calcext:value-type="float">
            <text:p>50,6531</text:p>
          </table:table-cell>
          <table:table-cell table:style-name="ce11" table:content-validation-name="val3" office:value-type="float" office:value="85840" calcext:value-type="float">
            <text:p>85840</text:p>
          </table:table-cell>
          <table:table-cell table:style-name="ce11" table:content-validation-name="val3" office:value-type="float" office:value="43.3429" calcext:value-type="float">
            <text:p>43,3429</text:p>
          </table:table-cell>
          <table:table-cell table:style-name="ce11" table:content-validation-name="val3" office:value-type="float" office:value="86057" calcext:value-type="float">
            <text:p>86057</text:p>
          </table:table-cell>
          <table:table-cell table:style-name="ce11" table:content-validation-name="val3" office:value-type="float" office:value="45.5605" calcext:value-type="float">
            <text:p>45,5605</text:p>
          </table:table-cell>
          <table:table-cell table:style-name="ce11" table:content-validation-name="val3" office:value-type="float" office:value="86022" calcext:value-type="float">
            <text:p>86022</text:p>
          </table:table-cell>
          <table:table-cell table:style-name="ce11" table:content-validation-name="val3" office:value-type="float" office:value="38.6073" calcext:value-type="float">
            <text:p>38,6073</text:p>
          </table:table-cell>
          <table:table-cell table:style-name="ce11" table:content-validation-name="val3" office:value-type="float" office:value="85929" calcext:value-type="float">
            <text:p>85929</text:p>
          </table:table-cell>
          <table:table-cell table:style-name="ce11" table:content-validation-name="val3" office:value-type="float" office:value="38.2227" calcext:value-type="float">
            <text:p>38,2227</text:p>
          </table:table-cell>
          <table:table-cell table:style-name="ce11" table:content-validation-name="val3" office:value-type="float" office:value="85859" calcext:value-type="float">
            <text:p>85859</text:p>
          </table:table-cell>
          <table:table-cell table:style-name="ce11" table:content-validation-name="val3" office:value-type="float" office:value="60.7308" calcext:value-type="float">
            <text:p>60,7308</text:p>
          </table:table-cell>
          <table:table-cell table:style-name="ce11" table:content-validation-name="val3" office:value-type="float" office:value="85863" calcext:value-type="float">
            <text:p>85863</text:p>
          </table:table-cell>
          <table:table-cell table:style-name="ce11" table:content-validation-name="val3" office:value-type="float" office:value="43.677" calcext:value-type="float">
            <text:p>43,677</text:p>
          </table:table-cell>
          <table:table-cell table:number-columns-repeated="1003"/>
        </table:table-row>
        <table:table-row table:style-name="ro2">
          <table:table-cell table:style-name="ce8" table:formula="of:=[$'Nomes de arquivos'.A38]" office:value-type="string" office:string-value="MDG-a_37_n2000_m200" calcext:value-type="string">
            <text:p>MDG-a_37_n2000_m200</text:p>
          </table:table-cell>
          <table:table-cell table:style-name="ce11" table:content-validation-name="val3" office:value-type="float" office:value="86122" calcext:value-type="float">
            <text:p>86122</text:p>
          </table:table-cell>
          <table:table-cell table:style-name="ce11" table:content-validation-name="val3" office:value-type="float" office:value="46.5763" calcext:value-type="float">
            <text:p>46,5763</text:p>
          </table:table-cell>
          <table:table-cell table:style-name="ce11" table:content-validation-name="val3" office:value-type="float" office:value="85993" calcext:value-type="float">
            <text:p>85993</text:p>
          </table:table-cell>
          <table:table-cell table:style-name="ce11" table:content-validation-name="val3" office:value-type="float" office:value="23.8745" calcext:value-type="float">
            <text:p>23,8745</text:p>
          </table:table-cell>
          <table:table-cell table:style-name="ce11" table:content-validation-name="val3" office:value-type="float" office:value="86102" calcext:value-type="float">
            <text:p>86102</text:p>
          </table:table-cell>
          <table:table-cell table:style-name="ce11" table:content-validation-name="val3" office:value-type="float" office:value="42.947" calcext:value-type="float">
            <text:p>42,947</text:p>
          </table:table-cell>
          <table:table-cell table:style-name="ce11" table:content-validation-name="val3" office:value-type="float" office:value="86098" calcext:value-type="float">
            <text:p>86098</text:p>
          </table:table-cell>
          <table:table-cell table:style-name="ce11" table:content-validation-name="val3" office:value-type="float" office:value="41.1032" calcext:value-type="float">
            <text:p>41,1032</text:p>
          </table:table-cell>
          <table:table-cell table:style-name="ce11" table:content-validation-name="val3" office:value-type="float" office:value="86076" calcext:value-type="float">
            <text:p>86076</text:p>
          </table:table-cell>
          <table:table-cell table:style-name="ce11" table:content-validation-name="val3" office:value-type="float" office:value="42.098" calcext:value-type="float">
            <text:p>42,098</text:p>
          </table:table-cell>
          <table:table-cell table:style-name="ce11" table:content-validation-name="val3" office:value-type="float" office:value="85881" calcext:value-type="float">
            <text:p>85881</text:p>
          </table:table-cell>
          <table:table-cell table:style-name="ce11" table:content-validation-name="val3" office:value-type="float" office:value="53.5859" calcext:value-type="float">
            <text:p>53,5859</text:p>
          </table:table-cell>
          <table:table-cell table:style-name="ce11" table:content-validation-name="val3" office:value-type="float" office:value="85926" calcext:value-type="float">
            <text:p>85926</text:p>
          </table:table-cell>
          <table:table-cell table:style-name="ce11" table:content-validation-name="val3" office:value-type="float" office:value="46.0844" calcext:value-type="float">
            <text:p>46,0844</text:p>
          </table:table-cell>
          <table:table-cell table:style-name="ce11" table:content-validation-name="val3" office:value-type="float" office:value="86072" calcext:value-type="float">
            <text:p>86072</text:p>
          </table:table-cell>
          <table:table-cell table:style-name="ce11" table:content-validation-name="val3" office:value-type="float" office:value="45.0707" calcext:value-type="float">
            <text:p>45,0707</text:p>
          </table:table-cell>
          <table:table-cell table:style-name="ce11" table:content-validation-name="val3" office:value-type="float" office:value="86102" calcext:value-type="float">
            <text:p>86102</text:p>
          </table:table-cell>
          <table:table-cell table:style-name="ce11" table:content-validation-name="val3" office:value-type="float" office:value="46.9613" calcext:value-type="float">
            <text:p>46,9613</text:p>
          </table:table-cell>
          <table:table-cell table:style-name="ce11" table:content-validation-name="val3" office:value-type="float" office:value="85825" calcext:value-type="float">
            <text:p>85825</text:p>
          </table:table-cell>
          <table:table-cell table:style-name="ce11" table:content-validation-name="val3" office:value-type="float" office:value="45.9599" calcext:value-type="float">
            <text:p>45,9599</text:p>
          </table:table-cell>
          <table:table-cell table:number-columns-repeated="1003"/>
        </table:table-row>
        <table:table-row table:style-name="ro2">
          <table:table-cell table:style-name="ce8" table:formula="of:=[$'Nomes de arquivos'.A39]" office:value-type="string" office:string-value="MDG-a_38_n2000_m200" calcext:value-type="string">
            <text:p>MDG-a_38_n2000_m200</text:p>
          </table:table-cell>
          <table:table-cell table:style-name="ce11" table:content-validation-name="val3" office:value-type="float" office:value="85938" calcext:value-type="float">
            <text:p>85938</text:p>
          </table:table-cell>
          <table:table-cell table:style-name="ce11" table:content-validation-name="val3" office:value-type="float" office:value="49.989" calcext:value-type="float">
            <text:p>49,989</text:p>
          </table:table-cell>
          <table:table-cell table:style-name="ce11" table:content-validation-name="val3" office:value-type="float" office:value="85736" calcext:value-type="float">
            <text:p>85736</text:p>
          </table:table-cell>
          <table:table-cell table:style-name="ce11" table:content-validation-name="val3" office:value-type="float" office:value="47.0384" calcext:value-type="float">
            <text:p>47,0384</text:p>
          </table:table-cell>
          <table:table-cell table:style-name="ce11" table:content-validation-name="val3" office:value-type="float" office:value="85947" calcext:value-type="float">
            <text:p>85947</text:p>
          </table:table-cell>
          <table:table-cell table:style-name="ce11" table:content-validation-name="val3" office:value-type="float" office:value="38.9099" calcext:value-type="float">
            <text:p>38,9099</text:p>
          </table:table-cell>
          <table:table-cell table:style-name="ce11" table:content-validation-name="val3" office:value-type="float" office:value="85886" calcext:value-type="float">
            <text:p>85886</text:p>
          </table:table-cell>
          <table:table-cell table:style-name="ce11" table:content-validation-name="val3" office:value-type="float" office:value="55.9001" calcext:value-type="float">
            <text:p>55,9001</text:p>
          </table:table-cell>
          <table:table-cell table:style-name="ce11" table:content-validation-name="val3" office:value-type="float" office:value="85956" calcext:value-type="float">
            <text:p>85956</text:p>
          </table:table-cell>
          <table:table-cell table:style-name="ce11" table:content-validation-name="val3" office:value-type="float" office:value="41.6559" calcext:value-type="float">
            <text:p>41,6559</text:p>
          </table:table-cell>
          <table:table-cell table:style-name="ce11" table:content-validation-name="val3" office:value-type="float" office:value="85896" calcext:value-type="float">
            <text:p>85896</text:p>
          </table:table-cell>
          <table:table-cell table:style-name="ce11" table:content-validation-name="val3" office:value-type="float" office:value="31.3718" calcext:value-type="float">
            <text:p>31,3718</text:p>
          </table:table-cell>
          <table:table-cell table:style-name="ce11" table:content-validation-name="val3" office:value-type="float" office:value="86000" calcext:value-type="float">
            <text:p>86000</text:p>
          </table:table-cell>
          <table:table-cell table:style-name="ce11" table:content-validation-name="val3" office:value-type="float" office:value="45.2812" calcext:value-type="float">
            <text:p>45,2812</text:p>
          </table:table-cell>
          <table:table-cell table:style-name="ce11" table:content-validation-name="val3" office:value-type="float" office:value="85994" calcext:value-type="float">
            <text:p>85994</text:p>
          </table:table-cell>
          <table:table-cell table:style-name="ce11" table:content-validation-name="val3" office:value-type="float" office:value="39.4764" calcext:value-type="float">
            <text:p>39,4764</text:p>
          </table:table-cell>
          <table:table-cell table:style-name="ce11" table:content-validation-name="val3" office:value-type="float" office:value="85875" calcext:value-type="float">
            <text:p>85875</text:p>
          </table:table-cell>
          <table:table-cell table:style-name="ce11" table:content-validation-name="val3" office:value-type="float" office:value="42.9508" calcext:value-type="float">
            <text:p>42,9508</text:p>
          </table:table-cell>
          <table:table-cell table:style-name="ce11" table:content-validation-name="val3" office:value-type="float" office:value="85953" calcext:value-type="float">
            <text:p>85953</text:p>
          </table:table-cell>
          <table:table-cell table:style-name="ce11" table:content-validation-name="val3" office:value-type="float" office:value="42.2584" calcext:value-type="float">
            <text:p>42,2584</text:p>
          </table:table-cell>
          <table:table-cell table:number-columns-repeated="1003"/>
        </table:table-row>
        <table:table-row table:style-name="ro2">
          <table:table-cell table:style-name="ce8" table:formula="of:=[$'Nomes de arquivos'.A40]" office:value-type="string" office:string-value="MDG-a_39_n2000_m200" calcext:value-type="string">
            <text:p>MDG-a_39_n2000_m200</text:p>
          </table:table-cell>
          <table:table-cell table:style-name="ce11" table:content-validation-name="val3" office:value-type="float" office:value="86033" calcext:value-type="float">
            <text:p>86033</text:p>
          </table:table-cell>
          <table:table-cell table:style-name="ce11" table:content-validation-name="val3" office:value-type="float" office:value="45.0266" calcext:value-type="float">
            <text:p>45,0266</text:p>
          </table:table-cell>
          <table:table-cell table:style-name="ce11" table:content-validation-name="val3" office:value-type="float" office:value="86003" calcext:value-type="float">
            <text:p>86003</text:p>
          </table:table-cell>
          <table:table-cell table:style-name="ce11" table:content-validation-name="val3" office:value-type="float" office:value="52.4674" calcext:value-type="float">
            <text:p>52,4674</text:p>
          </table:table-cell>
          <table:table-cell table:style-name="ce11" table:content-validation-name="val3" office:value-type="float" office:value="85963" calcext:value-type="float">
            <text:p>85963</text:p>
          </table:table-cell>
          <table:table-cell table:style-name="ce11" table:content-validation-name="val3" office:value-type="float" office:value="43.5364" calcext:value-type="float">
            <text:p>43,5364</text:p>
          </table:table-cell>
          <table:table-cell table:style-name="ce11" table:content-validation-name="val3" office:value-type="float" office:value="85899" calcext:value-type="float">
            <text:p>85899</text:p>
          </table:table-cell>
          <table:table-cell table:style-name="ce11" table:content-validation-name="val3" office:value-type="float" office:value="48.8828" calcext:value-type="float">
            <text:p>48,8828</text:p>
          </table:table-cell>
          <table:table-cell table:style-name="ce11" table:content-validation-name="val3" office:value-type="float" office:value="85833" calcext:value-type="float">
            <text:p>85833</text:p>
          </table:table-cell>
          <table:table-cell table:style-name="ce11" table:content-validation-name="val3" office:value-type="float" office:value="51.381" calcext:value-type="float">
            <text:p>51,381</text:p>
          </table:table-cell>
          <table:table-cell table:style-name="ce11" table:content-validation-name="val3" office:value-type="float" office:value="85822" calcext:value-type="float">
            <text:p>85822</text:p>
          </table:table-cell>
          <table:table-cell table:style-name="ce11" table:content-validation-name="val3" office:value-type="float" office:value="42.5413" calcext:value-type="float">
            <text:p>42,5413</text:p>
          </table:table-cell>
          <table:table-cell table:style-name="ce11" table:content-validation-name="val3" office:value-type="float" office:value="85950" calcext:value-type="float">
            <text:p>85950</text:p>
          </table:table-cell>
          <table:table-cell table:style-name="ce11" table:content-validation-name="val3" office:value-type="float" office:value="48.7916" calcext:value-type="float">
            <text:p>48,7916</text:p>
          </table:table-cell>
          <table:table-cell table:style-name="ce11" table:content-validation-name="val3" office:value-type="float" office:value="86043" calcext:value-type="float">
            <text:p>86043</text:p>
          </table:table-cell>
          <table:table-cell table:style-name="ce11" table:content-validation-name="val3" office:value-type="float" office:value="48.5508" calcext:value-type="float">
            <text:p>48,5508</text:p>
          </table:table-cell>
          <table:table-cell table:style-name="ce11" table:content-validation-name="val3" office:value-type="float" office:value="85944" calcext:value-type="float">
            <text:p>85944</text:p>
          </table:table-cell>
          <table:table-cell table:style-name="ce11" table:content-validation-name="val3" office:value-type="float" office:value="30.3437" calcext:value-type="float">
            <text:p>30,3437</text:p>
          </table:table-cell>
          <table:table-cell table:style-name="ce11" table:content-validation-name="val3" office:value-type="float" office:value="85930" calcext:value-type="float">
            <text:p>85930</text:p>
          </table:table-cell>
          <table:table-cell table:style-name="ce11" table:content-validation-name="val3" office:value-type="float" office:value="42.8578" calcext:value-type="float">
            <text:p>42,8578</text:p>
          </table:table-cell>
          <table:table-cell table:number-columns-repeated="1003"/>
        </table:table-row>
        <table:table-row table:style-name="ro2">
          <table:table-cell table:style-name="ce8" table:formula="of:=[$'Nomes de arquivos'.A41]" office:value-type="string" office:string-value="MDG-a_40_n2000_m200" calcext:value-type="string">
            <text:p>MDG-a_40_n2000_m200</text:p>
          </table:table-cell>
          <table:table-cell table:style-name="ce11" table:content-validation-name="val3" office:value-type="float" office:value="85847" calcext:value-type="float">
            <text:p>85847</text:p>
          </table:table-cell>
          <table:table-cell table:style-name="ce11" table:content-validation-name="val3" office:value-type="float" office:value="37.2845" calcext:value-type="float">
            <text:p>37,2845</text:p>
          </table:table-cell>
          <table:table-cell table:style-name="ce11" table:content-validation-name="val3" office:value-type="float" office:value="86009" calcext:value-type="float">
            <text:p>86009</text:p>
          </table:table-cell>
          <table:table-cell table:style-name="ce11" table:content-validation-name="val3" office:value-type="float" office:value="47.385" calcext:value-type="float">
            <text:p>47,385</text:p>
          </table:table-cell>
          <table:table-cell table:style-name="ce11" table:content-validation-name="val3" office:value-type="float" office:value="86003" calcext:value-type="float">
            <text:p>86003</text:p>
          </table:table-cell>
          <table:table-cell table:style-name="ce11" table:content-validation-name="val3" office:value-type="float" office:value="55.7087" calcext:value-type="float">
            <text:p>55,7087</text:p>
          </table:table-cell>
          <table:table-cell table:style-name="ce11" table:content-validation-name="val3" office:value-type="float" office:value="85968" calcext:value-type="float">
            <text:p>85968</text:p>
          </table:table-cell>
          <table:table-cell table:style-name="ce11" table:content-validation-name="val3" office:value-type="float" office:value="45.1215" calcext:value-type="float">
            <text:p>45,1215</text:p>
          </table:table-cell>
          <table:table-cell table:style-name="ce11" table:content-validation-name="val3" office:value-type="float" office:value="85929" calcext:value-type="float">
            <text:p>85929</text:p>
          </table:table-cell>
          <table:table-cell table:style-name="ce11" table:content-validation-name="val3" office:value-type="float" office:value="48.1596" calcext:value-type="float">
            <text:p>48,1596</text:p>
          </table:table-cell>
          <table:table-cell table:style-name="ce11" table:content-validation-name="val3" office:value-type="float" office:value="85921" calcext:value-type="float">
            <text:p>85921</text:p>
          </table:table-cell>
          <table:table-cell table:style-name="ce11" table:content-validation-name="val3" office:value-type="float" office:value="53.4536" calcext:value-type="float">
            <text:p>53,4536</text:p>
          </table:table-cell>
          <table:table-cell table:style-name="ce11" table:content-validation-name="val3" office:value-type="float" office:value="85984" calcext:value-type="float">
            <text:p>85984</text:p>
          </table:table-cell>
          <table:table-cell table:style-name="ce11" table:content-validation-name="val3" office:value-type="float" office:value="44.9495" calcext:value-type="float">
            <text:p>44,9495</text:p>
          </table:table-cell>
          <table:table-cell table:style-name="ce11" table:content-validation-name="val3" office:value-type="float" office:value="86031" calcext:value-type="float">
            <text:p>86031</text:p>
          </table:table-cell>
          <table:table-cell table:style-name="ce11" table:content-validation-name="val3" office:value-type="float" office:value="45.303" calcext:value-type="float">
            <text:p>45,303</text:p>
          </table:table-cell>
          <table:table-cell table:style-name="ce11" table:content-validation-name="val3" office:value-type="float" office:value="85882" calcext:value-type="float">
            <text:p>85882</text:p>
          </table:table-cell>
          <table:table-cell table:style-name="ce11" table:content-validation-name="val3" office:value-type="float" office:value="41.5896" calcext:value-type="float">
            <text:p>41,5896</text:p>
          </table:table-cell>
          <table:table-cell table:style-name="ce11" table:content-validation-name="val3" office:value-type="float" office:value="86021" calcext:value-type="float">
            <text:p>86021</text:p>
          </table:table-cell>
          <table:table-cell table:style-name="ce11" table:content-validation-name="val3" office:value-type="float" office:value="35.2954" calcext:value-type="float">
            <text:p>35,295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omatório</text:p>
          </table:table-cell>
          <table:table-cell table:style-name="ce16" table:formula="of:=SUM([.B4:.B43])" office:value-type="float" office:value="1810277.63" calcext:value-type="float">
            <text:p>1810277,63</text:p>
          </table:table-cell>
          <table:table-cell table:style-name="ce16" table:formula="of:=SUM([.C4:.C43])" office:value-type="float" office:value="1005.293975" calcext:value-type="float">
            <text:p>1005,293975</text:p>
          </table:table-cell>
          <table:table-cell table:style-name="ce16" table:formula="of:=SUM([.D4:.D43])" office:value-type="float" office:value="1810734.08" calcext:value-type="float">
            <text:p>1810734,08</text:p>
          </table:table-cell>
          <table:table-cell table:style-name="ce16" table:formula="of:=SUM([.E4:.E43])" office:value-type="float" office:value="913.303052" calcext:value-type="float">
            <text:p>913,303052</text:p>
          </table:table-cell>
          <table:table-cell table:style-name="ce16" table:formula="of:=SUM([.F4:.F43])" office:value-type="float" office:value="1810240.16" calcext:value-type="float">
            <text:p>1810240,16</text:p>
          </table:table-cell>
          <table:table-cell table:style-name="ce16" table:formula="of:=SUM([.G4:.G43])" office:value-type="float" office:value="932.555876" calcext:value-type="float">
            <text:p>932,555876</text:p>
          </table:table-cell>
          <table:table-cell table:style-name="ce16" table:formula="of:=SUM([.H4:.H43])" office:value-type="float" office:value="1810260.42" calcext:value-type="float">
            <text:p>1810260,42</text:p>
          </table:table-cell>
          <table:table-cell table:style-name="ce16" table:formula="of:=SUM([.I4:.I43])" office:value-type="float" office:value="959.293437" calcext:value-type="float">
            <text:p>959,293437</text:p>
          </table:table-cell>
          <table:table-cell table:style-name="ce16" table:formula="of:=SUM([.J4:.J43])" office:value-type="float" office:value="1809949.95" calcext:value-type="float">
            <text:p>1809949,95</text:p>
          </table:table-cell>
          <table:table-cell table:style-name="ce16" table:formula="of:=SUM([.K4:.K43])" office:value-type="float" office:value="926.845796" calcext:value-type="float">
            <text:p>926,845796</text:p>
          </table:table-cell>
          <table:table-cell table:style-name="ce16" table:formula="of:=SUM([.L4:.L43])" office:value-type="float" office:value="1810001.4" calcext:value-type="float">
            <text:p>1810001,4</text:p>
          </table:table-cell>
          <table:table-cell table:style-name="ce16" table:formula="of:=SUM([.M4:.M43])" office:value-type="float" office:value="956.612647" calcext:value-type="float">
            <text:p>956,612647</text:p>
          </table:table-cell>
          <table:table-cell table:style-name="ce16" table:formula="of:=SUM([.N4:.N43])" office:value-type="float" office:value="1810628.1" calcext:value-type="float">
            <text:p>1810628,1</text:p>
          </table:table-cell>
          <table:table-cell table:style-name="ce16" table:formula="of:=SUM([.O4:.O43])" office:value-type="float" office:value="919.778994" calcext:value-type="float">
            <text:p>919,778994</text:p>
          </table:table-cell>
          <table:table-cell table:style-name="ce16" table:formula="of:=SUM([.P4:.P43])" office:value-type="float" office:value="1810387.85" calcext:value-type="float">
            <text:p>1810387,85</text:p>
          </table:table-cell>
          <table:table-cell table:style-name="ce16" table:formula="of:=SUM([.Q4:.Q43])" office:value-type="float" office:value="939.18756" calcext:value-type="float">
            <text:p>939,18756</text:p>
          </table:table-cell>
          <table:table-cell table:style-name="ce16" table:formula="of:=SUM([.R4:.R43])" office:value-type="float" office:value="1810385.96" calcext:value-type="float">
            <text:p>1810385,96</text:p>
          </table:table-cell>
          <table:table-cell table:style-name="ce16" table:formula="of:=SUM([.S4:.S43])" office:value-type="float" office:value="984.770878" calcext:value-type="float">
            <text:p>984,770878</text:p>
          </table:table-cell>
          <table:table-cell table:style-name="ce16" table:formula="of:=SUM([.T4:.T43])" office:value-type="float" office:value="1809796.26" calcext:value-type="float">
            <text:p>1809796,26</text:p>
          </table:table-cell>
          <table:table-cell table:style-name="ce16" table:formula="of:=SUM([.U4:.U43])" office:value-type="float" office:value="902.168002" calcext:value-type="float">
            <text:p>902,1680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édia</text:p>
          </table:table-cell>
          <table:table-cell table:style-name="ce16" table:formula="of:=AVERAGE([.B4:.B43])" office:value-type="float" office:value="45256.94075" calcext:value-type="float">
            <text:p>45256,94075</text:p>
          </table:table-cell>
          <table:table-cell table:style-name="ce16" table:formula="of:=AVERAGE([.C4:.C43])" office:value-type="float" office:value="25.132349375" calcext:value-type="float">
            <text:p>25,132349</text:p>
          </table:table-cell>
          <table:table-cell table:style-name="ce16" table:formula="of:=AVERAGE([.D4:.D43])" office:value-type="float" office:value="45268.352" calcext:value-type="float">
            <text:p>45268,352</text:p>
          </table:table-cell>
          <table:table-cell table:style-name="ce16" table:formula="of:=AVERAGE([.E4:.E43])" office:value-type="float" office:value="22.8325763" calcext:value-type="float">
            <text:p>22,832576</text:p>
          </table:table-cell>
          <table:table-cell table:style-name="ce16" table:formula="of:=AVERAGE([.F4:.F43])" office:value-type="float" office:value="45256.004" calcext:value-type="float">
            <text:p>45256,004</text:p>
          </table:table-cell>
          <table:table-cell table:style-name="ce16" table:formula="of:=AVERAGE([.G4:.G43])" office:value-type="float" office:value="23.3138969" calcext:value-type="float">
            <text:p>23,313897</text:p>
          </table:table-cell>
          <table:table-cell table:style-name="ce16" table:formula="of:=AVERAGE([.H4:.H43])" office:value-type="float" office:value="45256.5105" calcext:value-type="float">
            <text:p>45256,5105</text:p>
          </table:table-cell>
          <table:table-cell table:style-name="ce16" table:formula="of:=AVERAGE([.I4:.I43])" office:value-type="float" office:value="23.982335925" calcext:value-type="float">
            <text:p>23,982336</text:p>
          </table:table-cell>
          <table:table-cell table:style-name="ce16" table:formula="of:=AVERAGE([.J4:.J43])" office:value-type="float" office:value="45248.74875" calcext:value-type="float">
            <text:p>45248,74875</text:p>
          </table:table-cell>
          <table:table-cell table:style-name="ce16" table:formula="of:=AVERAGE([.K4:.K43])" office:value-type="float" office:value="23.1711449" calcext:value-type="float">
            <text:p>23,171145</text:p>
          </table:table-cell>
          <table:table-cell table:style-name="ce16" table:formula="of:=AVERAGE([.L4:.L43])" office:value-type="float" office:value="45250.035" calcext:value-type="float">
            <text:p>45250,035</text:p>
          </table:table-cell>
          <table:table-cell table:style-name="ce16" table:formula="of:=AVERAGE([.M4:.M43])" office:value-type="float" office:value="23.915316175" calcext:value-type="float">
            <text:p>23,915316</text:p>
          </table:table-cell>
          <table:table-cell table:style-name="ce16" table:formula="of:=AVERAGE([.N4:.N43])" office:value-type="float" office:value="45265.7025" calcext:value-type="float">
            <text:p>45265,7025</text:p>
          </table:table-cell>
          <table:table-cell table:style-name="ce16" table:formula="of:=AVERAGE([.O4:.O43])" office:value-type="float" office:value="22.99447485" calcext:value-type="float">
            <text:p>22,994475</text:p>
          </table:table-cell>
          <table:table-cell table:style-name="ce16" table:formula="of:=AVERAGE([.P4:.P43])" office:value-type="float" office:value="45259.69625" calcext:value-type="float">
            <text:p>45259,69625</text:p>
          </table:table-cell>
          <table:table-cell table:style-name="ce16" table:formula="of:=AVERAGE([.Q4:.Q43])" office:value-type="float" office:value="23.479689" calcext:value-type="float">
            <text:p>23,479689</text:p>
          </table:table-cell>
          <table:table-cell table:style-name="ce16" table:formula="of:=AVERAGE([.R4:.R43])" office:value-type="float" office:value="45259.649" calcext:value-type="float">
            <text:p>45259,649</text:p>
          </table:table-cell>
          <table:table-cell table:style-name="ce16" table:formula="of:=AVERAGE([.S4:.S43])" office:value-type="float" office:value="24.61927195" calcext:value-type="float">
            <text:p>24,619272</text:p>
          </table:table-cell>
          <table:table-cell table:style-name="ce16" table:formula="of:=AVERAGE([.T4:.T43])" office:value-type="float" office:value="45244.9065" calcext:value-type="float">
            <text:p>45244,9065</text:p>
          </table:table-cell>
          <table:table-cell table:style-name="ce16" table:formula="of:=AVERAGE([.U4:.U43])" office:value-type="float" office:value="22.55420005" calcext:value-type="float">
            <text:p>22,5542</text:p>
          </table:table-cell>
          <table:table-cell table:number-columns-repeated="1003"/>
        </table:table-row>
        <table:table-row table:style-name="ro2" table:visibility="collapse" table:number-rows-repeated="1046572">
          <table:table-cell table:content-validation-name="val2"/>
          <table:table-cell table:number-columns-repeated="1023"/>
        </table:table-row>
        <table:table-row table:style-name="ro3" table:visibility="collapse" table:number-rows-repeated="1958">
          <table:table-cell table:content-validation-name="val2"/>
          <table:table-cell table:number-columns-repeated="1023"/>
        </table:table-row>
        <table:table-row table:style-name="ro3" table:visibility="collapse">
          <table:table-cell table:content-validation-name="val2"/>
          <table:table-cell table:number-columns-repeated="1023"/>
        </table:table-row>
      </table:table>
      <table:table table:name="Compare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3" table:default-cell-style-name="ce9"/>
        <table:table-column table:style-name="co4" table:number-columns-repeated="11" table:default-cell-style-name="ce9"/>
        <table:table-column table:style-name="co4" table:visibility="collapse" table:number-columns-repeated="987" table:default-cell-style-name="ce9"/>
        <table:table-column table:style-name="co5" table:visibility="collapse" table:number-columns-repeated="25" table:default-cell-style-name="ce12"/>
        <table:table-row table:style-name="ro2">
          <table:table-cell table:style-name="ce5" table:content-validation-name="val4" office:value-type="string" calcext:value-type="string" table:number-columns-spanned="1" table:number-rows-spanned="2">
            <text:p>Instancias</text:p>
          </table:table-cell>
          <table:table-cell table:style-name="ce5" table:content-validation-name="val4" office:value-type="string" calcext:value-type="string" table:number-columns-spanned="3" table:number-rows-spanned="1">
            <text:p>Exato</text:p>
          </table:table-cell>
          <table:covered-table-cell table:style-name="ce6" table:content-validation-name="val4"/>
          <table:covered-table-cell table:content-validation-name="val4"/>
          <table:table-cell table:style-name="ce15" table:content-validation-name="val4" office:value-type="string" calcext:value-type="string" table:number-columns-spanned="8" table:number-rows-spanned="1">
            <text:p>auto_alpha_VNS – Resumo</text:p>
          </table:table-cell>
          <table:covered-table-cell table:number-columns-repeated="3" table:style-name="ce6" table:content-validation-name="val4"/>
          <table:covered-table-cell table:number-columns-repeated="4" table:style-name="ce15" table:content-validation-name="val4"/>
          <table:table-cell table:content-validation-name="val4" table:number-columns-repeated="1012"/>
        </table:table-row>
        <table:table-row table:style-name="ro2">
          <table:covered-table-cell table:style-name="ce6" table:content-validation-name="val4"/>
          <table:table-cell table:style-name="ce6" table:content-validation-name="val4" office:value-type="string" calcext:value-type="string">
            <text:p>Valor</text:p>
          </table:table-cell>
          <table:table-cell table:style-name="ce6" table:content-validation-name="val4" office:value-type="string" calcext:value-type="string">
            <text:p>Tempo (s)</text:p>
          </table:table-cell>
          <table:table-cell table:style-name="ce6" table:content-validation-name="val4" office:value-type="string" calcext:value-type="string">
            <text:p>Status</text:p>
          </table:table-cell>
          <table:table-cell table:style-name="ce6" table:content-validation-name="val4" office:value-type="string" calcext:value-type="string">
            <text:p>Melhor Solução</text:p>
          </table:table-cell>
          <table:table-cell table:style-name="ce5" table:content-validation-name="val4" office:value-type="string" calcext:value-type="string">
            <text:p>Solução Média</text:p>
          </table:table-cell>
          <table:table-cell table:style-name="ce6" table:content-validation-name="val4" office:value-type="string" calcext:value-type="string">
            <text:p>DVP Solução</text:p>
          </table:table-cell>
          <table:table-cell table:style-name="ce6" table:content-validation-name="val4" office:value-type="string" calcext:value-type="string">
            <text:p>Melhor Tempo</text:p>
          </table:table-cell>
          <table:table-cell table:style-name="ce6" table:content-validation-name="val4" office:value-type="string" calcext:value-type="string">
            <text:p>Tempo Médio</text:p>
          </table:table-cell>
          <table:table-cell table:style-name="ce6" table:content-validation-name="val4" office:value-type="string" calcext:value-type="string">
            <text:p>DVP Tempo</text:p>
          </table:table-cell>
          <table:table-cell table:style-name="ce6" table:content-validation-name="val4" office:value-type="string" calcext:value-type="string">
            <text:p>GAP/Best</text:p>
          </table:table-cell>
          <table:table-cell table:style-name="ce6" table:content-validation-name="val4" office:value-type="string" calcext:value-type="string">
            <text:p>GAP/Média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]" office:value-type="string" office:string-value="MDG-a_01_n0500_m050" calcext:value-type="string">
            <text:p>MDG-a_01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4];[$Main.D4];[$Main.F4];[$Main.H4];[$Main.J4];[$Main.L4];[$Main.N4];[$Main.P4];[$Main.R4];[$Main.T4])" office:value-type="float" office:value="4556.39" calcext:value-type="float">
            <text:p>4556,39</text:p>
          </table:table-cell>
          <table:table-cell table:style-name="ce18" table:content-validation-name="val4" table:formula="of:=AVERAGE([$Main.B4];[$Main.D4];[$Main.F4];[$Main.H4];[$Main.J4];[$Main.L4];[$Main.N4];[$Main.P4];[$Main.R4];[$Main.T4])" office:value-type="float" office:value="4567.313" calcext:value-type="float">
            <text:p>4567,313</text:p>
          </table:table-cell>
          <table:table-cell table:style-name="ce18" table:content-validation-name="val4" table:formula="of:=STDEV([$Main.B4];[$Main.D4];[$Main.F4];[$Main.H4];[$Main.J4];[$Main.L4];[$Main.N4];[$Main.P4];[$Main.R4];[$Main.T4])" office:value-type="float" office:value="5.55774744538345" calcext:value-type="float">
            <text:p>5,557747</text:p>
          </table:table-cell>
          <table:table-cell table:style-name="ce18" table:content-validation-name="val4" table:formula="of:=MIN([$Main.C4];[$Main.E4];[$Main.G4];[$Main.I4];[$Main.K4];[$Main.M4];[$Main.O4];[$Main.Q4];[$Main.S4];[$Main.U4])" office:value-type="float" office:value="0.92254" calcext:value-type="float">
            <text:p>0,92254</text:p>
          </table:table-cell>
          <table:table-cell table:style-name="ce18" table:content-validation-name="val4" table:formula="of:=AVERAGE([$Main.C4];[$Main.E4];[$Main.G4];[$Main.I4];[$Main.K4];[$Main.M4];[$Main.O4];[$Main.Q4];[$Main.S4];[$Main.U4])" office:value-type="float" office:value="1.1136651" calcext:value-type="float">
            <text:p>1,113665</text:p>
          </table:table-cell>
          <table:table-cell table:style-name="ce18" table:content-validation-name="val4" table:formula="of:=STDEV([$Main.C4];[$Main.E4];[$Main.G4];[$Main.I4];[$Main.K4];[$Main.M4];[$Main.O4];[$Main.Q4];[$Main.S4];[$Main.U4])" office:value-type="float" office:value="0.161056436597341" calcext:value-type="float">
            <text:p>0,161056</text:p>
          </table:table-cell>
          <table:table-cell table:style-name="ce18" table:content-validation-name="val4" table:formula="of:=IF([.$B3]=0;0;(([.E3]-[.$B3])/[.$B3])*100)" office:value-type="float" office:value="0" calcext:value-type="float">
            <text:p>0</text:p>
          </table:table-cell>
          <table:table-cell table:style-name="ce18" table:content-validation-name="val4" table:formula="of:=IF([.$B3]=0;0;(([.F3]-[.$B3])/[.$B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]" office:value-type="string" office:string-value="MDG-a_02_n0500_m050" calcext:value-type="string">
            <text:p>MDG-a_02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5];[$Main.D5];[$Main.F5];[$Main.H5];[$Main.J5];[$Main.L5];[$Main.N5];[$Main.P5];[$Main.R5];[$Main.T5])" office:value-type="float" office:value="4567.37" calcext:value-type="float">
            <text:p>4567,37</text:p>
          </table:table-cell>
          <table:table-cell table:style-name="ce18" table:content-validation-name="val4" table:formula="of:=AVERAGE([$Main.B5];[$Main.D5];[$Main.F5];[$Main.H5];[$Main.J5];[$Main.L5];[$Main.N5];[$Main.P5];[$Main.R5];[$Main.T5])" office:value-type="float" office:value="4569.813" calcext:value-type="float">
            <text:p>4569,813</text:p>
          </table:table-cell>
          <table:table-cell table:style-name="ce18" table:content-validation-name="val4" table:formula="of:=STDEV([$Main.B5];[$Main.D5];[$Main.F5];[$Main.H5];[$Main.J5];[$Main.L5];[$Main.N5];[$Main.P5];[$Main.R5];[$Main.T5])" office:value-type="float" office:value="2.75294609867727" calcext:value-type="float">
            <text:p>2,752946</text:p>
          </table:table-cell>
          <table:table-cell table:style-name="ce18" table:content-validation-name="val4" table:formula="of:=MIN([$Main.C5];[$Main.E5];[$Main.G5];[$Main.I5];[$Main.K5];[$Main.M5];[$Main.O5];[$Main.Q5];[$Main.S5];[$Main.U5])" office:value-type="float" office:value="0.927876" calcext:value-type="float">
            <text:p>0,927876</text:p>
          </table:table-cell>
          <table:table-cell table:style-name="ce18" table:content-validation-name="val4" table:formula="of:=AVERAGE([$Main.C5];[$Main.E5];[$Main.G5];[$Main.I5];[$Main.K5];[$Main.M5];[$Main.O5];[$Main.Q5];[$Main.S5];[$Main.U5])" office:value-type="float" office:value="1.1798708" calcext:value-type="float">
            <text:p>1,179871</text:p>
          </table:table-cell>
          <table:table-cell table:style-name="ce18" table:content-validation-name="val4" table:formula="of:=STDEV([$Main.C5];[$Main.E5];[$Main.G5];[$Main.I5];[$Main.K5];[$Main.M5];[$Main.O5];[$Main.Q5];[$Main.S5];[$Main.U5])" office:value-type="float" office:value="0.214836486398791" calcext:value-type="float">
            <text:p>0,214836</text:p>
          </table:table-cell>
          <table:table-cell table:style-name="ce18" table:content-validation-name="val4" table:formula="of:=IF([.$B4]=0;0;(([.E4]-[.$B4])/[.$B4])*100)" office:value-type="float" office:value="0" calcext:value-type="float">
            <text:p>0</text:p>
          </table:table-cell>
          <table:table-cell table:style-name="ce18" table:content-validation-name="val4" table:formula="of:=IF([.$B4]=0;0;(([.F4]-[.$B4])/[.$B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]" office:value-type="string" office:string-value="MDG-a_03_n0500_m050" calcext:value-type="string">
            <text:p>MDG-a_03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6];[$Main.D6];[$Main.F6];[$Main.H6];[$Main.J6];[$Main.L6];[$Main.N6];[$Main.P6];[$Main.R6];[$Main.T6])" office:value-type="float" office:value="4540.88" calcext:value-type="float">
            <text:p>4540,88</text:p>
          </table:table-cell>
          <table:table-cell table:style-name="ce18" table:content-validation-name="val4" table:formula="of:=AVERAGE([$Main.B6];[$Main.D6];[$Main.F6];[$Main.H6];[$Main.J6];[$Main.L6];[$Main.N6];[$Main.P6];[$Main.R6];[$Main.T6])" office:value-type="float" office:value="4559.946" calcext:value-type="float">
            <text:p>4559,946</text:p>
          </table:table-cell>
          <table:table-cell table:style-name="ce18" table:content-validation-name="val4" table:formula="of:=STDEV([$Main.B6];[$Main.D6];[$Main.F6];[$Main.H6];[$Main.J6];[$Main.L6];[$Main.N6];[$Main.P6];[$Main.R6];[$Main.T6])" office:value-type="float" office:value="13.2477723074904" calcext:value-type="float">
            <text:p>13,247772</text:p>
          </table:table-cell>
          <table:table-cell table:style-name="ce18" table:content-validation-name="val4" table:formula="of:=MIN([$Main.C6];[$Main.E6];[$Main.G6];[$Main.I6];[$Main.K6];[$Main.M6];[$Main.O6];[$Main.Q6];[$Main.S6];[$Main.U6])" office:value-type="float" office:value="0.896226" calcext:value-type="float">
            <text:p>0,896226</text:p>
          </table:table-cell>
          <table:table-cell table:style-name="ce18" table:content-validation-name="val4" table:formula="of:=AVERAGE([$Main.C6];[$Main.E6];[$Main.G6];[$Main.I6];[$Main.K6];[$Main.M6];[$Main.O6];[$Main.Q6];[$Main.S6];[$Main.U6])" office:value-type="float" office:value="1.1645345" calcext:value-type="float">
            <text:p>1,164535</text:p>
          </table:table-cell>
          <table:table-cell table:style-name="ce18" table:content-validation-name="val4" table:formula="of:=STDEV([$Main.C6];[$Main.E6];[$Main.G6];[$Main.I6];[$Main.K6];[$Main.M6];[$Main.O6];[$Main.Q6];[$Main.S6];[$Main.U6])" office:value-type="float" office:value="0.164510623093161" calcext:value-type="float">
            <text:p>0,164511</text:p>
          </table:table-cell>
          <table:table-cell table:style-name="ce18" table:content-validation-name="val4" table:formula="of:=IF([.$B5]=0;0;(([.E5]-[.$B5])/[.$B5])*100)" office:value-type="float" office:value="0" calcext:value-type="float">
            <text:p>0</text:p>
          </table:table-cell>
          <table:table-cell table:style-name="ce18" table:content-validation-name="val4" table:formula="of:=IF([.$B5]=0;0;(([.F5]-[.$B5])/[.$B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]" office:value-type="string" office:string-value="MDG-a_04_n0500_m050" calcext:value-type="string">
            <text:p>MDG-a_04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7];[$Main.D7];[$Main.F7];[$Main.H7];[$Main.J7];[$Main.L7];[$Main.N7];[$Main.P7];[$Main.R7];[$Main.T7])" office:value-type="float" office:value="4575.16" calcext:value-type="float">
            <text:p>4575,16</text:p>
          </table:table-cell>
          <table:table-cell table:style-name="ce18" table:content-validation-name="val4" table:formula="of:=AVERAGE([$Main.B7];[$Main.D7];[$Main.F7];[$Main.H7];[$Main.J7];[$Main.L7];[$Main.N7];[$Main.P7];[$Main.R7];[$Main.T7])" office:value-type="float" office:value="4600.145" calcext:value-type="float">
            <text:p>4600,145</text:p>
          </table:table-cell>
          <table:table-cell table:style-name="ce18" table:content-validation-name="val4" table:formula="of:=STDEV([$Main.B7];[$Main.D7];[$Main.F7];[$Main.H7];[$Main.J7];[$Main.L7];[$Main.N7];[$Main.P7];[$Main.R7];[$Main.T7])" office:value-type="float" office:value="17.7935701557862" calcext:value-type="float">
            <text:p>17,79357</text:p>
          </table:table-cell>
          <table:table-cell table:style-name="ce18" table:content-validation-name="val4" table:formula="of:=MIN([$Main.C7];[$Main.E7];[$Main.G7];[$Main.I7];[$Main.K7];[$Main.M7];[$Main.O7];[$Main.Q7];[$Main.S7];[$Main.U7])" office:value-type="float" office:value="0.803119" calcext:value-type="float">
            <text:p>0,803119</text:p>
          </table:table-cell>
          <table:table-cell table:style-name="ce18" table:content-validation-name="val4" table:formula="of:=AVERAGE([$Main.C7];[$Main.E7];[$Main.G7];[$Main.I7];[$Main.K7];[$Main.M7];[$Main.O7];[$Main.Q7];[$Main.S7];[$Main.U7])" office:value-type="float" office:value="1.1438833" calcext:value-type="float">
            <text:p>1,143883</text:p>
          </table:table-cell>
          <table:table-cell table:style-name="ce18" table:content-validation-name="val4" table:formula="of:=STDEV([$Main.C7];[$Main.E7];[$Main.G7];[$Main.I7];[$Main.K7];[$Main.M7];[$Main.O7];[$Main.Q7];[$Main.S7];[$Main.U7])" office:value-type="float" office:value="0.237444362622325" calcext:value-type="float">
            <text:p>0,237444</text:p>
          </table:table-cell>
          <table:table-cell table:style-name="ce18" table:content-validation-name="val4" table:formula="of:=IF([.$B6]=0;0;(([.E6]-[.$B6])/[.$B6])*100)" office:value-type="float" office:value="0" calcext:value-type="float">
            <text:p>0</text:p>
          </table:table-cell>
          <table:table-cell table:style-name="ce18" table:content-validation-name="val4" table:formula="of:=IF([.$B6]=0;0;(([.F6]-[.$B6])/[.$B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]" office:value-type="string" office:string-value="MDG-a_05_n0500_m050" calcext:value-type="string">
            <text:p>MDG-a_05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8];[$Main.D8];[$Main.F8];[$Main.H8];[$Main.J8];[$Main.L8];[$Main.N8];[$Main.P8];[$Main.R8];[$Main.T8])" office:value-type="float" office:value="4497.55" calcext:value-type="float">
            <text:p>4497,55</text:p>
          </table:table-cell>
          <table:table-cell table:style-name="ce18" table:content-validation-name="val4" table:formula="of:=AVERAGE([$Main.B8];[$Main.D8];[$Main.F8];[$Main.H8];[$Main.J8];[$Main.L8];[$Main.N8];[$Main.P8];[$Main.R8];[$Main.T8])" office:value-type="float" office:value="4523.488" calcext:value-type="float">
            <text:p>4523,488</text:p>
          </table:table-cell>
          <table:table-cell table:style-name="ce18" table:content-validation-name="val4" table:formula="of:=STDEV([$Main.B8];[$Main.D8];[$Main.F8];[$Main.H8];[$Main.J8];[$Main.L8];[$Main.N8];[$Main.P8];[$Main.R8];[$Main.T8])" office:value-type="float" office:value="18.6110217045945" calcext:value-type="float">
            <text:p>18,611022</text:p>
          </table:table-cell>
          <table:table-cell table:style-name="ce18" table:content-validation-name="val4" table:formula="of:=MIN([$Main.C8];[$Main.E8];[$Main.G8];[$Main.I8];[$Main.K8];[$Main.M8];[$Main.O8];[$Main.Q8];[$Main.S8];[$Main.U8])" office:value-type="float" office:value="0.961384" calcext:value-type="float">
            <text:p>0,961384</text:p>
          </table:table-cell>
          <table:table-cell table:style-name="ce18" table:content-validation-name="val4" table:formula="of:=AVERAGE([$Main.C8];[$Main.E8];[$Main.G8];[$Main.I8];[$Main.K8];[$Main.M8];[$Main.O8];[$Main.Q8];[$Main.S8];[$Main.U8])" office:value-type="float" office:value="1.3113884" calcext:value-type="float">
            <text:p>1,311388</text:p>
          </table:table-cell>
          <table:table-cell table:style-name="ce18" table:content-validation-name="val4" table:formula="of:=STDEV([$Main.C8];[$Main.E8];[$Main.G8];[$Main.I8];[$Main.K8];[$Main.M8];[$Main.O8];[$Main.Q8];[$Main.S8];[$Main.U8])" office:value-type="float" office:value="0.200725177325284" calcext:value-type="float">
            <text:p>0,200725</text:p>
          </table:table-cell>
          <table:table-cell table:style-name="ce18" table:content-validation-name="val4" table:formula="of:=IF([.$B7]=0;0;(([.E7]-[.$B7])/[.$B7])*100)" office:value-type="float" office:value="0" calcext:value-type="float">
            <text:p>0</text:p>
          </table:table-cell>
          <table:table-cell table:style-name="ce18" table:content-validation-name="val4" table:formula="of:=IF([.$B7]=0;0;(([.F7]-[.$B7])/[.$B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7]" office:value-type="string" office:string-value="MDG-a_06_n0500_m050" calcext:value-type="string">
            <text:p>MDG-a_06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9];[$Main.D9];[$Main.F9];[$Main.H9];[$Main.J9];[$Main.L9];[$Main.N9];[$Main.P9];[$Main.R9];[$Main.T9])" office:value-type="float" office:value="4562.03" calcext:value-type="float">
            <text:p>4562,03</text:p>
          </table:table-cell>
          <table:table-cell table:style-name="ce18" table:content-validation-name="val4" table:formula="of:=AVERAGE([$Main.B9];[$Main.D9];[$Main.F9];[$Main.H9];[$Main.J9];[$Main.L9];[$Main.N9];[$Main.P9];[$Main.R9];[$Main.T9])" office:value-type="float" office:value="4572.481" calcext:value-type="float">
            <text:p>4572,481</text:p>
          </table:table-cell>
          <table:table-cell table:style-name="ce18" table:content-validation-name="val4" table:formula="of:=STDEV([$Main.B9];[$Main.D9];[$Main.F9];[$Main.H9];[$Main.J9];[$Main.L9];[$Main.N9];[$Main.P9];[$Main.R9];[$Main.T9])" office:value-type="float" office:value="6.28531524887802" calcext:value-type="float">
            <text:p>6,285315</text:p>
          </table:table-cell>
          <table:table-cell table:style-name="ce18" table:content-validation-name="val4" table:formula="of:=MIN([$Main.C9];[$Main.E9];[$Main.G9];[$Main.I9];[$Main.K9];[$Main.M9];[$Main.O9];[$Main.Q9];[$Main.S9];[$Main.U9])" office:value-type="float" office:value="0.835828" calcext:value-type="float">
            <text:p>0,835828</text:p>
          </table:table-cell>
          <table:table-cell table:style-name="ce18" table:content-validation-name="val4" table:formula="of:=AVERAGE([$Main.C9];[$Main.E9];[$Main.G9];[$Main.I9];[$Main.K9];[$Main.M9];[$Main.O9];[$Main.Q9];[$Main.S9];[$Main.U9])" office:value-type="float" office:value="1.1939234" calcext:value-type="float">
            <text:p>1,193923</text:p>
          </table:table-cell>
          <table:table-cell table:style-name="ce18" table:content-validation-name="val4" table:formula="of:=STDEV([$Main.C9];[$Main.E9];[$Main.G9];[$Main.I9];[$Main.K9];[$Main.M9];[$Main.O9];[$Main.Q9];[$Main.S9];[$Main.U9])" office:value-type="float" office:value="0.190390145527079" calcext:value-type="float">
            <text:p>0,19039</text:p>
          </table:table-cell>
          <table:table-cell table:style-name="ce18" table:content-validation-name="val4" table:formula="of:=IF([.$B8]=0;0;(([.E8]-[.$B8])/[.$B8])*100)" office:value-type="float" office:value="0" calcext:value-type="float">
            <text:p>0</text:p>
          </table:table-cell>
          <table:table-cell table:style-name="ce18" table:content-validation-name="val4" table:formula="of:=IF([.$B8]=0;0;(([.F8]-[.$B8])/[.$B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8]" office:value-type="string" office:string-value="MDG-a_07_n0500_m050" calcext:value-type="string">
            <text:p>MDG-a_07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0];[$Main.D10];[$Main.F10];[$Main.H10];[$Main.J10];[$Main.L10];[$Main.N10];[$Main.P10];[$Main.R10];[$Main.T10])" office:value-type="float" office:value="4518.65" calcext:value-type="float">
            <text:p>4518,65</text:p>
          </table:table-cell>
          <table:table-cell table:style-name="ce18" table:content-validation-name="val4" table:formula="of:=AVERAGE([$Main.B10];[$Main.D10];[$Main.F10];[$Main.H10];[$Main.J10];[$Main.L10];[$Main.N10];[$Main.P10];[$Main.R10];[$Main.T10])" office:value-type="float" office:value="4557.111" calcext:value-type="float">
            <text:p>4557,111</text:p>
          </table:table-cell>
          <table:table-cell table:style-name="ce18" table:content-validation-name="val4" table:formula="of:=STDEV([$Main.B10];[$Main.D10];[$Main.F10];[$Main.H10];[$Main.J10];[$Main.L10];[$Main.N10];[$Main.P10];[$Main.R10];[$Main.T10])" office:value-type="float" office:value="16.0199850533986" calcext:value-type="float">
            <text:p>16,019985</text:p>
          </table:table-cell>
          <table:table-cell table:style-name="ce18" table:content-validation-name="val4" table:formula="of:=MIN([$Main.C10];[$Main.E10];[$Main.G10];[$Main.I10];[$Main.K10];[$Main.M10];[$Main.O10];[$Main.Q10];[$Main.S10];[$Main.U10])" office:value-type="float" office:value="0.955622" calcext:value-type="float">
            <text:p>0,955622</text:p>
          </table:table-cell>
          <table:table-cell table:style-name="ce18" table:content-validation-name="val4" table:formula="of:=AVERAGE([$Main.C10];[$Main.E10];[$Main.G10];[$Main.I10];[$Main.K10];[$Main.M10];[$Main.O10];[$Main.Q10];[$Main.S10];[$Main.U10])" office:value-type="float" office:value="1.1504072" calcext:value-type="float">
            <text:p>1,150407</text:p>
          </table:table-cell>
          <table:table-cell table:style-name="ce18" table:content-validation-name="val4" table:formula="of:=STDEV([$Main.C10];[$Main.E10];[$Main.G10];[$Main.I10];[$Main.K10];[$Main.M10];[$Main.O10];[$Main.Q10];[$Main.S10];[$Main.U10])" office:value-type="float" office:value="0.123968800405407" calcext:value-type="float">
            <text:p>0,123969</text:p>
          </table:table-cell>
          <table:table-cell table:style-name="ce18" table:content-validation-name="val4" table:formula="of:=IF([.$B9]=0;0;(([.E9]-[.$B9])/[.$B9])*100)" office:value-type="float" office:value="0" calcext:value-type="float">
            <text:p>0</text:p>
          </table:table-cell>
          <table:table-cell table:style-name="ce18" table:content-validation-name="val4" table:formula="of:=IF([.$B9]=0;0;(([.F9]-[.$B9])/[.$B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9]" office:value-type="string" office:string-value="MDG-a_08_n0500_m050" calcext:value-type="string">
            <text:p>MDG-a_08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1];[$Main.D11];[$Main.F11];[$Main.H11];[$Main.J11];[$Main.L11];[$Main.N11];[$Main.P11];[$Main.R11];[$Main.T11])" office:value-type="float" office:value="4543.26" calcext:value-type="float">
            <text:p>4543,26</text:p>
          </table:table-cell>
          <table:table-cell table:style-name="ce18" table:content-validation-name="val4" table:formula="of:=AVERAGE([$Main.B11];[$Main.D11];[$Main.F11];[$Main.H11];[$Main.J11];[$Main.L11];[$Main.N11];[$Main.P11];[$Main.R11];[$Main.T11])" office:value-type="float" office:value="4584.665" calcext:value-type="float">
            <text:p>4584,665</text:p>
          </table:table-cell>
          <table:table-cell table:style-name="ce18" table:content-validation-name="val4" table:formula="of:=STDEV([$Main.B11];[$Main.D11];[$Main.F11];[$Main.H11];[$Main.J11];[$Main.L11];[$Main.N11];[$Main.P11];[$Main.R11];[$Main.T11])" office:value-type="float" office:value="17.7601534340219" calcext:value-type="float">
            <text:p>17,760153</text:p>
          </table:table-cell>
          <table:table-cell table:style-name="ce18" table:content-validation-name="val4" table:formula="of:=MIN([$Main.C11];[$Main.E11];[$Main.G11];[$Main.I11];[$Main.K11];[$Main.M11];[$Main.O11];[$Main.Q11];[$Main.S11];[$Main.U11])" office:value-type="float" office:value="0.942247" calcext:value-type="float">
            <text:p>0,942247</text:p>
          </table:table-cell>
          <table:table-cell table:style-name="ce18" table:content-validation-name="val4" table:formula="of:=AVERAGE([$Main.C11];[$Main.E11];[$Main.G11];[$Main.I11];[$Main.K11];[$Main.M11];[$Main.O11];[$Main.Q11];[$Main.S11];[$Main.U11])" office:value-type="float" office:value="1.1580084" calcext:value-type="float">
            <text:p>1,158008</text:p>
          </table:table-cell>
          <table:table-cell table:style-name="ce18" table:content-validation-name="val4" table:formula="of:=STDEV([$Main.C11];[$Main.E11];[$Main.G11];[$Main.I11];[$Main.K11];[$Main.M11];[$Main.O11];[$Main.Q11];[$Main.S11];[$Main.U11])" office:value-type="float" office:value="0.134246523800391" calcext:value-type="float">
            <text:p>0,134247</text:p>
          </table:table-cell>
          <table:table-cell table:style-name="ce18" table:content-validation-name="val4" table:formula="of:=IF([.$B10]=0;0;(([.E10]-[.$B10])/[.$B10])*100)" office:value-type="float" office:value="0" calcext:value-type="float">
            <text:p>0</text:p>
          </table:table-cell>
          <table:table-cell table:style-name="ce18" table:content-validation-name="val4" table:formula="of:=IF([.$B10]=0;0;(([.F10]-[.$B10])/[.$B1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0]" office:value-type="string" office:string-value="MDG-a_09_n0500_m050" calcext:value-type="string">
            <text:p>MDG-a_09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2];[$Main.D12];[$Main.F12];[$Main.H12];[$Main.J12];[$Main.L12];[$Main.N12];[$Main.P12];[$Main.R12];[$Main.T12])" office:value-type="float" office:value="4542.87" calcext:value-type="float">
            <text:p>4542,87</text:p>
          </table:table-cell>
          <table:table-cell table:style-name="ce18" table:content-validation-name="val4" table:formula="of:=AVERAGE([$Main.B12];[$Main.D12];[$Main.F12];[$Main.H12];[$Main.J12];[$Main.L12];[$Main.N12];[$Main.P12];[$Main.R12];[$Main.T12])" office:value-type="float" office:value="4567.178" calcext:value-type="float">
            <text:p>4567,178</text:p>
          </table:table-cell>
          <table:table-cell table:style-name="ce18" table:content-validation-name="val4" table:formula="of:=STDEV([$Main.B12];[$Main.D12];[$Main.F12];[$Main.H12];[$Main.J12];[$Main.L12];[$Main.N12];[$Main.P12];[$Main.R12];[$Main.T12])" office:value-type="float" office:value="24.3062899038271" calcext:value-type="float">
            <text:p>24,30629</text:p>
          </table:table-cell>
          <table:table-cell table:style-name="ce18" table:content-validation-name="val4" table:formula="of:=MIN([$Main.C12];[$Main.E12];[$Main.G12];[$Main.I12];[$Main.K12];[$Main.M12];[$Main.O12];[$Main.Q12];[$Main.S12];[$Main.U12])" office:value-type="float" office:value="0.831527" calcext:value-type="float">
            <text:p>0,831527</text:p>
          </table:table-cell>
          <table:table-cell table:style-name="ce18" table:content-validation-name="val4" table:formula="of:=AVERAGE([$Main.C12];[$Main.E12];[$Main.G12];[$Main.I12];[$Main.K12];[$Main.M12];[$Main.O12];[$Main.Q12];[$Main.S12];[$Main.U12])" office:value-type="float" office:value="1.1158607" calcext:value-type="float">
            <text:p>1,115861</text:p>
          </table:table-cell>
          <table:table-cell table:style-name="ce18" table:content-validation-name="val4" table:formula="of:=STDEV([$Main.C12];[$Main.E12];[$Main.G12];[$Main.I12];[$Main.K12];[$Main.M12];[$Main.O12];[$Main.Q12];[$Main.S12];[$Main.U12])" office:value-type="float" office:value="0.19087961276682" calcext:value-type="float">
            <text:p>0,19088</text:p>
          </table:table-cell>
          <table:table-cell table:style-name="ce18" table:content-validation-name="val4" table:formula="of:=IF([.$B11]=0;0;(([.E11]-[.$B11])/[.$B11])*100)" office:value-type="float" office:value="0" calcext:value-type="float">
            <text:p>0</text:p>
          </table:table-cell>
          <table:table-cell table:style-name="ce18" table:content-validation-name="val4" table:formula="of:=IF([.$B11]=0;0;(([.F11]-[.$B11])/[.$B1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1]" office:value-type="string" office:string-value="MDG-a_10_n0500_m050" calcext:value-type="string">
            <text:p>MDG-a_10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3];[$Main.D13];[$Main.F13];[$Main.H13];[$Main.J13];[$Main.L13];[$Main.N13];[$Main.P13];[$Main.R13];[$Main.T13])" office:value-type="float" office:value="4528.6" calcext:value-type="float">
            <text:p>4528,6</text:p>
          </table:table-cell>
          <table:table-cell table:style-name="ce18" table:content-validation-name="val4" table:formula="of:=AVERAGE([$Main.B13];[$Main.D13];[$Main.F13];[$Main.H13];[$Main.J13];[$Main.L13];[$Main.N13];[$Main.P13];[$Main.R13];[$Main.T13])" office:value-type="float" office:value="4555.718" calcext:value-type="float">
            <text:p>4555,718</text:p>
          </table:table-cell>
          <table:table-cell table:style-name="ce18" table:content-validation-name="val4" table:formula="of:=STDEV([$Main.B13];[$Main.D13];[$Main.F13];[$Main.H13];[$Main.J13];[$Main.L13];[$Main.N13];[$Main.P13];[$Main.R13];[$Main.T13])" office:value-type="float" office:value="17.7468236907653" calcext:value-type="float">
            <text:p>17,746824</text:p>
          </table:table-cell>
          <table:table-cell table:style-name="ce18" table:content-validation-name="val4" table:formula="of:=MIN([$Main.C13];[$Main.E13];[$Main.G13];[$Main.I13];[$Main.K13];[$Main.M13];[$Main.O13];[$Main.Q13];[$Main.S13];[$Main.U13])" office:value-type="float" office:value="1.07716" calcext:value-type="float">
            <text:p>1,07716</text:p>
          </table:table-cell>
          <table:table-cell table:style-name="ce18" table:content-validation-name="val4" table:formula="of:=AVERAGE([$Main.C13];[$Main.E13];[$Main.G13];[$Main.I13];[$Main.K13];[$Main.M13];[$Main.O13];[$Main.Q13];[$Main.S13];[$Main.U13])" office:value-type="float" office:value="1.290905" calcext:value-type="float">
            <text:p>1,290905</text:p>
          </table:table-cell>
          <table:table-cell table:style-name="ce18" table:content-validation-name="val4" table:formula="of:=STDEV([$Main.C13];[$Main.E13];[$Main.G13];[$Main.I13];[$Main.K13];[$Main.M13];[$Main.O13];[$Main.Q13];[$Main.S13];[$Main.U13])" office:value-type="float" office:value="0.126629588454761" calcext:value-type="float">
            <text:p>0,12663</text:p>
          </table:table-cell>
          <table:table-cell table:style-name="ce18" table:content-validation-name="val4" table:formula="of:=IF([.$B12]=0;0;(([.E12]-[.$B12])/[.$B12])*100)" office:value-type="float" office:value="0" calcext:value-type="float">
            <text:p>0</text:p>
          </table:table-cell>
          <table:table-cell table:style-name="ce18" table:content-validation-name="val4" table:formula="of:=IF([.$B12]=0;0;(([.F12]-[.$B12])/[.$B1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2]" office:value-type="string" office:string-value="MDG-a_11_n0500_m050" calcext:value-type="string">
            <text:p>MDG-a_11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4];[$Main.D14];[$Main.F14];[$Main.H14];[$Main.J14];[$Main.L14];[$Main.N14];[$Main.P14];[$Main.R14];[$Main.T14])" office:value-type="float" office:value="4515.36" calcext:value-type="float">
            <text:p>4515,36</text:p>
          </table:table-cell>
          <table:table-cell table:style-name="ce18" table:content-validation-name="val4" table:formula="of:=AVERAGE([$Main.B14];[$Main.D14];[$Main.F14];[$Main.H14];[$Main.J14];[$Main.L14];[$Main.N14];[$Main.P14];[$Main.R14];[$Main.T14])" office:value-type="float" office:value="4537.418" calcext:value-type="float">
            <text:p>4537,418</text:p>
          </table:table-cell>
          <table:table-cell table:style-name="ce18" table:content-validation-name="val4" table:formula="of:=STDEV([$Main.B14];[$Main.D14];[$Main.F14];[$Main.H14];[$Main.J14];[$Main.L14];[$Main.N14];[$Main.P14];[$Main.R14];[$Main.T14])" office:value-type="float" office:value="12.0388175868268" calcext:value-type="float">
            <text:p>12,038818</text:p>
          </table:table-cell>
          <table:table-cell table:style-name="ce18" table:content-validation-name="val4" table:formula="of:=MIN([$Main.C14];[$Main.E14];[$Main.G14];[$Main.I14];[$Main.K14];[$Main.M14];[$Main.O14];[$Main.Q14];[$Main.S14];[$Main.U14])" office:value-type="float" office:value="0.978016" calcext:value-type="float">
            <text:p>0,978016</text:p>
          </table:table-cell>
          <table:table-cell table:style-name="ce18" table:content-validation-name="val4" table:formula="of:=AVERAGE([$Main.C14];[$Main.E14];[$Main.G14];[$Main.I14];[$Main.K14];[$Main.M14];[$Main.O14];[$Main.Q14];[$Main.S14];[$Main.U14])" office:value-type="float" office:value="1.2003326" calcext:value-type="float">
            <text:p>1,200333</text:p>
          </table:table-cell>
          <table:table-cell table:style-name="ce18" table:content-validation-name="val4" table:formula="of:=STDEV([$Main.C14];[$Main.E14];[$Main.G14];[$Main.I14];[$Main.K14];[$Main.M14];[$Main.O14];[$Main.Q14];[$Main.S14];[$Main.U14])" office:value-type="float" office:value="0.144662913518289" calcext:value-type="float">
            <text:p>0,144663</text:p>
          </table:table-cell>
          <table:table-cell table:style-name="ce18" table:content-validation-name="val4" table:formula="of:=IF([.$B13]=0;0;(([.E13]-[.$B13])/[.$B13])*100)" office:value-type="float" office:value="0" calcext:value-type="float">
            <text:p>0</text:p>
          </table:table-cell>
          <table:table-cell table:style-name="ce18" table:content-validation-name="val4" table:formula="of:=IF([.$B13]=0;0;(([.F13]-[.$B13])/[.$B1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3]" office:value-type="string" office:string-value="MDG-a_12_n0500_m050" calcext:value-type="string">
            <text:p>MDG-a_12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5];[$Main.D15];[$Main.F15];[$Main.H15];[$Main.J15];[$Main.L15];[$Main.N15];[$Main.P15];[$Main.R15];[$Main.T15])" office:value-type="float" office:value="4518.99" calcext:value-type="float">
            <text:p>4518,99</text:p>
          </table:table-cell>
          <table:table-cell table:style-name="ce18" table:content-validation-name="val4" table:formula="of:=AVERAGE([$Main.B15];[$Main.D15];[$Main.F15];[$Main.H15];[$Main.J15];[$Main.L15];[$Main.N15];[$Main.P15];[$Main.R15];[$Main.T15])" office:value-type="float" office:value="4570.074" calcext:value-type="float">
            <text:p>4570,074</text:p>
          </table:table-cell>
          <table:table-cell table:style-name="ce18" table:content-validation-name="val4" table:formula="of:=STDEV([$Main.B15];[$Main.D15];[$Main.F15];[$Main.H15];[$Main.J15];[$Main.L15];[$Main.N15];[$Main.P15];[$Main.R15];[$Main.T15])" office:value-type="float" office:value="25.0651808956835" calcext:value-type="float">
            <text:p>25,065181</text:p>
          </table:table-cell>
          <table:table-cell table:style-name="ce18" table:content-validation-name="val4" table:formula="of:=MIN([$Main.C15];[$Main.E15];[$Main.G15];[$Main.I15];[$Main.K15];[$Main.M15];[$Main.O15];[$Main.Q15];[$Main.S15];[$Main.U15])" office:value-type="float" office:value="0.703993" calcext:value-type="float">
            <text:p>0,703993</text:p>
          </table:table-cell>
          <table:table-cell table:style-name="ce18" table:content-validation-name="val4" table:formula="of:=AVERAGE([$Main.C15];[$Main.E15];[$Main.G15];[$Main.I15];[$Main.K15];[$Main.M15];[$Main.O15];[$Main.Q15];[$Main.S15];[$Main.U15])" office:value-type="float" office:value="1.0507576" calcext:value-type="float">
            <text:p>1,050758</text:p>
          </table:table-cell>
          <table:table-cell table:style-name="ce18" table:content-validation-name="val4" table:formula="of:=STDEV([$Main.C15];[$Main.E15];[$Main.G15];[$Main.I15];[$Main.K15];[$Main.M15];[$Main.O15];[$Main.Q15];[$Main.S15];[$Main.U15])" office:value-type="float" office:value="0.220536957221938" calcext:value-type="float">
            <text:p>0,220537</text:p>
          </table:table-cell>
          <table:table-cell table:style-name="ce18" table:content-validation-name="val4" table:formula="of:=IF([.$B14]=0;0;(([.E14]-[.$B14])/[.$B14])*100)" office:value-type="float" office:value="0" calcext:value-type="float">
            <text:p>0</text:p>
          </table:table-cell>
          <table:table-cell table:style-name="ce18" table:content-validation-name="val4" table:formula="of:=IF([.$B14]=0;0;(([.F14]-[.$B14])/[.$B1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4]" office:value-type="string" office:string-value="MDG-a_13_n0500_m050" calcext:value-type="string">
            <text:p>MDG-a_13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6];[$Main.D16];[$Main.F16];[$Main.H16];[$Main.J16];[$Main.L16];[$Main.N16];[$Main.P16];[$Main.R16];[$Main.T16])" office:value-type="float" office:value="4546.36" calcext:value-type="float">
            <text:p>4546,36</text:p>
          </table:table-cell>
          <table:table-cell table:style-name="ce18" table:content-validation-name="val4" table:formula="of:=AVERAGE([$Main.B16];[$Main.D16];[$Main.F16];[$Main.H16];[$Main.J16];[$Main.L16];[$Main.N16];[$Main.P16];[$Main.R16];[$Main.T16])" office:value-type="float" office:value="4551.7" calcext:value-type="float">
            <text:p>4551,7</text:p>
          </table:table-cell>
          <table:table-cell table:style-name="ce18" table:content-validation-name="val4" table:formula="of:=STDEV([$Main.B16];[$Main.D16];[$Main.F16];[$Main.H16];[$Main.J16];[$Main.L16];[$Main.N16];[$Main.P16];[$Main.R16];[$Main.T16])" office:value-type="float" office:value="3.31746891469987" calcext:value-type="float">
            <text:p>3,317469</text:p>
          </table:table-cell>
          <table:table-cell table:style-name="ce18" table:content-validation-name="val4" table:formula="of:=MIN([$Main.C16];[$Main.E16];[$Main.G16];[$Main.I16];[$Main.K16];[$Main.M16];[$Main.O16];[$Main.Q16];[$Main.S16];[$Main.U16])" office:value-type="float" office:value="0.899654" calcext:value-type="float">
            <text:p>0,899654</text:p>
          </table:table-cell>
          <table:table-cell table:style-name="ce18" table:content-validation-name="val4" table:formula="of:=AVERAGE([$Main.C16];[$Main.E16];[$Main.G16];[$Main.I16];[$Main.K16];[$Main.M16];[$Main.O16];[$Main.Q16];[$Main.S16];[$Main.U16])" office:value-type="float" office:value="1.1493535" calcext:value-type="float">
            <text:p>1,149354</text:p>
          </table:table-cell>
          <table:table-cell table:style-name="ce18" table:content-validation-name="val4" table:formula="of:=STDEV([$Main.C16];[$Main.E16];[$Main.G16];[$Main.I16];[$Main.K16];[$Main.M16];[$Main.O16];[$Main.Q16];[$Main.S16];[$Main.U16])" office:value-type="float" office:value="0.164809189797205" calcext:value-type="float">
            <text:p>0,164809</text:p>
          </table:table-cell>
          <table:table-cell table:style-name="ce18" table:content-validation-name="val4" table:formula="of:=IF([.$B15]=0;0;(([.E15]-[.$B15])/[.$B15])*100)" office:value-type="float" office:value="0" calcext:value-type="float">
            <text:p>0</text:p>
          </table:table-cell>
          <table:table-cell table:style-name="ce18" table:content-validation-name="val4" table:formula="of:=IF([.$B15]=0;0;(([.F15]-[.$B15])/[.$B1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5]" office:value-type="string" office:string-value="MDG-a_14_n0500_m050" calcext:value-type="string">
            <text:p>MDG-a_14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7];[$Main.D17];[$Main.F17];[$Main.H17];[$Main.J17];[$Main.L17];[$Main.N17];[$Main.P17];[$Main.R17];[$Main.T17])" office:value-type="float" office:value="4551.57" calcext:value-type="float">
            <text:p>4551,57</text:p>
          </table:table-cell>
          <table:table-cell table:style-name="ce18" table:content-validation-name="val4" table:formula="of:=AVERAGE([$Main.B17];[$Main.D17];[$Main.F17];[$Main.H17];[$Main.J17];[$Main.L17];[$Main.N17];[$Main.P17];[$Main.R17];[$Main.T17])" office:value-type="float" office:value="4563.666" calcext:value-type="float">
            <text:p>4563,666</text:p>
          </table:table-cell>
          <table:table-cell table:style-name="ce18" table:content-validation-name="val4" table:formula="of:=STDEV([$Main.B17];[$Main.D17];[$Main.F17];[$Main.H17];[$Main.J17];[$Main.L17];[$Main.N17];[$Main.P17];[$Main.R17];[$Main.T17])" office:value-type="float" office:value="8.87410490008881" calcext:value-type="float">
            <text:p>8,874105</text:p>
          </table:table-cell>
          <table:table-cell table:style-name="ce18" table:content-validation-name="val4" table:formula="of:=MIN([$Main.C17];[$Main.E17];[$Main.G17];[$Main.I17];[$Main.K17];[$Main.M17];[$Main.O17];[$Main.Q17];[$Main.S17];[$Main.U17])" office:value-type="float" office:value="1.01349" calcext:value-type="float">
            <text:p>1,01349</text:p>
          </table:table-cell>
          <table:table-cell table:style-name="ce18" table:content-validation-name="val4" table:formula="of:=AVERAGE([$Main.C17];[$Main.E17];[$Main.G17];[$Main.I17];[$Main.K17];[$Main.M17];[$Main.O17];[$Main.Q17];[$Main.S17];[$Main.U17])" office:value-type="float" office:value="1.187568" calcext:value-type="float">
            <text:p>1,187568</text:p>
          </table:table-cell>
          <table:table-cell table:style-name="ce18" table:content-validation-name="val4" table:formula="of:=STDEV([$Main.C17];[$Main.E17];[$Main.G17];[$Main.I17];[$Main.K17];[$Main.M17];[$Main.O17];[$Main.Q17];[$Main.S17];[$Main.U17])" office:value-type="float" office:value="0.120156397878395" calcext:value-type="float">
            <text:p>0,120156</text:p>
          </table:table-cell>
          <table:table-cell table:style-name="ce18" table:content-validation-name="val4" table:formula="of:=IF([.$B16]=0;0;(([.E16]-[.$B16])/[.$B16])*100)" office:value-type="float" office:value="0" calcext:value-type="float">
            <text:p>0</text:p>
          </table:table-cell>
          <table:table-cell table:style-name="ce18" table:content-validation-name="val4" table:formula="of:=IF([.$B16]=0;0;(([.F16]-[.$B16])/[.$B1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6]" office:value-type="string" office:string-value="MDG-a_15_n0500_m050" calcext:value-type="string">
            <text:p>MDG-a_15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8];[$Main.D18];[$Main.F18];[$Main.H18];[$Main.J18];[$Main.L18];[$Main.N18];[$Main.P18];[$Main.R18];[$Main.T18])" office:value-type="float" office:value="4526.68" calcext:value-type="float">
            <text:p>4526,68</text:p>
          </table:table-cell>
          <table:table-cell table:style-name="ce18" table:content-validation-name="val4" table:formula="of:=AVERAGE([$Main.B18];[$Main.D18];[$Main.F18];[$Main.H18];[$Main.J18];[$Main.L18];[$Main.N18];[$Main.P18];[$Main.R18];[$Main.T18])" office:value-type="float" office:value="4526.68" calcext:value-type="float">
            <text:p>4526,68</text:p>
          </table:table-cell>
          <table:table-cell table:style-name="ce18" table:content-validation-name="val4" table:formula="of:=STDEV([$Main.B18];[$Main.D18];[$Main.F18];[$Main.H18];[$Main.J18];[$Main.L18];[$Main.N18];[$Main.P18];[$Main.R18];[$Main.T18])" office:value-type="float" office:value="0" calcext:value-type="float">
            <text:p>0</text:p>
          </table:table-cell>
          <table:table-cell table:style-name="ce18" table:content-validation-name="val4" table:formula="of:=MIN([$Main.C18];[$Main.E18];[$Main.G18];[$Main.I18];[$Main.K18];[$Main.M18];[$Main.O18];[$Main.Q18];[$Main.S18];[$Main.U18])" office:value-type="float" office:value="0.80399" calcext:value-type="float">
            <text:p>0,80399</text:p>
          </table:table-cell>
          <table:table-cell table:style-name="ce18" table:content-validation-name="val4" table:formula="of:=AVERAGE([$Main.C18];[$Main.E18];[$Main.G18];[$Main.I18];[$Main.K18];[$Main.M18];[$Main.O18];[$Main.Q18];[$Main.S18];[$Main.U18])" office:value-type="float" office:value="0.9937957" calcext:value-type="float">
            <text:p>0,993796</text:p>
          </table:table-cell>
          <table:table-cell table:style-name="ce18" table:content-validation-name="val4" table:formula="of:=STDEV([$Main.C18];[$Main.E18];[$Main.G18];[$Main.I18];[$Main.K18];[$Main.M18];[$Main.O18];[$Main.Q18];[$Main.S18];[$Main.U18])" office:value-type="float" office:value="0.141947662242149" calcext:value-type="float">
            <text:p>0,141948</text:p>
          </table:table-cell>
          <table:table-cell table:style-name="ce18" table:content-validation-name="val4" table:formula="of:=IF([.$B17]=0;0;(([.E17]-[.$B17])/[.$B17])*100)" office:value-type="float" office:value="0" calcext:value-type="float">
            <text:p>0</text:p>
          </table:table-cell>
          <table:table-cell table:style-name="ce18" table:content-validation-name="val4" table:formula="of:=IF([.$B17]=0;0;(([.F17]-[.$B17])/[.$B1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7]" office:value-type="string" office:string-value="MDG-a_16_n0500_m050" calcext:value-type="string">
            <text:p>MDG-a_16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9];[$Main.D19];[$Main.F19];[$Main.H19];[$Main.J19];[$Main.L19];[$Main.N19];[$Main.P19];[$Main.R19];[$Main.T19])" office:value-type="float" office:value="4536.46" calcext:value-type="float">
            <text:p>4536,46</text:p>
          </table:table-cell>
          <table:table-cell table:style-name="ce18" table:content-validation-name="val4" table:formula="of:=AVERAGE([$Main.B19];[$Main.D19];[$Main.F19];[$Main.H19];[$Main.J19];[$Main.L19];[$Main.N19];[$Main.P19];[$Main.R19];[$Main.T19])" office:value-type="float" office:value="4555.557" calcext:value-type="float">
            <text:p>4555,557</text:p>
          </table:table-cell>
          <table:table-cell table:style-name="ce18" table:content-validation-name="val4" table:formula="of:=STDEV([$Main.B19];[$Main.D19];[$Main.F19];[$Main.H19];[$Main.J19];[$Main.L19];[$Main.N19];[$Main.P19];[$Main.R19];[$Main.T19])" office:value-type="float" office:value="17.9165491779093" calcext:value-type="float">
            <text:p>17,916549</text:p>
          </table:table-cell>
          <table:table-cell table:style-name="ce18" table:content-validation-name="val4" table:formula="of:=MIN([$Main.C19];[$Main.E19];[$Main.G19];[$Main.I19];[$Main.K19];[$Main.M19];[$Main.O19];[$Main.Q19];[$Main.S19];[$Main.U19])" office:value-type="float" office:value="0.664222" calcext:value-type="float">
            <text:p>0,664222</text:p>
          </table:table-cell>
          <table:table-cell table:style-name="ce18" table:content-validation-name="val4" table:formula="of:=AVERAGE([$Main.C19];[$Main.E19];[$Main.G19];[$Main.I19];[$Main.K19];[$Main.M19];[$Main.O19];[$Main.Q19];[$Main.S19];[$Main.U19])" office:value-type="float" office:value="1.0889152" calcext:value-type="float">
            <text:p>1,088915</text:p>
          </table:table-cell>
          <table:table-cell table:style-name="ce18" table:content-validation-name="val4" table:formula="of:=STDEV([$Main.C19];[$Main.E19];[$Main.G19];[$Main.I19];[$Main.K19];[$Main.M19];[$Main.O19];[$Main.Q19];[$Main.S19];[$Main.U19])" office:value-type="float" office:value="0.192569160295896" calcext:value-type="float">
            <text:p>0,192569</text:p>
          </table:table-cell>
          <table:table-cell table:style-name="ce18" table:content-validation-name="val4" table:formula="of:=IF([.$B18]=0;0;(([.E18]-[.$B18])/[.$B18])*100)" office:value-type="float" office:value="0" calcext:value-type="float">
            <text:p>0</text:p>
          </table:table-cell>
          <table:table-cell table:style-name="ce18" table:content-validation-name="val4" table:formula="of:=IF([.$B18]=0;0;(([.F18]-[.$B18])/[.$B1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8]" office:value-type="string" office:string-value="MDG-a_17_n0500_m050" calcext:value-type="string">
            <text:p>MDG-a_17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0];[$Main.D20];[$Main.F20];[$Main.H20];[$Main.J20];[$Main.L20];[$Main.N20];[$Main.P20];[$Main.R20];[$Main.T20])" office:value-type="float" office:value="4513.44" calcext:value-type="float">
            <text:p>4513,44</text:p>
          </table:table-cell>
          <table:table-cell table:style-name="ce18" table:content-validation-name="val4" table:formula="of:=AVERAGE([$Main.B20];[$Main.D20];[$Main.F20];[$Main.H20];[$Main.J20];[$Main.L20];[$Main.N20];[$Main.P20];[$Main.R20];[$Main.T20])" office:value-type="float" office:value="4542.501" calcext:value-type="float">
            <text:p>4542,501</text:p>
          </table:table-cell>
          <table:table-cell table:style-name="ce18" table:content-validation-name="val4" table:formula="of:=STDEV([$Main.B20];[$Main.D20];[$Main.F20];[$Main.H20];[$Main.J20];[$Main.L20];[$Main.N20];[$Main.P20];[$Main.R20];[$Main.T20])" office:value-type="float" office:value="15.7867071015812" calcext:value-type="float">
            <text:p>15,786707</text:p>
          </table:table-cell>
          <table:table-cell table:style-name="ce18" table:content-validation-name="val4" table:formula="of:=MIN([$Main.C20];[$Main.E20];[$Main.G20];[$Main.I20];[$Main.K20];[$Main.M20];[$Main.O20];[$Main.Q20];[$Main.S20];[$Main.U20])" office:value-type="float" office:value="1.05917" calcext:value-type="float">
            <text:p>1,05917</text:p>
          </table:table-cell>
          <table:table-cell table:style-name="ce18" table:content-validation-name="val4" table:formula="of:=AVERAGE([$Main.C20];[$Main.E20];[$Main.G20];[$Main.I20];[$Main.K20];[$Main.M20];[$Main.O20];[$Main.Q20];[$Main.S20];[$Main.U20])" office:value-type="float" office:value="1.249257" calcext:value-type="float">
            <text:p>1,249257</text:p>
          </table:table-cell>
          <table:table-cell table:style-name="ce18" table:content-validation-name="val4" table:formula="of:=STDEV([$Main.C20];[$Main.E20];[$Main.G20];[$Main.I20];[$Main.K20];[$Main.M20];[$Main.O20];[$Main.Q20];[$Main.S20];[$Main.U20])" office:value-type="float" office:value="0.121437110477445" calcext:value-type="float">
            <text:p>0,121437</text:p>
          </table:table-cell>
          <table:table-cell table:style-name="ce18" table:content-validation-name="val4" table:formula="of:=IF([.$B19]=0;0;(([.E19]-[.$B19])/[.$B19])*100)" office:value-type="float" office:value="0" calcext:value-type="float">
            <text:p>0</text:p>
          </table:table-cell>
          <table:table-cell table:style-name="ce18" table:content-validation-name="val4" table:formula="of:=IF([.$B19]=0;0;(([.F19]-[.$B19])/[.$B1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9]" office:value-type="string" office:string-value="MDG-a_18_n0500_m050" calcext:value-type="string">
            <text:p>MDG-a_18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1];[$Main.D21];[$Main.F21];[$Main.H21];[$Main.J21];[$Main.L21];[$Main.N21];[$Main.P21];[$Main.R21];[$Main.T21])" office:value-type="float" office:value="4541.55" calcext:value-type="float">
            <text:p>4541,55</text:p>
          </table:table-cell>
          <table:table-cell table:style-name="ce18" table:content-validation-name="val4" table:formula="of:=AVERAGE([$Main.B21];[$Main.D21];[$Main.F21];[$Main.H21];[$Main.J21];[$Main.L21];[$Main.N21];[$Main.P21];[$Main.R21];[$Main.T21])" office:value-type="float" office:value="4565.223" calcext:value-type="float">
            <text:p>4565,223</text:p>
          </table:table-cell>
          <table:table-cell table:style-name="ce18" table:content-validation-name="val4" table:formula="of:=STDEV([$Main.B21];[$Main.D21];[$Main.F21];[$Main.H21];[$Main.J21];[$Main.L21];[$Main.N21];[$Main.P21];[$Main.R21];[$Main.T21])" office:value-type="float" office:value="10.1290561696975" calcext:value-type="float">
            <text:p>10,129056</text:p>
          </table:table-cell>
          <table:table-cell table:style-name="ce18" table:content-validation-name="val4" table:formula="of:=MIN([$Main.C21];[$Main.E21];[$Main.G21];[$Main.I21];[$Main.K21];[$Main.M21];[$Main.O21];[$Main.Q21];[$Main.S21];[$Main.U21])" office:value-type="float" office:value="0.610068" calcext:value-type="float">
            <text:p>0,610068</text:p>
          </table:table-cell>
          <table:table-cell table:style-name="ce18" table:content-validation-name="val4" table:formula="of:=AVERAGE([$Main.C21];[$Main.E21];[$Main.G21];[$Main.I21];[$Main.K21];[$Main.M21];[$Main.O21];[$Main.Q21];[$Main.S21];[$Main.U21])" office:value-type="float" office:value="1.1364438" calcext:value-type="float">
            <text:p>1,136444</text:p>
          </table:table-cell>
          <table:table-cell table:style-name="ce18" table:content-validation-name="val4" table:formula="of:=STDEV([$Main.C21];[$Main.E21];[$Main.G21];[$Main.I21];[$Main.K21];[$Main.M21];[$Main.O21];[$Main.Q21];[$Main.S21];[$Main.U21])" office:value-type="float" office:value="0.258748338081533" calcext:value-type="float">
            <text:p>0,258748</text:p>
          </table:table-cell>
          <table:table-cell table:style-name="ce18" table:content-validation-name="val4" table:formula="of:=IF([.$B20]=0;0;(([.E20]-[.$B20])/[.$B20])*100)" office:value-type="float" office:value="0" calcext:value-type="float">
            <text:p>0</text:p>
          </table:table-cell>
          <table:table-cell table:style-name="ce18" table:content-validation-name="val4" table:formula="of:=IF([.$B20]=0;0;(([.F20]-[.$B20])/[.$B2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0]" office:value-type="string" office:string-value="MDG-a_19_n0500_m050" calcext:value-type="string">
            <text:p>MDG-a_19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2];[$Main.D22];[$Main.F22];[$Main.H22];[$Main.J22];[$Main.L22];[$Main.N22];[$Main.P22];[$Main.R22];[$Main.T22])" office:value-type="float" office:value="4544.94" calcext:value-type="float">
            <text:p>4544,94</text:p>
          </table:table-cell>
          <table:table-cell table:style-name="ce18" table:content-validation-name="val4" table:formula="of:=AVERAGE([$Main.B22];[$Main.D22];[$Main.F22];[$Main.H22];[$Main.J22];[$Main.L22];[$Main.N22];[$Main.P22];[$Main.R22];[$Main.T22])" office:value-type="float" office:value="4550.293" calcext:value-type="float">
            <text:p>4550,293</text:p>
          </table:table-cell>
          <table:table-cell table:style-name="ce18" table:content-validation-name="val4" table:formula="of:=STDEV([$Main.B22];[$Main.D22];[$Main.F22];[$Main.H22];[$Main.J22];[$Main.L22];[$Main.N22];[$Main.P22];[$Main.R22];[$Main.T22])" office:value-type="float" office:value="4.74582401228253" calcext:value-type="float">
            <text:p>4,745824</text:p>
          </table:table-cell>
          <table:table-cell table:style-name="ce18" table:content-validation-name="val4" table:formula="of:=MIN([$Main.C22];[$Main.E22];[$Main.G22];[$Main.I22];[$Main.K22];[$Main.M22];[$Main.O22];[$Main.Q22];[$Main.S22];[$Main.U22])" office:value-type="float" office:value="0.987787" calcext:value-type="float">
            <text:p>0,987787</text:p>
          </table:table-cell>
          <table:table-cell table:style-name="ce18" table:content-validation-name="val4" table:formula="of:=AVERAGE([$Main.C22];[$Main.E22];[$Main.G22];[$Main.I22];[$Main.K22];[$Main.M22];[$Main.O22];[$Main.Q22];[$Main.S22];[$Main.U22])" office:value-type="float" office:value="1.1843817" calcext:value-type="float">
            <text:p>1,184382</text:p>
          </table:table-cell>
          <table:table-cell table:style-name="ce18" table:content-validation-name="val4" table:formula="of:=STDEV([$Main.C22];[$Main.E22];[$Main.G22];[$Main.I22];[$Main.K22];[$Main.M22];[$Main.O22];[$Main.Q22];[$Main.S22];[$Main.U22])" office:value-type="float" office:value="0.146910446463181" calcext:value-type="float">
            <text:p>0,14691</text:p>
          </table:table-cell>
          <table:table-cell table:style-name="ce18" table:content-validation-name="val4" table:formula="of:=IF([.$B21]=0;0;(([.E21]-[.$B21])/[.$B21])*100)" office:value-type="float" office:value="0" calcext:value-type="float">
            <text:p>0</text:p>
          </table:table-cell>
          <table:table-cell table:style-name="ce18" table:content-validation-name="val4" table:formula="of:=IF([.$B21]=0;0;(([.F21]-[.$B21])/[.$B2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1]" office:value-type="string" office:string-value="MDG-a_20_n0500_m050" calcext:value-type="string">
            <text:p>MDG-a_20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3];[$Main.D23];[$Main.F23];[$Main.H23];[$Main.J23];[$Main.L23];[$Main.N23];[$Main.P23];[$Main.R23];[$Main.T23])" office:value-type="float" office:value="4523.59" calcext:value-type="float">
            <text:p>4523,59</text:p>
          </table:table-cell>
          <table:table-cell table:style-name="ce18" table:content-validation-name="val4" table:formula="of:=AVERAGE([$Main.B23];[$Main.D23];[$Main.F23];[$Main.H23];[$Main.J23];[$Main.L23];[$Main.N23];[$Main.P23];[$Main.R23];[$Main.T23])" office:value-type="float" office:value="4536.611" calcext:value-type="float">
            <text:p>4536,611</text:p>
          </table:table-cell>
          <table:table-cell table:style-name="ce18" table:content-validation-name="val4" table:formula="of:=STDEV([$Main.B23];[$Main.D23];[$Main.F23];[$Main.H23];[$Main.J23];[$Main.L23];[$Main.N23];[$Main.P23];[$Main.R23];[$Main.T23])" office:value-type="float" office:value="6.63092493967124" calcext:value-type="float">
            <text:p>6,630925</text:p>
          </table:table-cell>
          <table:table-cell table:style-name="ce18" table:content-validation-name="val4" table:formula="of:=MIN([$Main.C23];[$Main.E23];[$Main.G23];[$Main.I23];[$Main.K23];[$Main.M23];[$Main.O23];[$Main.Q23];[$Main.S23];[$Main.U23])" office:value-type="float" office:value="0.956081" calcext:value-type="float">
            <text:p>0,956081</text:p>
          </table:table-cell>
          <table:table-cell table:style-name="ce18" table:content-validation-name="val4" table:formula="of:=AVERAGE([$Main.C23];[$Main.E23];[$Main.G23];[$Main.I23];[$Main.K23];[$Main.M23];[$Main.O23];[$Main.Q23];[$Main.S23];[$Main.U23])" office:value-type="float" office:value="1.0959098" calcext:value-type="float">
            <text:p>1,09591</text:p>
          </table:table-cell>
          <table:table-cell table:style-name="ce18" table:content-validation-name="val4" table:formula="of:=STDEV([$Main.C23];[$Main.E23];[$Main.G23];[$Main.I23];[$Main.K23];[$Main.M23];[$Main.O23];[$Main.Q23];[$Main.S23];[$Main.U23])" office:value-type="float" office:value="0.125060917400548" calcext:value-type="float">
            <text:p>0,125061</text:p>
          </table:table-cell>
          <table:table-cell table:style-name="ce18" table:content-validation-name="val4" table:formula="of:=IF([.$B22]=0;0;(([.E22]-[.$B22])/[.$B22])*100)" office:value-type="float" office:value="0" calcext:value-type="float">
            <text:p>0</text:p>
          </table:table-cell>
          <table:table-cell table:style-name="ce18" table:content-validation-name="val4" table:formula="of:=IF([.$B22]=0;0;(([.F22]-[.$B22])/[.$B2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2]" office:value-type="string" office:string-value="MDG-a_21_n2000_m200" calcext:value-type="string">
            <text:p>MDG-a_21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4];[$Main.D24];[$Main.F24];[$Main.H24];[$Main.J24];[$Main.L24];[$Main.N24];[$Main.P24];[$Main.R24];[$Main.T24])" office:value-type="float" office:value="85867" calcext:value-type="float">
            <text:p>85867</text:p>
          </table:table-cell>
          <table:table-cell table:style-name="ce18" table:content-validation-name="val4" table:formula="of:=AVERAGE([$Main.B24];[$Main.D24];[$Main.F24];[$Main.H24];[$Main.J24];[$Main.L24];[$Main.N24];[$Main.P24];[$Main.R24];[$Main.T24])" office:value-type="float" office:value="86034.4" calcext:value-type="float">
            <text:p>86034,4</text:p>
          </table:table-cell>
          <table:table-cell table:style-name="ce18" table:content-validation-name="val4" table:formula="of:=STDEV([$Main.B24];[$Main.D24];[$Main.F24];[$Main.H24];[$Main.J24];[$Main.L24];[$Main.N24];[$Main.P24];[$Main.R24];[$Main.T24])" office:value-type="float" office:value="68.1178716963797" calcext:value-type="float">
            <text:p>68,117872</text:p>
          </table:table-cell>
          <table:table-cell table:style-name="ce18" table:content-validation-name="val4" table:formula="of:=MIN([$Main.C24];[$Main.E24];[$Main.G24];[$Main.I24];[$Main.K24];[$Main.M24];[$Main.O24];[$Main.Q24];[$Main.S24];[$Main.U24])" office:value-type="float" office:value="26.6418" calcext:value-type="float">
            <text:p>26,6418</text:p>
          </table:table-cell>
          <table:table-cell table:style-name="ce18" table:content-validation-name="val4" table:formula="of:=AVERAGE([$Main.C24];[$Main.E24];[$Main.G24];[$Main.I24];[$Main.K24];[$Main.M24];[$Main.O24];[$Main.Q24];[$Main.S24];[$Main.U24])" office:value-type="float" office:value="44.6256" calcext:value-type="float">
            <text:p>44,6256</text:p>
          </table:table-cell>
          <table:table-cell table:style-name="ce18" table:content-validation-name="val4" table:formula="of:=STDEV([$Main.C24];[$Main.E24];[$Main.G24];[$Main.I24];[$Main.K24];[$Main.M24];[$Main.O24];[$Main.Q24];[$Main.S24];[$Main.U24])" office:value-type="float" office:value="7.59544887284484" calcext:value-type="float">
            <text:p>7,595449</text:p>
          </table:table-cell>
          <table:table-cell table:style-name="ce18" table:content-validation-name="val4" table:formula="of:=IF([.$B23]=0;0;(([.E23]-[.$B23])/[.$B23])*100)" office:value-type="float" office:value="0" calcext:value-type="float">
            <text:p>0</text:p>
          </table:table-cell>
          <table:table-cell table:style-name="ce18" table:content-validation-name="val4" table:formula="of:=IF([.$B23]=0;0;(([.F23]-[.$B23])/[.$B2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3]" office:value-type="string" office:string-value="MDG-a_22_n2000_m200" calcext:value-type="string">
            <text:p>MDG-a_22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5];[$Main.D25];[$Main.F25];[$Main.H25];[$Main.J25];[$Main.L25];[$Main.N25];[$Main.P25];[$Main.R25];[$Main.T25])" office:value-type="float" office:value="85747" calcext:value-type="float">
            <text:p>85747</text:p>
          </table:table-cell>
          <table:table-cell table:style-name="ce18" table:content-validation-name="val4" table:formula="of:=AVERAGE([$Main.B25];[$Main.D25];[$Main.F25];[$Main.H25];[$Main.J25];[$Main.L25];[$Main.N25];[$Main.P25];[$Main.R25];[$Main.T25])" office:value-type="float" office:value="85927.4" calcext:value-type="float">
            <text:p>85927,4</text:p>
          </table:table-cell>
          <table:table-cell table:style-name="ce18" table:content-validation-name="val4" table:formula="of:=STDEV([$Main.B25];[$Main.D25];[$Main.F25];[$Main.H25];[$Main.J25];[$Main.L25];[$Main.N25];[$Main.P25];[$Main.R25];[$Main.T25])" office:value-type="float" office:value="78.0714772215536" calcext:value-type="float">
            <text:p>78,071477</text:p>
          </table:table-cell>
          <table:table-cell table:style-name="ce18" table:content-validation-name="val4" table:formula="of:=MIN([$Main.C25];[$Main.E25];[$Main.G25];[$Main.I25];[$Main.K25];[$Main.M25];[$Main.O25];[$Main.Q25];[$Main.S25];[$Main.U25])" office:value-type="float" office:value="40.9388" calcext:value-type="float">
            <text:p>40,9388</text:p>
          </table:table-cell>
          <table:table-cell table:style-name="ce18" table:content-validation-name="val4" table:formula="of:=AVERAGE([$Main.C25];[$Main.E25];[$Main.G25];[$Main.I25];[$Main.K25];[$Main.M25];[$Main.O25];[$Main.Q25];[$Main.S25];[$Main.U25])" office:value-type="float" office:value="48.41492" calcext:value-type="float">
            <text:p>48,41492</text:p>
          </table:table-cell>
          <table:table-cell table:style-name="ce18" table:content-validation-name="val4" table:formula="of:=STDEV([$Main.C25];[$Main.E25];[$Main.G25];[$Main.I25];[$Main.K25];[$Main.M25];[$Main.O25];[$Main.Q25];[$Main.S25];[$Main.U25])" office:value-type="float" office:value="3.65556125339644" calcext:value-type="float">
            <text:p>3,655561</text:p>
          </table:table-cell>
          <table:table-cell table:style-name="ce18" table:content-validation-name="val4" table:formula="of:=IF([.$B24]=0;0;(([.E24]-[.$B24])/[.$B24])*100)" office:value-type="float" office:value="0" calcext:value-type="float">
            <text:p>0</text:p>
          </table:table-cell>
          <table:table-cell table:style-name="ce18" table:content-validation-name="val4" table:formula="of:=IF([.$B24]=0;0;(([.F24]-[.$B24])/[.$B2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4]" office:value-type="string" office:string-value="MDG-a_23_n2000_m200" calcext:value-type="string">
            <text:p>MDG-a_23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6];[$Main.D26];[$Main.F26];[$Main.H26];[$Main.J26];[$Main.L26];[$Main.N26];[$Main.P26];[$Main.R26];[$Main.T26])" office:value-type="float" office:value="85708" calcext:value-type="float">
            <text:p>85708</text:p>
          </table:table-cell>
          <table:table-cell table:style-name="ce18" table:content-validation-name="val4" table:formula="of:=AVERAGE([$Main.B26];[$Main.D26];[$Main.F26];[$Main.H26];[$Main.J26];[$Main.L26];[$Main.N26];[$Main.P26];[$Main.R26];[$Main.T26])" office:value-type="float" office:value="85856.5" calcext:value-type="float">
            <text:p>85856,5</text:p>
          </table:table-cell>
          <table:table-cell table:style-name="ce18" table:content-validation-name="val4" table:formula="of:=STDEV([$Main.B26];[$Main.D26];[$Main.F26];[$Main.H26];[$Main.J26];[$Main.L26];[$Main.N26];[$Main.P26];[$Main.R26];[$Main.T26])" office:value-type="float" office:value="94.3648357293236" calcext:value-type="float">
            <text:p>94,364836</text:p>
          </table:table-cell>
          <table:table-cell table:style-name="ce18" table:content-validation-name="val4" table:formula="of:=MIN([$Main.C26];[$Main.E26];[$Main.G26];[$Main.I26];[$Main.K26];[$Main.M26];[$Main.O26];[$Main.Q26];[$Main.S26];[$Main.U26])" office:value-type="float" office:value="32.8511" calcext:value-type="float">
            <text:p>32,8511</text:p>
          </table:table-cell>
          <table:table-cell table:style-name="ce18" table:content-validation-name="val4" table:formula="of:=AVERAGE([$Main.C26];[$Main.E26];[$Main.G26];[$Main.I26];[$Main.K26];[$Main.M26];[$Main.O26];[$Main.Q26];[$Main.S26];[$Main.U26])" office:value-type="float" office:value="44.93354" calcext:value-type="float">
            <text:p>44,93354</text:p>
          </table:table-cell>
          <table:table-cell table:style-name="ce18" table:content-validation-name="val4" table:formula="of:=STDEV([$Main.C26];[$Main.E26];[$Main.G26];[$Main.I26];[$Main.K26];[$Main.M26];[$Main.O26];[$Main.Q26];[$Main.S26];[$Main.U26])" office:value-type="float" office:value="5.83213420974213" calcext:value-type="float">
            <text:p>5,832134</text:p>
          </table:table-cell>
          <table:table-cell table:style-name="ce18" table:content-validation-name="val4" table:formula="of:=IF([.$B25]=0;0;(([.E25]-[.$B25])/[.$B25])*100)" office:value-type="float" office:value="0" calcext:value-type="float">
            <text:p>0</text:p>
          </table:table-cell>
          <table:table-cell table:style-name="ce18" table:content-validation-name="val4" table:formula="of:=IF([.$B25]=0;0;(([.F25]-[.$B25])/[.$B2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5]" office:value-type="string" office:string-value="MDG-a_24_n2000_m200" calcext:value-type="string">
            <text:p>MDG-a_24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7];[$Main.D27];[$Main.F27];[$Main.H27];[$Main.J27];[$Main.L27];[$Main.N27];[$Main.P27];[$Main.R27];[$Main.T27])" office:value-type="float" office:value="85925" calcext:value-type="float">
            <text:p>85925</text:p>
          </table:table-cell>
          <table:table-cell table:style-name="ce18" table:content-validation-name="val4" table:formula="of:=AVERAGE([$Main.B27];[$Main.D27];[$Main.F27];[$Main.H27];[$Main.J27];[$Main.L27];[$Main.N27];[$Main.P27];[$Main.R27];[$Main.T27])" office:value-type="float" office:value="86030.1" calcext:value-type="float">
            <text:p>86030,1</text:p>
          </table:table-cell>
          <table:table-cell table:style-name="ce18" table:content-validation-name="val4" table:formula="of:=STDEV([$Main.B27];[$Main.D27];[$Main.F27];[$Main.H27];[$Main.J27];[$Main.L27];[$Main.N27];[$Main.P27];[$Main.R27];[$Main.T27])" office:value-type="float" office:value="61.6791879179859" calcext:value-type="float">
            <text:p>61,679188</text:p>
          </table:table-cell>
          <table:table-cell table:style-name="ce18" table:content-validation-name="val4" table:formula="of:=MIN([$Main.C27];[$Main.E27];[$Main.G27];[$Main.I27];[$Main.K27];[$Main.M27];[$Main.O27];[$Main.Q27];[$Main.S27];[$Main.U27])" office:value-type="float" office:value="44.3621" calcext:value-type="float">
            <text:p>44,3621</text:p>
          </table:table-cell>
          <table:table-cell table:style-name="ce18" table:content-validation-name="val4" table:formula="of:=AVERAGE([$Main.C27];[$Main.E27];[$Main.G27];[$Main.I27];[$Main.K27];[$Main.M27];[$Main.O27];[$Main.Q27];[$Main.S27];[$Main.U27])" office:value-type="float" office:value="50.97215" calcext:value-type="float">
            <text:p>50,97215</text:p>
          </table:table-cell>
          <table:table-cell table:style-name="ce18" table:content-validation-name="val4" table:formula="of:=STDEV([$Main.C27];[$Main.E27];[$Main.G27];[$Main.I27];[$Main.K27];[$Main.M27];[$Main.O27];[$Main.Q27];[$Main.S27];[$Main.U27])" office:value-type="float" office:value="4.6459798184978" calcext:value-type="float">
            <text:p>4,64598</text:p>
          </table:table-cell>
          <table:table-cell table:style-name="ce18" table:content-validation-name="val4" table:formula="of:=IF([.$B26]=0;0;(([.E26]-[.$B26])/[.$B26])*100)" office:value-type="float" office:value="0" calcext:value-type="float">
            <text:p>0</text:p>
          </table:table-cell>
          <table:table-cell table:style-name="ce18" table:content-validation-name="val4" table:formula="of:=IF([.$B26]=0;0;(([.F26]-[.$B26])/[.$B2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6]" office:value-type="string" office:string-value="MDG-a_25_n2000_m200" calcext:value-type="string">
            <text:p>MDG-a_25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8];[$Main.D28];[$Main.F28];[$Main.H28];[$Main.J28];[$Main.L28];[$Main.N28];[$Main.P28];[$Main.R28];[$Main.T28])" office:value-type="float" office:value="85945" calcext:value-type="float">
            <text:p>85945</text:p>
          </table:table-cell>
          <table:table-cell table:style-name="ce18" table:content-validation-name="val4" table:formula="of:=AVERAGE([$Main.B28];[$Main.D28];[$Main.F28];[$Main.H28];[$Main.J28];[$Main.L28];[$Main.N28];[$Main.P28];[$Main.R28];[$Main.T28])" office:value-type="float" office:value="86106.2" calcext:value-type="float">
            <text:p>86106,2</text:p>
          </table:table-cell>
          <table:table-cell table:style-name="ce18" table:content-validation-name="val4" table:formula="of:=STDEV([$Main.B28];[$Main.D28];[$Main.F28];[$Main.H28];[$Main.J28];[$Main.L28];[$Main.N28];[$Main.P28];[$Main.R28];[$Main.T28])" office:value-type="float" office:value="69.9774566874536" calcext:value-type="float">
            <text:p>69,977457</text:p>
          </table:table-cell>
          <table:table-cell table:style-name="ce18" table:content-validation-name="val4" table:formula="of:=MIN([$Main.C28];[$Main.E28];[$Main.G28];[$Main.I28];[$Main.K28];[$Main.M28];[$Main.O28];[$Main.Q28];[$Main.S28];[$Main.U28])" office:value-type="float" office:value="35.9248" calcext:value-type="float">
            <text:p>35,9248</text:p>
          </table:table-cell>
          <table:table-cell table:style-name="ce18" table:content-validation-name="val4" table:formula="of:=AVERAGE([$Main.C28];[$Main.E28];[$Main.G28];[$Main.I28];[$Main.K28];[$Main.M28];[$Main.O28];[$Main.Q28];[$Main.S28];[$Main.U28])" office:value-type="float" office:value="46.79137" calcext:value-type="float">
            <text:p>46,79137</text:p>
          </table:table-cell>
          <table:table-cell table:style-name="ce18" table:content-validation-name="val4" table:formula="of:=STDEV([$Main.C28];[$Main.E28];[$Main.G28];[$Main.I28];[$Main.K28];[$Main.M28];[$Main.O28];[$Main.Q28];[$Main.S28];[$Main.U28])" office:value-type="float" office:value="6.69449622966508" calcext:value-type="float">
            <text:p>6,694496</text:p>
          </table:table-cell>
          <table:table-cell table:style-name="ce18" table:content-validation-name="val4" table:formula="of:=IF([.$B27]=0;0;(([.E27]-[.$B27])/[.$B27])*100)" office:value-type="float" office:value="0" calcext:value-type="float">
            <text:p>0</text:p>
          </table:table-cell>
          <table:table-cell table:style-name="ce18" table:content-validation-name="val4" table:formula="of:=IF([.$B27]=0;0;(([.F27]-[.$B27])/[.$B2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7]" office:value-type="string" office:string-value="MDG-a_26_n2000_m200" calcext:value-type="string">
            <text:p>MDG-a_26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9];[$Main.D29];[$Main.F29];[$Main.H29];[$Main.J29];[$Main.L29];[$Main.N29];[$Main.P29];[$Main.R29];[$Main.T29])" office:value-type="float" office:value="85920" calcext:value-type="float">
            <text:p>85920</text:p>
          </table:table-cell>
          <table:table-cell table:style-name="ce18" table:content-validation-name="val4" table:formula="of:=AVERAGE([$Main.B29];[$Main.D29];[$Main.F29];[$Main.H29];[$Main.J29];[$Main.L29];[$Main.N29];[$Main.P29];[$Main.R29];[$Main.T29])" office:value-type="float" office:value="85980.8" calcext:value-type="float">
            <text:p>85980,8</text:p>
          </table:table-cell>
          <table:table-cell table:style-name="ce18" table:content-validation-name="val4" table:formula="of:=STDEV([$Main.B29];[$Main.D29];[$Main.F29];[$Main.H29];[$Main.J29];[$Main.L29];[$Main.N29];[$Main.P29];[$Main.R29];[$Main.T29])" office:value-type="float" office:value="53.2098570651049" calcext:value-type="float">
            <text:p>53,209857</text:p>
          </table:table-cell>
          <table:table-cell table:style-name="ce18" table:content-validation-name="val4" table:formula="of:=MIN([$Main.C29];[$Main.E29];[$Main.G29];[$Main.I29];[$Main.K29];[$Main.M29];[$Main.O29];[$Main.Q29];[$Main.S29];[$Main.U29])" office:value-type="float" office:value="39.1165" calcext:value-type="float">
            <text:p>39,1165</text:p>
          </table:table-cell>
          <table:table-cell table:style-name="ce18" table:content-validation-name="val4" table:formula="of:=AVERAGE([$Main.C29];[$Main.E29];[$Main.G29];[$Main.I29];[$Main.K29];[$Main.M29];[$Main.O29];[$Main.Q29];[$Main.S29];[$Main.U29])" office:value-type="float" office:value="46.0395" calcext:value-type="float">
            <text:p>46,0395</text:p>
          </table:table-cell>
          <table:table-cell table:style-name="ce18" table:content-validation-name="val4" table:formula="of:=STDEV([$Main.C29];[$Main.E29];[$Main.G29];[$Main.I29];[$Main.K29];[$Main.M29];[$Main.O29];[$Main.Q29];[$Main.S29];[$Main.U29])" office:value-type="float" office:value="5.21078760692128" calcext:value-type="float">
            <text:p>5,210788</text:p>
          </table:table-cell>
          <table:table-cell table:style-name="ce18" table:content-validation-name="val4" table:formula="of:=IF([.$B28]=0;0;(([.E28]-[.$B28])/[.$B28])*100)" office:value-type="float" office:value="0" calcext:value-type="float">
            <text:p>0</text:p>
          </table:table-cell>
          <table:table-cell table:style-name="ce18" table:content-validation-name="val4" table:formula="of:=IF([.$B28]=0;0;(([.F28]-[.$B28])/[.$B2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8]" office:value-type="string" office:string-value="MDG-a_27_n2000_m200" calcext:value-type="string">
            <text:p>MDG-a_27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0];[$Main.D30];[$Main.F30];[$Main.H30];[$Main.J30];[$Main.L30];[$Main.N30];[$Main.P30];[$Main.R30];[$Main.T30])" office:value-type="float" office:value="85835" calcext:value-type="float">
            <text:p>85835</text:p>
          </table:table-cell>
          <table:table-cell table:style-name="ce18" table:content-validation-name="val4" table:formula="of:=AVERAGE([$Main.B30];[$Main.D30];[$Main.F30];[$Main.H30];[$Main.J30];[$Main.L30];[$Main.N30];[$Main.P30];[$Main.R30];[$Main.T30])" office:value-type="float" office:value="85964.5" calcext:value-type="float">
            <text:p>85964,5</text:p>
          </table:table-cell>
          <table:table-cell table:style-name="ce18" table:content-validation-name="val4" table:formula="of:=STDEV([$Main.B30];[$Main.D30];[$Main.F30];[$Main.H30];[$Main.J30];[$Main.L30];[$Main.N30];[$Main.P30];[$Main.R30];[$Main.T30])" office:value-type="float" office:value="64.1079818223389" calcext:value-type="float">
            <text:p>64,107982</text:p>
          </table:table-cell>
          <table:table-cell table:style-name="ce18" table:content-validation-name="val4" table:formula="of:=MIN([$Main.C30];[$Main.E30];[$Main.G30];[$Main.I30];[$Main.K30];[$Main.M30];[$Main.O30];[$Main.Q30];[$Main.S30];[$Main.U30])" office:value-type="float" office:value="39.3153" calcext:value-type="float">
            <text:p>39,3153</text:p>
          </table:table-cell>
          <table:table-cell table:style-name="ce18" table:content-validation-name="val4" table:formula="of:=AVERAGE([$Main.C30];[$Main.E30];[$Main.G30];[$Main.I30];[$Main.K30];[$Main.M30];[$Main.O30];[$Main.Q30];[$Main.S30];[$Main.U30])" office:value-type="float" office:value="45.71599" calcext:value-type="float">
            <text:p>45,71599</text:p>
          </table:table-cell>
          <table:table-cell table:style-name="ce18" table:content-validation-name="val4" table:formula="of:=STDEV([$Main.C30];[$Main.E30];[$Main.G30];[$Main.I30];[$Main.K30];[$Main.M30];[$Main.O30];[$Main.Q30];[$Main.S30];[$Main.U30])" office:value-type="float" office:value="3.70700248102606" calcext:value-type="float">
            <text:p>3,707002</text:p>
          </table:table-cell>
          <table:table-cell table:style-name="ce18" table:content-validation-name="val4" table:formula="of:=IF([.$B29]=0;0;(([.E29]-[.$B29])/[.$B29])*100)" office:value-type="float" office:value="0" calcext:value-type="float">
            <text:p>0</text:p>
          </table:table-cell>
          <table:table-cell table:style-name="ce18" table:content-validation-name="val4" table:formula="of:=IF([.$B29]=0;0;(([.F29]-[.$B29])/[.$B2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9]" office:value-type="string" office:string-value="MDG-a_28_n2000_m200" calcext:value-type="string">
            <text:p>MDG-a_28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1];[$Main.D31];[$Main.F31];[$Main.H31];[$Main.J31];[$Main.L31];[$Main.N31];[$Main.P31];[$Main.R31];[$Main.T31])" office:value-type="float" office:value="85742" calcext:value-type="float">
            <text:p>85742</text:p>
          </table:table-cell>
          <table:table-cell table:style-name="ce18" table:content-validation-name="val4" table:formula="of:=AVERAGE([$Main.B31];[$Main.D31];[$Main.F31];[$Main.H31];[$Main.J31];[$Main.L31];[$Main.N31];[$Main.P31];[$Main.R31];[$Main.T31])" office:value-type="float" office:value="85915.8" calcext:value-type="float">
            <text:p>85915,8</text:p>
          </table:table-cell>
          <table:table-cell table:style-name="ce18" table:content-validation-name="val4" table:formula="of:=STDEV([$Main.B31];[$Main.D31];[$Main.F31];[$Main.H31];[$Main.J31];[$Main.L31];[$Main.N31];[$Main.P31];[$Main.R31];[$Main.T31])" office:value-type="float" office:value="90.5364260640127" calcext:value-type="float">
            <text:p>90,536426</text:p>
          </table:table-cell>
          <table:table-cell table:style-name="ce18" table:content-validation-name="val4" table:formula="of:=MIN([$Main.C31];[$Main.E31];[$Main.G31];[$Main.I31];[$Main.K31];[$Main.M31];[$Main.O31];[$Main.Q31];[$Main.S31];[$Main.U31])" office:value-type="float" office:value="28.1152" calcext:value-type="float">
            <text:p>28,1152</text:p>
          </table:table-cell>
          <table:table-cell table:style-name="ce18" table:content-validation-name="val4" table:formula="of:=AVERAGE([$Main.C31];[$Main.E31];[$Main.G31];[$Main.I31];[$Main.K31];[$Main.M31];[$Main.O31];[$Main.Q31];[$Main.S31];[$Main.U31])" office:value-type="float" office:value="45.71412" calcext:value-type="float">
            <text:p>45,71412</text:p>
          </table:table-cell>
          <table:table-cell table:style-name="ce18" table:content-validation-name="val4" table:formula="of:=STDEV([$Main.C31];[$Main.E31];[$Main.G31];[$Main.I31];[$Main.K31];[$Main.M31];[$Main.O31];[$Main.Q31];[$Main.S31];[$Main.U31])" office:value-type="float" office:value="8.93698621656714" calcext:value-type="float">
            <text:p>8,936986</text:p>
          </table:table-cell>
          <table:table-cell table:style-name="ce18" table:content-validation-name="val4" table:formula="of:=IF([.$B30]=0;0;(([.E30]-[.$B30])/[.$B30])*100)" office:value-type="float" office:value="0" calcext:value-type="float">
            <text:p>0</text:p>
          </table:table-cell>
          <table:table-cell table:style-name="ce18" table:content-validation-name="val4" table:formula="of:=IF([.$B30]=0;0;(([.F30]-[.$B30])/[.$B3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0]" office:value-type="string" office:string-value="MDG-a_29_n2000_m200" calcext:value-type="string">
            <text:p>MDG-a_29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2];[$Main.D32];[$Main.F32];[$Main.H32];[$Main.J32];[$Main.L32];[$Main.N32];[$Main.P32];[$Main.R32];[$Main.T32])" office:value-type="float" office:value="85824" calcext:value-type="float">
            <text:p>85824</text:p>
          </table:table-cell>
          <table:table-cell table:style-name="ce18" table:content-validation-name="val4" table:formula="of:=AVERAGE([$Main.B32];[$Main.D32];[$Main.F32];[$Main.H32];[$Main.J32];[$Main.L32];[$Main.N32];[$Main.P32];[$Main.R32];[$Main.T32])" office:value-type="float" office:value="85942.8" calcext:value-type="float">
            <text:p>85942,8</text:p>
          </table:table-cell>
          <table:table-cell table:style-name="ce18" table:content-validation-name="val4" table:formula="of:=STDEV([$Main.B32];[$Main.D32];[$Main.F32];[$Main.H32];[$Main.J32];[$Main.L32];[$Main.N32];[$Main.P32];[$Main.R32];[$Main.T32])" office:value-type="float" office:value="55.7191369479304" calcext:value-type="float">
            <text:p>55,719137</text:p>
          </table:table-cell>
          <table:table-cell table:style-name="ce18" table:content-validation-name="val4" table:formula="of:=MIN([$Main.C32];[$Main.E32];[$Main.G32];[$Main.I32];[$Main.K32];[$Main.M32];[$Main.O32];[$Main.Q32];[$Main.S32];[$Main.U32])" office:value-type="float" office:value="34.2416" calcext:value-type="float">
            <text:p>34,2416</text:p>
          </table:table-cell>
          <table:table-cell table:style-name="ce18" table:content-validation-name="val4" table:formula="of:=AVERAGE([$Main.C32];[$Main.E32];[$Main.G32];[$Main.I32];[$Main.K32];[$Main.M32];[$Main.O32];[$Main.Q32];[$Main.S32];[$Main.U32])" office:value-type="float" office:value="46.66332" calcext:value-type="float">
            <text:p>46,66332</text:p>
          </table:table-cell>
          <table:table-cell table:style-name="ce18" table:content-validation-name="val4" table:formula="of:=STDEV([$Main.C32];[$Main.E32];[$Main.G32];[$Main.I32];[$Main.K32];[$Main.M32];[$Main.O32];[$Main.Q32];[$Main.S32];[$Main.U32])" office:value-type="float" office:value="6.70322440567887" calcext:value-type="float">
            <text:p>6,703224</text:p>
          </table:table-cell>
          <table:table-cell table:style-name="ce18" table:content-validation-name="val4" table:formula="of:=IF([.$B31]=0;0;(([.E31]-[.$B31])/[.$B31])*100)" office:value-type="float" office:value="0" calcext:value-type="float">
            <text:p>0</text:p>
          </table:table-cell>
          <table:table-cell table:style-name="ce18" table:content-validation-name="val4" table:formula="of:=IF([.$B31]=0;0;(([.F31]-[.$B31])/[.$B3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1]" office:value-type="string" office:string-value="MDG-a_30_n2000_m200" calcext:value-type="string">
            <text:p>MDG-a_30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3];[$Main.D33];[$Main.F33];[$Main.H33];[$Main.J33];[$Main.L33];[$Main.N33];[$Main.P33];[$Main.R33];[$Main.T33])" office:value-type="float" office:value="85800" calcext:value-type="float">
            <text:p>85800</text:p>
          </table:table-cell>
          <table:table-cell table:style-name="ce18" table:content-validation-name="val4" table:formula="of:=AVERAGE([$Main.B33];[$Main.D33];[$Main.F33];[$Main.H33];[$Main.J33];[$Main.L33];[$Main.N33];[$Main.P33];[$Main.R33];[$Main.T33])" office:value-type="float" office:value="85877.4" calcext:value-type="float">
            <text:p>85877,4</text:p>
          </table:table-cell>
          <table:table-cell table:style-name="ce18" table:content-validation-name="val4" table:formula="of:=STDEV([$Main.B33];[$Main.D33];[$Main.F33];[$Main.H33];[$Main.J33];[$Main.L33];[$Main.N33];[$Main.P33];[$Main.R33];[$Main.T33])" office:value-type="float" office:value="53.6888153053212" calcext:value-type="float">
            <text:p>53,688815</text:p>
          </table:table-cell>
          <table:table-cell table:style-name="ce18" table:content-validation-name="val4" table:formula="of:=MIN([$Main.C33];[$Main.E33];[$Main.G33];[$Main.I33];[$Main.K33];[$Main.M33];[$Main.O33];[$Main.Q33];[$Main.S33];[$Main.U33])" office:value-type="float" office:value="38.9942" calcext:value-type="float">
            <text:p>38,9942</text:p>
          </table:table-cell>
          <table:table-cell table:style-name="ce18" table:content-validation-name="val4" table:formula="of:=AVERAGE([$Main.C33];[$Main.E33];[$Main.G33];[$Main.I33];[$Main.K33];[$Main.M33];[$Main.O33];[$Main.Q33];[$Main.S33];[$Main.U33])" office:value-type="float" office:value="47.91511" calcext:value-type="float">
            <text:p>47,91511</text:p>
          </table:table-cell>
          <table:table-cell table:style-name="ce18" table:content-validation-name="val4" table:formula="of:=STDEV([$Main.C33];[$Main.E33];[$Main.G33];[$Main.I33];[$Main.K33];[$Main.M33];[$Main.O33];[$Main.Q33];[$Main.S33];[$Main.U33])" office:value-type="float" office:value="6.20647938321987" calcext:value-type="float">
            <text:p>6,206479</text:p>
          </table:table-cell>
          <table:table-cell table:style-name="ce18" table:content-validation-name="val4" table:formula="of:=IF([.$B32]=0;0;(([.E32]-[.$B32])/[.$B32])*100)" office:value-type="float" office:value="0" calcext:value-type="float">
            <text:p>0</text:p>
          </table:table-cell>
          <table:table-cell table:style-name="ce18" table:content-validation-name="val4" table:formula="of:=IF([.$B32]=0;0;(([.F32]-[.$B32])/[.$B3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2]" office:value-type="string" office:string-value="MDG-a_31_n2000_m200" calcext:value-type="string">
            <text:p>MDG-a_31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4];[$Main.D34];[$Main.F34];[$Main.H34];[$Main.J34];[$Main.L34];[$Main.N34];[$Main.P34];[$Main.R34];[$Main.T34])" office:value-type="float" office:value="85804" calcext:value-type="float">
            <text:p>85804</text:p>
          </table:table-cell>
          <table:table-cell table:style-name="ce18" table:content-validation-name="val4" table:formula="of:=AVERAGE([$Main.B34];[$Main.D34];[$Main.F34];[$Main.H34];[$Main.J34];[$Main.L34];[$Main.N34];[$Main.P34];[$Main.R34];[$Main.T34])" office:value-type="float" office:value="85940.3" calcext:value-type="float">
            <text:p>85940,3</text:p>
          </table:table-cell>
          <table:table-cell table:style-name="ce18" table:content-validation-name="val4" table:formula="of:=STDEV([$Main.B34];[$Main.D34];[$Main.F34];[$Main.H34];[$Main.J34];[$Main.L34];[$Main.N34];[$Main.P34];[$Main.R34];[$Main.T34])" office:value-type="float" office:value="91.6333878986135" calcext:value-type="float">
            <text:p>91,633388</text:p>
          </table:table-cell>
          <table:table-cell table:style-name="ce18" table:content-validation-name="val4" table:formula="of:=MIN([$Main.C34];[$Main.E34];[$Main.G34];[$Main.I34];[$Main.K34];[$Main.M34];[$Main.O34];[$Main.Q34];[$Main.S34];[$Main.U34])" office:value-type="float" office:value="38.8531" calcext:value-type="float">
            <text:p>38,8531</text:p>
          </table:table-cell>
          <table:table-cell table:style-name="ce18" table:content-validation-name="val4" table:formula="of:=AVERAGE([$Main.C34];[$Main.E34];[$Main.G34];[$Main.I34];[$Main.K34];[$Main.M34];[$Main.O34];[$Main.Q34];[$Main.S34];[$Main.U34])" office:value-type="float" office:value="47.49325" calcext:value-type="float">
            <text:p>47,49325</text:p>
          </table:table-cell>
          <table:table-cell table:style-name="ce18" table:content-validation-name="val4" table:formula="of:=STDEV([$Main.C34];[$Main.E34];[$Main.G34];[$Main.I34];[$Main.K34];[$Main.M34];[$Main.O34];[$Main.Q34];[$Main.S34];[$Main.U34])" office:value-type="float" office:value="6.0106903227592" calcext:value-type="float">
            <text:p>6,01069</text:p>
          </table:table-cell>
          <table:table-cell table:style-name="ce18" table:content-validation-name="val4" table:formula="of:=IF([.$B33]=0;0;(([.E33]-[.$B33])/[.$B33])*100)" office:value-type="float" office:value="0" calcext:value-type="float">
            <text:p>0</text:p>
          </table:table-cell>
          <table:table-cell table:style-name="ce18" table:content-validation-name="val4" table:formula="of:=IF([.$B33]=0;0;(([.F33]-[.$B33])/[.$B3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3]" office:value-type="string" office:string-value="MDG-a_32_n2000_m200" calcext:value-type="string">
            <text:p>MDG-a_32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5];[$Main.D35];[$Main.F35];[$Main.H35];[$Main.J35];[$Main.L35];[$Main.N35];[$Main.P35];[$Main.R35];[$Main.T35])" office:value-type="float" office:value="85819" calcext:value-type="float">
            <text:p>85819</text:p>
          </table:table-cell>
          <table:table-cell table:style-name="ce18" table:content-validation-name="val4" table:formula="of:=AVERAGE([$Main.B35];[$Main.D35];[$Main.F35];[$Main.H35];[$Main.J35];[$Main.L35];[$Main.N35];[$Main.P35];[$Main.R35];[$Main.T35])" office:value-type="float" office:value="85969.8" calcext:value-type="float">
            <text:p>85969,8</text:p>
          </table:table-cell>
          <table:table-cell table:style-name="ce18" table:content-validation-name="val4" table:formula="of:=STDEV([$Main.B35];[$Main.D35];[$Main.F35];[$Main.H35];[$Main.J35];[$Main.L35];[$Main.N35];[$Main.P35];[$Main.R35];[$Main.T35])" office:value-type="float" office:value="72.7244418640971" calcext:value-type="float">
            <text:p>72,724442</text:p>
          </table:table-cell>
          <table:table-cell table:style-name="ce18" table:content-validation-name="val4" table:formula="of:=MIN([$Main.C35];[$Main.E35];[$Main.G35];[$Main.I35];[$Main.K35];[$Main.M35];[$Main.O35];[$Main.Q35];[$Main.S35];[$Main.U35])" office:value-type="float" office:value="37.9305" calcext:value-type="float">
            <text:p>37,9305</text:p>
          </table:table-cell>
          <table:table-cell table:style-name="ce18" table:content-validation-name="val4" table:formula="of:=AVERAGE([$Main.C35];[$Main.E35];[$Main.G35];[$Main.I35];[$Main.K35];[$Main.M35];[$Main.O35];[$Main.Q35];[$Main.S35];[$Main.U35])" office:value-type="float" office:value="45.08016" calcext:value-type="float">
            <text:p>45,08016</text:p>
          </table:table-cell>
          <table:table-cell table:style-name="ce18" table:content-validation-name="val4" table:formula="of:=STDEV([$Main.C35];[$Main.E35];[$Main.G35];[$Main.I35];[$Main.K35];[$Main.M35];[$Main.O35];[$Main.Q35];[$Main.S35];[$Main.U35])" office:value-type="float" office:value="3.99289347388304" calcext:value-type="float">
            <text:p>3,992893</text:p>
          </table:table-cell>
          <table:table-cell table:style-name="ce18" table:content-validation-name="val4" table:formula="of:=IF([.$B34]=0;0;(([.E34]-[.$B34])/[.$B34])*100)" office:value-type="float" office:value="0" calcext:value-type="float">
            <text:p>0</text:p>
          </table:table-cell>
          <table:table-cell table:style-name="ce18" table:content-validation-name="val4" table:formula="of:=IF([.$B34]=0;0;(([.F34]-[.$B34])/[.$B3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4]" office:value-type="string" office:string-value="MDG-a_33_n2000_m200" calcext:value-type="string">
            <text:p>MDG-a_33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6];[$Main.D36];[$Main.F36];[$Main.H36];[$Main.J36];[$Main.L36];[$Main.N36];[$Main.P36];[$Main.R36];[$Main.T36])" office:value-type="float" office:value="85685" calcext:value-type="float">
            <text:p>85685</text:p>
          </table:table-cell>
          <table:table-cell table:style-name="ce18" table:content-validation-name="val4" table:formula="of:=AVERAGE([$Main.B36];[$Main.D36];[$Main.F36];[$Main.H36];[$Main.J36];[$Main.L36];[$Main.N36];[$Main.P36];[$Main.R36];[$Main.T36])" office:value-type="float" office:value="85877.9" calcext:value-type="float">
            <text:p>85877,9</text:p>
          </table:table-cell>
          <table:table-cell table:style-name="ce18" table:content-validation-name="val4" table:formula="of:=STDEV([$Main.B36];[$Main.D36];[$Main.F36];[$Main.H36];[$Main.J36];[$Main.L36];[$Main.N36];[$Main.P36];[$Main.R36];[$Main.T36])" office:value-type="float" office:value="88.5330446782443" calcext:value-type="float">
            <text:p>88,533045</text:p>
          </table:table-cell>
          <table:table-cell table:style-name="ce18" table:content-validation-name="val4" table:formula="of:=MIN([$Main.C36];[$Main.E36];[$Main.G36];[$Main.I36];[$Main.K36];[$Main.M36];[$Main.O36];[$Main.Q36];[$Main.S36];[$Main.U36])" office:value-type="float" office:value="31.1116" calcext:value-type="float">
            <text:p>31,1116</text:p>
          </table:table-cell>
          <table:table-cell table:style-name="ce18" table:content-validation-name="val4" table:formula="of:=AVERAGE([$Main.C36];[$Main.E36];[$Main.G36];[$Main.I36];[$Main.K36];[$Main.M36];[$Main.O36];[$Main.Q36];[$Main.S36];[$Main.U36])" office:value-type="float" office:value="43.4732" calcext:value-type="float">
            <text:p>43,4732</text:p>
          </table:table-cell>
          <table:table-cell table:style-name="ce18" table:content-validation-name="val4" table:formula="of:=STDEV([$Main.C36];[$Main.E36];[$Main.G36];[$Main.I36];[$Main.K36];[$Main.M36];[$Main.O36];[$Main.Q36];[$Main.S36];[$Main.U36])" office:value-type="float" office:value="6.29116028178516" calcext:value-type="float">
            <text:p>6,29116</text:p>
          </table:table-cell>
          <table:table-cell table:style-name="ce18" table:content-validation-name="val4" table:formula="of:=IF([.$B35]=0;0;(([.E35]-[.$B35])/[.$B35])*100)" office:value-type="float" office:value="0" calcext:value-type="float">
            <text:p>0</text:p>
          </table:table-cell>
          <table:table-cell table:style-name="ce18" table:content-validation-name="val4" table:formula="of:=IF([.$B35]=0;0;(([.F35]-[.$B35])/[.$B3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5]" office:value-type="string" office:string-value="MDG-a_34_n2000_m200" calcext:value-type="string">
            <text:p>MDG-a_34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7];[$Main.D37];[$Main.F37];[$Main.H37];[$Main.J37];[$Main.L37];[$Main.N37];[$Main.P37];[$Main.R37];[$Main.T37])" office:value-type="float" office:value="85897" calcext:value-type="float">
            <text:p>85897</text:p>
          </table:table-cell>
          <table:table-cell table:style-name="ce18" table:content-validation-name="val4" table:formula="of:=AVERAGE([$Main.B37];[$Main.D37];[$Main.F37];[$Main.H37];[$Main.J37];[$Main.L37];[$Main.N37];[$Main.P37];[$Main.R37];[$Main.T37])" office:value-type="float" office:value="85996.7" calcext:value-type="float">
            <text:p>85996,7</text:p>
          </table:table-cell>
          <table:table-cell table:style-name="ce18" table:content-validation-name="val4" table:formula="of:=STDEV([$Main.B37];[$Main.D37];[$Main.F37];[$Main.H37];[$Main.J37];[$Main.L37];[$Main.N37];[$Main.P37];[$Main.R37];[$Main.T37])" office:value-type="float" office:value="67.5410163448026" calcext:value-type="float">
            <text:p>67,541016</text:p>
          </table:table-cell>
          <table:table-cell table:style-name="ce18" table:content-validation-name="val4" table:formula="of:=MIN([$Main.C37];[$Main.E37];[$Main.G37];[$Main.I37];[$Main.K37];[$Main.M37];[$Main.O37];[$Main.Q37];[$Main.S37];[$Main.U37])" office:value-type="float" office:value="39.9115" calcext:value-type="float">
            <text:p>39,9115</text:p>
          </table:table-cell>
          <table:table-cell table:style-name="ce18" table:content-validation-name="val4" table:formula="of:=AVERAGE([$Main.C37];[$Main.E37];[$Main.G37];[$Main.I37];[$Main.K37];[$Main.M37];[$Main.O37];[$Main.Q37];[$Main.S37];[$Main.U37])" office:value-type="float" office:value="50.41107" calcext:value-type="float">
            <text:p>50,41107</text:p>
          </table:table-cell>
          <table:table-cell table:style-name="ce18" table:content-validation-name="val4" table:formula="of:=STDEV([$Main.C37];[$Main.E37];[$Main.G37];[$Main.I37];[$Main.K37];[$Main.M37];[$Main.O37];[$Main.Q37];[$Main.S37];[$Main.U37])" office:value-type="float" office:value="6.56568591340192" calcext:value-type="float">
            <text:p>6,565686</text:p>
          </table:table-cell>
          <table:table-cell table:style-name="ce18" table:content-validation-name="val4" table:formula="of:=IF([.$B36]=0;0;(([.E36]-[.$B36])/[.$B36])*100)" office:value-type="float" office:value="0" calcext:value-type="float">
            <text:p>0</text:p>
          </table:table-cell>
          <table:table-cell table:style-name="ce18" table:content-validation-name="val4" table:formula="of:=IF([.$B36]=0;0;(([.F36]-[.$B36])/[.$B3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6]" office:value-type="string" office:string-value="MDG-a_35_n2000_m200" calcext:value-type="string">
            <text:p>MDG-a_35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8];[$Main.D38];[$Main.F38];[$Main.H38];[$Main.J38];[$Main.L38];[$Main.N38];[$Main.P38];[$Main.R38];[$Main.T38])" office:value-type="float" office:value="85852" calcext:value-type="float">
            <text:p>85852</text:p>
          </table:table-cell>
          <table:table-cell table:style-name="ce18" table:content-validation-name="val4" table:formula="of:=AVERAGE([$Main.B38];[$Main.D38];[$Main.F38];[$Main.H38];[$Main.J38];[$Main.L38];[$Main.N38];[$Main.P38];[$Main.R38];[$Main.T38])" office:value-type="float" office:value="85936.8" calcext:value-type="float">
            <text:p>85936,8</text:p>
          </table:table-cell>
          <table:table-cell table:style-name="ce18" table:content-validation-name="val4" table:formula="of:=STDEV([$Main.B38];[$Main.D38];[$Main.F38];[$Main.H38];[$Main.J38];[$Main.L38];[$Main.N38];[$Main.P38];[$Main.R38];[$Main.T38])" office:value-type="float" office:value="52.7273911527754" calcext:value-type="float">
            <text:p>52,727391</text:p>
          </table:table-cell>
          <table:table-cell table:style-name="ce18" table:content-validation-name="val4" table:formula="of:=MIN([$Main.C38];[$Main.E38];[$Main.G38];[$Main.I38];[$Main.K38];[$Main.M38];[$Main.O38];[$Main.Q38];[$Main.S38];[$Main.U38])" office:value-type="float" office:value="35.7485" calcext:value-type="float">
            <text:p>35,7485</text:p>
          </table:table-cell>
          <table:table-cell table:style-name="ce18" table:content-validation-name="val4" table:formula="of:=AVERAGE([$Main.C38];[$Main.E38];[$Main.G38];[$Main.I38];[$Main.K38];[$Main.M38];[$Main.O38];[$Main.Q38];[$Main.S38];[$Main.U38])" office:value-type="float" office:value="45.07345" calcext:value-type="float">
            <text:p>45,07345</text:p>
          </table:table-cell>
          <table:table-cell table:style-name="ce18" table:content-validation-name="val4" table:formula="of:=STDEV([$Main.C38];[$Main.E38];[$Main.G38];[$Main.I38];[$Main.K38];[$Main.M38];[$Main.O38];[$Main.Q38];[$Main.S38];[$Main.U38])" office:value-type="float" office:value="4.81997906110021" calcext:value-type="float">
            <text:p>4,819979</text:p>
          </table:table-cell>
          <table:table-cell table:style-name="ce18" table:content-validation-name="val4" table:formula="of:=IF([.$B37]=0;0;(([.E37]-[.$B37])/[.$B37])*100)" office:value-type="float" office:value="0" calcext:value-type="float">
            <text:p>0</text:p>
          </table:table-cell>
          <table:table-cell table:style-name="ce18" table:content-validation-name="val4" table:formula="of:=IF([.$B37]=0;0;(([.F37]-[.$B37])/[.$B3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7]" office:value-type="string" office:string-value="MDG-a_36_n2000_m200" calcext:value-type="string">
            <text:p>MDG-a_36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9];[$Main.D39];[$Main.F39];[$Main.H39];[$Main.J39];[$Main.L39];[$Main.N39];[$Main.P39];[$Main.R39];[$Main.T39])" office:value-type="float" office:value="85840" calcext:value-type="float">
            <text:p>85840</text:p>
          </table:table-cell>
          <table:table-cell table:style-name="ce18" table:content-validation-name="val4" table:formula="of:=AVERAGE([$Main.B39];[$Main.D39];[$Main.F39];[$Main.H39];[$Main.J39];[$Main.L39];[$Main.N39];[$Main.P39];[$Main.R39];[$Main.T39])" office:value-type="float" office:value="85911.9" calcext:value-type="float">
            <text:p>85911,9</text:p>
          </table:table-cell>
          <table:table-cell table:style-name="ce18" table:content-validation-name="val4" table:formula="of:=STDEV([$Main.B39];[$Main.D39];[$Main.F39];[$Main.H39];[$Main.J39];[$Main.L39];[$Main.N39];[$Main.P39];[$Main.R39];[$Main.T39])" office:value-type="float" office:value="73.23698215762" calcext:value-type="float">
            <text:p>73,236982</text:p>
          </table:table-cell>
          <table:table-cell table:style-name="ce18" table:content-validation-name="val4" table:formula="of:=MIN([$Main.C39];[$Main.E39];[$Main.G39];[$Main.I39];[$Main.K39];[$Main.M39];[$Main.O39];[$Main.Q39];[$Main.S39];[$Main.U39])" office:value-type="float" office:value="33.5017" calcext:value-type="float">
            <text:p>33,5017</text:p>
          </table:table-cell>
          <table:table-cell table:style-name="ce18" table:content-validation-name="val4" table:formula="of:=AVERAGE([$Main.C39];[$Main.E39];[$Main.G39];[$Main.I39];[$Main.K39];[$Main.M39];[$Main.O39];[$Main.Q39];[$Main.S39];[$Main.U39])" office:value-type="float" office:value="43.73282" calcext:value-type="float">
            <text:p>43,73282</text:p>
          </table:table-cell>
          <table:table-cell table:style-name="ce18" table:content-validation-name="val4" table:formula="of:=STDEV([$Main.C39];[$Main.E39];[$Main.G39];[$Main.I39];[$Main.K39];[$Main.M39];[$Main.O39];[$Main.Q39];[$Main.S39];[$Main.U39])" office:value-type="float" office:value="7.60402706374867" calcext:value-type="float">
            <text:p>7,604027</text:p>
          </table:table-cell>
          <table:table-cell table:style-name="ce18" table:content-validation-name="val4" table:formula="of:=IF([.$B38]=0;0;(([.E38]-[.$B38])/[.$B38])*100)" office:value-type="float" office:value="0" calcext:value-type="float">
            <text:p>0</text:p>
          </table:table-cell>
          <table:table-cell table:style-name="ce18" table:content-validation-name="val4" table:formula="of:=IF([.$B38]=0;0;(([.F38]-[.$B38])/[.$B3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8]" office:value-type="string" office:string-value="MDG-a_37_n2000_m200" calcext:value-type="string">
            <text:p>MDG-a_37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40];[$Main.D40];[$Main.F40];[$Main.H40];[$Main.J40];[$Main.L40];[$Main.N40];[$Main.P40];[$Main.R40];[$Main.T40])" office:value-type="float" office:value="85825" calcext:value-type="float">
            <text:p>85825</text:p>
          </table:table-cell>
          <table:table-cell table:style-name="ce18" table:content-validation-name="val4" table:formula="of:=AVERAGE([$Main.B40];[$Main.D40];[$Main.F40];[$Main.H40];[$Main.J40];[$Main.L40];[$Main.N40];[$Main.P40];[$Main.R40];[$Main.T40])" office:value-type="float" office:value="86019.7" calcext:value-type="float">
            <text:p>86019,7</text:p>
          </table:table-cell>
          <table:table-cell table:style-name="ce18" table:content-validation-name="val4" table:formula="of:=STDEV([$Main.B40];[$Main.D40];[$Main.F40];[$Main.H40];[$Main.J40];[$Main.L40];[$Main.N40];[$Main.P40];[$Main.R40];[$Main.T40])" office:value-type="float" office:value="106.81557314674" calcext:value-type="float">
            <text:p>106,815573</text:p>
          </table:table-cell>
          <table:table-cell table:style-name="ce18" table:content-validation-name="val4" table:formula="of:=MIN([$Main.C40];[$Main.E40];[$Main.G40];[$Main.I40];[$Main.K40];[$Main.M40];[$Main.O40];[$Main.Q40];[$Main.S40];[$Main.U40])" office:value-type="float" office:value="23.8745" calcext:value-type="float">
            <text:p>23,8745</text:p>
          </table:table-cell>
          <table:table-cell table:style-name="ce18" table:content-validation-name="val4" table:formula="of:=AVERAGE([$Main.C40];[$Main.E40];[$Main.G40];[$Main.I40];[$Main.K40];[$Main.M40];[$Main.O40];[$Main.Q40];[$Main.S40];[$Main.U40])" office:value-type="float" office:value="43.42612" calcext:value-type="float">
            <text:p>43,42612</text:p>
          </table:table-cell>
          <table:table-cell table:style-name="ce18" table:content-validation-name="val4" table:formula="of:=STDEV([$Main.C40];[$Main.E40];[$Main.G40];[$Main.I40];[$Main.K40];[$Main.M40];[$Main.O40];[$Main.Q40];[$Main.S40];[$Main.U40])" office:value-type="float" office:value="7.6846792674776" calcext:value-type="float">
            <text:p>7,684679</text:p>
          </table:table-cell>
          <table:table-cell table:style-name="ce18" table:content-validation-name="val4" table:formula="of:=IF([.$B39]=0;0;(([.E39]-[.$B39])/[.$B39])*100)" office:value-type="float" office:value="0" calcext:value-type="float">
            <text:p>0</text:p>
          </table:table-cell>
          <table:table-cell table:style-name="ce18" table:content-validation-name="val4" table:formula="of:=IF([.$B39]=0;0;(([.F39]-[.$B39])/[.$B3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9]" office:value-type="string" office:string-value="MDG-a_38_n2000_m200" calcext:value-type="string">
            <text:p>MDG-a_38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41];[$Main.D41];[$Main.F41];[$Main.H41];[$Main.J41];[$Main.L41];[$Main.N41];[$Main.P41];[$Main.R41];[$Main.T41])" office:value-type="float" office:value="85736" calcext:value-type="float">
            <text:p>85736</text:p>
          </table:table-cell>
          <table:table-cell table:style-name="ce18" table:content-validation-name="val4" table:formula="of:=AVERAGE([$Main.B41];[$Main.D41];[$Main.F41];[$Main.H41];[$Main.J41];[$Main.L41];[$Main.N41];[$Main.P41];[$Main.R41];[$Main.T41])" office:value-type="float" office:value="85918.1" calcext:value-type="float">
            <text:p>85918,1</text:p>
          </table:table-cell>
          <table:table-cell table:style-name="ce18" table:content-validation-name="val4" table:formula="of:=STDEV([$Main.B41];[$Main.D41];[$Main.F41];[$Main.H41];[$Main.J41];[$Main.L41];[$Main.N41];[$Main.P41];[$Main.R41];[$Main.T41])" office:value-type="float" office:value="76.6600721801556" calcext:value-type="float">
            <text:p>76,660072</text:p>
          </table:table-cell>
          <table:table-cell table:style-name="ce18" table:content-validation-name="val4" table:formula="of:=MIN([$Main.C41];[$Main.E41];[$Main.G41];[$Main.I41];[$Main.K41];[$Main.M41];[$Main.O41];[$Main.Q41];[$Main.S41];[$Main.U41])" office:value-type="float" office:value="31.3718" calcext:value-type="float">
            <text:p>31,3718</text:p>
          </table:table-cell>
          <table:table-cell table:style-name="ce18" table:content-validation-name="val4" table:formula="of:=AVERAGE([$Main.C41];[$Main.E41];[$Main.G41];[$Main.I41];[$Main.K41];[$Main.M41];[$Main.O41];[$Main.Q41];[$Main.S41];[$Main.U41])" office:value-type="float" office:value="43.48319" calcext:value-type="float">
            <text:p>43,48319</text:p>
          </table:table-cell>
          <table:table-cell table:style-name="ce18" table:content-validation-name="val4" table:formula="of:=STDEV([$Main.C41];[$Main.E41];[$Main.G41];[$Main.I41];[$Main.K41];[$Main.M41];[$Main.O41];[$Main.Q41];[$Main.S41];[$Main.U41])" office:value-type="float" office:value="6.67628663811953" calcext:value-type="float">
            <text:p>6,676287</text:p>
          </table:table-cell>
          <table:table-cell table:style-name="ce18" table:content-validation-name="val4" table:formula="of:=IF([.$B40]=0;0;(([.E40]-[.$B40])/[.$B40])*100)" office:value-type="float" office:value="0" calcext:value-type="float">
            <text:p>0</text:p>
          </table:table-cell>
          <table:table-cell table:style-name="ce18" table:content-validation-name="val4" table:formula="of:=IF([.$B40]=0;0;(([.F40]-[.$B40])/[.$B4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0]" office:value-type="string" office:string-value="MDG-a_39_n2000_m200" calcext:value-type="string">
            <text:p>MDG-a_39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42];[$Main.D42];[$Main.F42];[$Main.H42];[$Main.J42];[$Main.L42];[$Main.N42];[$Main.P42];[$Main.R42];[$Main.T42])" office:value-type="float" office:value="85822" calcext:value-type="float">
            <text:p>85822</text:p>
          </table:table-cell>
          <table:table-cell table:style-name="ce18" table:content-validation-name="val4" table:formula="of:=AVERAGE([$Main.B42];[$Main.D42];[$Main.F42];[$Main.H42];[$Main.J42];[$Main.L42];[$Main.N42];[$Main.P42];[$Main.R42];[$Main.T42])" office:value-type="float" office:value="85942" calcext:value-type="float">
            <text:p>85942</text:p>
          </table:table-cell>
          <table:table-cell table:style-name="ce18" table:content-validation-name="val4" table:formula="of:=STDEV([$Main.B42];[$Main.D42];[$Main.F42];[$Main.H42];[$Main.J42];[$Main.L42];[$Main.N42];[$Main.P42];[$Main.R42];[$Main.T42])" office:value-type="float" office:value="75.2669323880754" calcext:value-type="float">
            <text:p>75,266932</text:p>
          </table:table-cell>
          <table:table-cell table:style-name="ce18" table:content-validation-name="val4" table:formula="of:=MIN([$Main.C42];[$Main.E42];[$Main.G42];[$Main.I42];[$Main.K42];[$Main.M42];[$Main.O42];[$Main.Q42];[$Main.S42];[$Main.U42])" office:value-type="float" office:value="30.3437" calcext:value-type="float">
            <text:p>30,3437</text:p>
          </table:table-cell>
          <table:table-cell table:style-name="ce18" table:content-validation-name="val4" table:formula="of:=AVERAGE([$Main.C42];[$Main.E42];[$Main.G42];[$Main.I42];[$Main.K42];[$Main.M42];[$Main.O42];[$Main.Q42];[$Main.S42];[$Main.U42])" office:value-type="float" office:value="45.43794" calcext:value-type="float">
            <text:p>45,43794</text:p>
          </table:table-cell>
          <table:table-cell table:style-name="ce18" table:content-validation-name="val4" table:formula="of:=STDEV([$Main.C42];[$Main.E42];[$Main.G42];[$Main.I42];[$Main.K42];[$Main.M42];[$Main.O42];[$Main.Q42];[$Main.S42];[$Main.U42])" office:value-type="float" office:value="6.36139437111777" calcext:value-type="float">
            <text:p>6,361394</text:p>
          </table:table-cell>
          <table:table-cell table:style-name="ce18" table:content-validation-name="val4" table:formula="of:=IF([.$B41]=0;0;(([.E41]-[.$B41])/[.$B41])*100)" office:value-type="float" office:value="0" calcext:value-type="float">
            <text:p>0</text:p>
          </table:table-cell>
          <table:table-cell table:style-name="ce18" table:content-validation-name="val4" table:formula="of:=IF([.$B41]=0;0;(([.F41]-[.$B41])/[.$B4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1]" office:value-type="string" office:string-value="MDG-a_40_n2000_m200" calcext:value-type="string">
            <text:p>MDG-a_40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43];[$Main.D43];[$Main.F43];[$Main.H43];[$Main.J43];[$Main.L43];[$Main.N43];[$Main.P43];[$Main.R43];[$Main.T43])" office:value-type="float" office:value="85847" calcext:value-type="float">
            <text:p>85847</text:p>
          </table:table-cell>
          <table:table-cell table:style-name="ce18" table:content-validation-name="val4" table:formula="of:=AVERAGE([$Main.B43];[$Main.D43];[$Main.F43];[$Main.H43];[$Main.J43];[$Main.L43];[$Main.N43];[$Main.P43];[$Main.R43];[$Main.T43])" office:value-type="float" office:value="85959.5" calcext:value-type="float">
            <text:p>85959,5</text:p>
          </table:table-cell>
          <table:table-cell table:style-name="ce18" table:content-validation-name="val4" table:formula="of:=STDEV([$Main.B43];[$Main.D43];[$Main.F43];[$Main.H43];[$Main.J43];[$Main.L43];[$Main.N43];[$Main.P43];[$Main.R43];[$Main.T43])" office:value-type="float" office:value="62.347146419597" calcext:value-type="float">
            <text:p>62,347146</text:p>
          </table:table-cell>
          <table:table-cell table:style-name="ce18" table:content-validation-name="val4" table:formula="of:=MIN([$Main.C43];[$Main.E43];[$Main.G43];[$Main.I43];[$Main.K43];[$Main.M43];[$Main.O43];[$Main.Q43];[$Main.S43];[$Main.U43])" office:value-type="float" office:value="35.2954" calcext:value-type="float">
            <text:p>35,2954</text:p>
          </table:table-cell>
          <table:table-cell table:style-name="ce18" table:content-validation-name="val4" table:formula="of:=AVERAGE([$Main.C43];[$Main.E43];[$Main.G43];[$Main.I43];[$Main.K43];[$Main.M43];[$Main.O43];[$Main.Q43];[$Main.S43];[$Main.U43])" office:value-type="float" office:value="45.42504" calcext:value-type="float">
            <text:p>45,42504</text:p>
          </table:table-cell>
          <table:table-cell table:style-name="ce18" table:content-validation-name="val4" table:formula="of:=STDEV([$Main.C43];[$Main.E43];[$Main.G43];[$Main.I43];[$Main.K43];[$Main.M43];[$Main.O43];[$Main.Q43];[$Main.S43];[$Main.U43])" office:value-type="float" office:value="6.37227036867988" calcext:value-type="float">
            <text:p>6,37227</text:p>
          </table:table-cell>
          <table:table-cell table:style-name="ce18" table:content-validation-name="val4" table:formula="of:=IF([.$B42]=0;0;(([.E42]-[.$B42])/[.$B42])*100)" office:value-type="float" office:value="0" calcext:value-type="float">
            <text:p>0</text:p>
          </table:table-cell>
          <table:table-cell table:style-name="ce18" table:content-validation-name="val4" table:formula="of:=IF([.$B42]=0;0;(([.F42]-[.$B42])/[.$B4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content-validation-name="val4" office:value-type="string" calcext:value-type="string">
            <text:p>Somatório</text:p>
          </table:table-cell>
          <table:table-cell table:style-name="ce16" table:content-validation-name="val4"/>
          <table:table-cell table:style-name="ce16" table:content-validation-name="val4" table:formula="of:=SUM([.C3:.C42])" office:value-type="float" office:value="0" calcext:value-type="float">
            <text:p>0</text:p>
          </table:table-cell>
          <table:table-cell table:style-name="ce16" table:content-validation-name="val4" table:formula="of:=SUM([.D3:.D42])" office:value-type="float" office:value="0" calcext:value-type="float">
            <text:p>0</text:p>
          </table:table-cell>
          <table:table-cell table:style-name="ce16" table:content-validation-name="val4" table:number-columns-repeated="3"/>
          <table:table-cell table:style-name="ce16" table:content-validation-name="val4" table:formula="of:=SUM([.H3:.H42])" office:value-type="float" office:value="716.2737" calcext:value-type="float">
            <text:p>716,2737</text:p>
          </table:table-cell>
          <table:table-cell table:style-name="ce16" table:content-validation-name="val4" table:formula="of:=SUM([.I3:.I42])" office:value-type="float" office:value="943.9810217" calcext:value-type="float">
            <text:p>943,981022</text:p>
          </table:table-cell>
          <table:table-cell table:style-name="ce16" table:content-validation-name="val4" table:number-columns-repeated="3"/>
          <table:table-cell table:content-validation-name="val4" table:number-columns-repeated="1012"/>
        </table:table-row>
        <table:table-row table:style-name="ro2">
          <table:table-cell table:content-validation-name="val4" office:value-type="string" calcext:value-type="string">
            <text:p>Média</text:p>
          </table:table-cell>
          <table:table-cell table:style-name="ce16" table:content-validation-name="val4" table:formula="of:=AVERAGE([.B3:.B42])" office:value-type="string" office:string-value="" calcext:value-type="error">
            <text:p>#DIV/0!</text:p>
          </table:table-cell>
          <table:table-cell table:style-name="ce16" table:content-validation-name="val4" table:formula="of:=AVERAGE([.C3:.C42])" office:value-type="string" office:string-value="" calcext:value-type="error">
            <text:p>#DIV/0!</text:p>
          </table:table-cell>
          <table:table-cell table:style-name="ce16" table:content-validation-name="val4" table:formula="of:=AVERAGE([.D3:.D42])" office:value-type="string" office:string-value="" calcext:value-type="error">
            <text:p>#DIV/0!</text:p>
          </table:table-cell>
          <table:table-cell table:style-name="ce16" table:content-validation-name="val4" table:formula="of:=AVERAGE([.E3:.E42])" office:value-type="float" office:value="45179.7925" calcext:value-type="float">
            <text:p>45179,7925</text:p>
          </table:table-cell>
          <table:table-cell table:style-name="ce16" table:content-validation-name="val4" table:formula="of:=AVERAGE([.F3:.F42])" office:value-type="float" office:value="45256.654525" calcext:value-type="float">
            <text:p>45256,654525</text:p>
          </table:table-cell>
          <table:table-cell table:style-name="ce16" table:content-validation-name="val4" table:formula="of:=AVERAGE([.G3:.G42])" office:value-type="float" office:value="42.5386323357347" calcext:value-type="float">
            <text:p>42,538632</text:p>
          </table:table-cell>
          <table:table-cell table:style-name="ce16" table:content-validation-name="val4" table:formula="of:=AVERAGE([.H3:.H42])" office:value-type="float" office:value="17.9068425" calcext:value-type="float">
            <text:p>17,906843</text:p>
          </table:table-cell>
          <table:table-cell table:style-name="ce16" table:content-validation-name="val4" table:formula="of:=AVERAGE([.I3:.I42])" office:value-type="float" office:value="23.5995255425" calcext:value-type="float">
            <text:p>23,599526</text:p>
          </table:table-cell>
          <table:table-cell table:style-name="ce16" table:content-validation-name="val4" table:formula="of:=AVERAGE([.J3:.J42])" office:value-type="float" office:value="3.12371735225001" calcext:value-type="float">
            <text:p>3,123717</text:p>
          </table:table-cell>
          <table:table-cell table:style-name="ce16" table:content-validation-name="val4" table:formula="of:=AVERAGE([.K3:.K42])" office:value-type="float" office:value="0" calcext:value-type="float">
            <text:p>0</text:p>
          </table:table-cell>
          <table:table-cell table:style-name="ce16" table:content-validation-name="val4" table:formula="of:=AVERAGE([.L3:.L42]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 table:visibility="collapse" table:number-rows-repeated="1046572">
          <table:table-cell table:content-validation-name="val4" table:number-columns-repeated="1024"/>
        </table:table-row>
        <table:table-row table:style-name="ro3" table:visibility="collapse" table:number-rows-repeated="1959">
          <table:table-cell table:content-validation-name="val4" table:number-columns-repeated="1024"/>
        </table:table-row>
        <table:table-row table:style-name="ro3" table:visibility="collapse">
          <table:table-cell table:content-validation-name="val4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scientific-number number:decimal-places="3" loext:min-decimal-places="3" number:min-integer-digits="1" number:min-exponent-digits="3" loext:exponent-interval="1" loext:forced-exponent-sign="true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 number:title="Definido pelo usuário">
      <number:number number:decimal-places="6" loext:min-decimal-places="0" number:min-integer-digits="1" number:decimal-replacement=""/>
    </number:number-style>
    <number:number-style style:name="N11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5">
      <number:number number:decimal-places="4" loext:min-decimal-places="0" number:min-integer-digits="0" number:decimal-replacement="" number:grouping="true"/>
    </number:number-style>
    <number:number-style style:name="N116">
      <number:number number:decimal-places="6" loext:min-decimal-places="0" number:min-integer-digits="0" number:decimal-replacement="" number:grouping="true"/>
    </number:number-style>
    <number:number-style style:name="N117">
      <number:number number:decimal-places="6" loext:min-decimal-places="0" number:min-integer-digits="1" number:decimal-replacement="" number:grouping="true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6" loext:min-decimal-places="0" number:min-integer-digits="0" number:decimal-replacement=""/>
    </number:number-style>
    <number:number-style style:name="N120">
      <number:number number:decimal-places="4" loext:min-decimal-places="0" number:min-integer-digits="0" number:decimal-replacement=""/>
    </number:number-style>
    <number:number-style style:name="N121">
      <number:number number:decimal-places="7" loext:min-decimal-places="0" number:min-integer-digits="1" number:decimal-replacement="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 style:data-style-name="N61"/>
    <style:style style:name="Sem_20_título2" style:display-name="Sem título2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4:34:22.3841665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Nomes_20_de_20_arquivos" style:display-name="PageStyle_Nomes de arquiv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" style:display-name="PageStyle_Mai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hiocordyceps</meta:initial-creator>
    <meta:creation-date>2018-04-24T21:47:43</meta:creation-date>
    <dc:date>2020-06-17T14:35:16.337527001</dc:date>
    <meta:generator>LibreOffice/6.1.5.2$Linux_X86_64 LibreOffice_project/10$Build-2</meta:generator>
    <meta:editing-duration>PT10H47M40S</meta:editing-duration>
    <meta:editing-cycles>124</meta:editing-cycles>
    <meta:document-statistic meta:table-count="3" meta:cell-count="134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